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1.5575in"/>
    </style:style>
    <style:style style:name="co5" style:family="table-column">
      <style:table-column-properties fo:break-before="auto" style:column-width="1.5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gnitude_validation_test_big_magnet" table:style-name="ta1">
        <table:shapes>
          <draw:frame draw:z-index="0" draw:style-name="gr1" draw:text-style-name="P1" svg:width="6.2949in" svg:height="3.5449in" svg:x="60.6087in" svg:y="3.0642in">
            <draw:object draw:notify-on-update-of-ranges="magnitude_validation_test_big_magnet.AP1:magnitude_validation_test_big_magnet.AP1 magnitude_validation_test_big_magnet.AP2:magnitude_validation_test_big_magnet.AP1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49in" svg:height="3.5453in" svg:x="53.1535in" svg:y="0.4496in">
            <draw:object draw:notify-on-update-of-ranges="magnitude_validation_test_big_magnet.AN1:magnitude_validation_test_big_magnet.AN1 magnitude_validation_test_big_magnet.AN2:magnitude_validation_test_big_magnet.AN1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49in" svg:height="3.5449in" svg:x="53.4972in" svg:y="4.0681in">
            <draw:object draw:notify-on-update-of-ranges="magnitude_validation_test_big_magnet.AO1:magnitude_validation_test_big_magnet.AO1 magnitude_validation_test_big_magnet.AO2:magnitude_validation_test_big_magnet.AO1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ux1_sensor0_X [mT]</text:p>
          </table:table-cell>
          <table:table-cell office:value-type="string" calcext:value-type="string">
            <text:p>mux1_sensor0_Y [mT]</text:p>
          </table:table-cell>
          <table:table-cell office:value-type="string" calcext:value-type="string">
            <text:p>mux1_sensor0_Z [mT]</text:p>
          </table:table-cell>
          <table:table-cell office:value-type="string" calcext:value-type="string">
            <text:p>mux1_sensor1_X [mT]</text:p>
          </table:table-cell>
          <table:table-cell office:value-type="string" calcext:value-type="string">
            <text:p>mux1_sensor1_Y [mT]</text:p>
          </table:table-cell>
          <table:table-cell office:value-type="string" calcext:value-type="string">
            <text:p>mux1_sensor1_Z [mT]</text:p>
          </table:table-cell>
          <table:table-cell office:value-type="string" calcext:value-type="string">
            <text:p>mux1_sensor2_X [mT]</text:p>
          </table:table-cell>
          <table:table-cell office:value-type="string" calcext:value-type="string">
            <text:p>mux1_sensor2_Y [mT]</text:p>
          </table:table-cell>
          <table:table-cell office:value-type="string" calcext:value-type="string">
            <text:p>mux1_sensor2_Z [mT]</text:p>
          </table:table-cell>
          <table:table-cell office:value-type="string" calcext:value-type="string">
            <text:p>mux1_sensor3_X [mT]</text:p>
          </table:table-cell>
          <table:table-cell office:value-type="string" calcext:value-type="string">
            <text:p>mux1_sensor3_Y [mT]</text:p>
          </table:table-cell>
          <table:table-cell office:value-type="string" calcext:value-type="string">
            <text:p>mux1_sensor3_Z [mT]</text:p>
          </table:table-cell>
          <table:table-cell office:value-type="string" calcext:value-type="string">
            <text:p>mux1_sensor4_X [mT]</text:p>
          </table:table-cell>
          <table:table-cell office:value-type="string" calcext:value-type="string">
            <text:p>mux1_sensor4_Y [mT]</text:p>
          </table:table-cell>
          <table:table-cell office:value-type="string" calcext:value-type="string">
            <text:p>mux1_sensor4_Z [mT]</text:p>
          </table:table-cell>
          <table:table-cell office:value-type="string" calcext:value-type="string">
            <text:p>mux1_sensor5_X [mT]</text:p>
          </table:table-cell>
          <table:table-cell office:value-type="string" calcext:value-type="string">
            <text:p>mux1_sensor5_Y [mT]</text:p>
          </table:table-cell>
          <table:table-cell office:value-type="string" calcext:value-type="string">
            <text:p>mux1_sensor5_Z [mT]</text:p>
          </table:table-cell>
          <table:table-cell office:value-type="string" calcext:value-type="string">
            <text:p>mux1_sensor6_X [mT]</text:p>
          </table:table-cell>
          <table:table-cell office:value-type="string" calcext:value-type="string">
            <text:p>mux1_sensor6_Y [mT]</text:p>
          </table:table-cell>
          <table:table-cell office:value-type="string" calcext:value-type="string">
            <text:p>mux1_sensor6_Z [mT]</text:p>
          </table:table-cell>
          <table:table-cell office:value-type="string" calcext:value-type="string">
            <text:p>mux1_sensor7_X [mT]</text:p>
          </table:table-cell>
          <table:table-cell office:value-type="string" calcext:value-type="string">
            <text:p>mux1_sensor7_Y [mT]</text:p>
          </table:table-cell>
          <table:table-cell office:value-type="string" calcext:value-type="string">
            <text:p>mux1_sensor7_Z [mT]</text:p>
          </table:table-cell>
          <table:table-cell office:value-type="string" calcext:value-type="string">
            <text:p>mux2_sensor0_X [mT]</text:p>
          </table:table-cell>
          <table:table-cell office:value-type="string" calcext:value-type="string">
            <text:p>mux2_sensor0_Y [mT]</text:p>
          </table:table-cell>
          <table:table-cell office:value-type="string" calcext:value-type="string">
            <text:p>mux2_sensor0_Z [mT]</text:p>
          </table:table-cell>
          <table:table-cell office:value-type="string" calcext:value-type="string">
            <text:p>mux2_sensor1_X [mT]</text:p>
          </table:table-cell>
          <table:table-cell office:value-type="string" calcext:value-type="string">
            <text:p>mux2_sensor1_Y [mT]</text:p>
          </table:table-cell>
          <table:table-cell office:value-type="string" calcext:value-type="string">
            <text:p>mux2_sensor1_Z [mT]</text:p>
          </table:table-cell>
          <table:table-cell office:value-type="string" calcext:value-type="string">
            <text:p>mux2_sensor2_X [mT]</text:p>
          </table:table-cell>
          <table:table-cell office:value-type="string" calcext:value-type="string">
            <text:p>mux2_sensor2_Y [mT]</text:p>
          </table:table-cell>
          <table:table-cell office:value-type="string" calcext:value-type="string">
            <text:p>mux2_sensor2_Z [mT]</text:p>
          </table:table-cell>
          <table:table-cell office:value-type="string" calcext:value-type="string">
            <text:p>mux2_sensor3_X [mT]</text:p>
          </table:table-cell>
          <table:table-cell office:value-type="string" calcext:value-type="string">
            <text:p>mux2_sensor3_Y [mT]</text:p>
          </table:table-cell>
          <table:table-cell office:value-type="string" calcext:value-type="string">
            <text:p>mux2_sensor3_Z [mT]</text:p>
          </table:table-cell>
          <table:table-cell office:value-type="string" calcext:value-type="string">
            <text:p>mux2_sensor4_X [mT]</text:p>
          </table:table-cell>
          <table:table-cell office:value-type="string" calcext:value-type="string">
            <text:p>mux2_sensor4_Y [mT]</text:p>
          </table:table-cell>
          <table:table-cell office:value-type="string" calcext:value-type="string">
            <text:p>mux2_sensor4_Z [mT]</text:p>
          </table:table-cell>
          <table:table-cell office:value-type="string" calcext:value-type="string">
            <text:p>mux2_sensor5_X [mT]</text:p>
          </table:table-cell>
          <table:table-cell office:value-type="string" calcext:value-type="string">
            <text:p>mux2_sensor5_Y [mT]</text:p>
          </table:table-cell>
          <table:table-cell office:value-type="string" calcext:value-type="string">
            <text:p>mux2_sensor5_Z [mT]</text:p>
          </table:table-cell>
          <table:table-cell office:value-type="string" calcext:value-type="string">
            <text:p>mux2_sensor6_X [mT]</text:p>
          </table:table-cell>
          <table:table-cell office:value-type="string" calcext:value-type="string">
            <text:p>mux2_sensor6_Y [mT]</text:p>
          </table:table-cell>
          <table:table-cell office:value-type="string" calcext:value-type="string">
            <text:p>mux2_sensor6_Z [mT]</text:p>
          </table:table-cell>
          <table:table-cell office:value-type="string" calcext:value-type="string">
            <text:p>mux2_sensor7_X [mT]</text:p>
          </table:table-cell>
          <table:table-cell office:value-type="string" calcext:value-type="string">
            <text:p>mux2_sensor7_Y [mT]</text:p>
          </table:table-cell>
          <table:table-cell office:value-type="string" calcext:value-type="string">
            <text:p>mux2_sensor7_Z [mT]</text:p>
          </table:table-cell>
        </table:table-row>
        <table:table-row table:style-name="ro1">
          <table:table-cell office:value-type="float" office:value="0.00555000000000001" calcext:value-type="float">
            <text:p>0.0055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23716" calcext:value-type="float">
            <text:p>0.023716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839999999999998" calcext:value-type="float">
            <text:p>-0.008399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59800000000001" calcext:value-type="float">
            <text:p>-0.004598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23958" calcext:value-type="float">
            <text:p>-0.023958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" calcext:value-type="float">
            <text:p>0</text:p>
          </table:table-cell>
          <table:table-cell office:value-type="float" office:value="-0.000968000000000075" calcext:value-type="float">
            <text:p>-0.000968000000000075</text:p>
          </table:table-cell>
          <table:table-cell office:value-type="float" office:value="0.0126" calcext:value-type="float">
            <text:p>0.012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111319999999999" calcext:value-type="float">
            <text:p>-0.0111319999999999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1694" calcext:value-type="float">
            <text:p>-0.01694</text:p>
          </table:table-cell>
          <table:table-cell office:value-type="float" office:value="0.00734999999999999" calcext:value-type="float">
            <text:p>0.0073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943800000000002" calcext:value-type="float">
            <text:p>0.00943800000000002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919599999999997" calcext:value-type="float">
            <text:p>0.00919599999999997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0406" calcext:value-type="float">
            <text:p>0.010406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54879999999999" calcext:value-type="float">
            <text:p>-0.015487999999999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459800000000001" calcext:value-type="float">
            <text:p>-0.004598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919600000000001" calcext:value-type="float">
            <text:p>0.009196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0968000000000075" calcext:value-type="float">
            <text:p>-0.00096800000000007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822799999999995" calcext:value-type="float">
            <text:p>0.00822799999999995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242" calcext:value-type="float">
            <text:p>-0.00242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0459800000000001" calcext:value-type="float">
            <text:p>0.0045980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-0.00944999999999999" calcext:value-type="float">
            <text:p>-0.0094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0967999999999961" calcext:value-type="float">
            <text:p>-0.00096799999999996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71199999999999" calcext:value-type="float">
            <text:p>0.008711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726000000000001" calcext:value-type="float">
            <text:p>0.00726000000000001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5566" calcext:value-type="float">
            <text:p>0.005566</text:p>
          </table:table-cell>
        </table:table-row>
        <table:table-row table:style-name="ro1">
          <table:table-cell office:value-type="float" office:value="0.00555000000000001" calcext:value-type="float">
            <text:p>0.0055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0967999999999961" calcext:value-type="float">
            <text:p>-0.00096799999999996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-0.00539999999999998" calcext:value-type="float">
            <text:p>-0.00539999999999998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-0.00459800000000001" calcext:value-type="float">
            <text:p>-0.004598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508199999999997" calcext:value-type="float">
            <text:p>0.00508199999999997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0968000000000075" calcext:value-type="float">
            <text:p>-0.000968000000000075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1694" calcext:value-type="float">
            <text:p>-0.01694</text:p>
          </table:table-cell>
          <table:table-cell office:value-type="float" office:value="-0.01065" calcext:value-type="float">
            <text:p>-0.0106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459800000000001" calcext:value-type="float">
            <text:p>0.0045980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795" calcext:value-type="float">
            <text:p>-0.00795</text:p>
          </table:table-cell>
          <table:table-cell office:value-type="float" office:value="-0.000484000000000009" calcext:value-type="float">
            <text:p>-0.000484000000000009</text:p>
          </table:table-cell>
          <table:table-cell table:number-columns-repeated="2" office:value-type="float" office:value="0.00675" calcext:value-type="float">
            <text:p>0.00675</text:p>
          </table:table-cell>
          <table:table-cell office:value-type="float" office:value="-0.013794" calcext:value-type="float">
            <text:p>-0.013794</text:p>
          </table:table-cell>
        </table:table-row>
        <table:table-row table:style-name="ro1">
          <table:table-cell office:value-type="float" office:value="0.00555000000000001" calcext:value-type="float">
            <text:p>0.0055500000000000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154879999999999" calcext:value-type="float">
            <text:p>-0.015487999999999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28314" calcext:value-type="float">
            <text:p>-0.028314</text:p>
          </table:table-cell>
          <table:table-cell office:value-type="float" office:value="-0.00839999999999998" calcext:value-type="float">
            <text:p>-0.008399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87199999999996" calcext:value-type="float">
            <text:p>0.0038719999999999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822799999999995" calcext:value-type="float">
            <text:p>0.0082279999999999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734999999999999" calcext:value-type="float">
            <text:p>0.0073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795" calcext:value-type="float">
            <text:p>-0.00795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5566" calcext:value-type="float">
            <text:p>0.005566</text:p>
          </table:table-cell>
        </table:table-row>
        <table:table-row table:style-name="ro1">
          <table:table-cell office:value-type="float" office:value="-0.00644999999999999" calcext:value-type="float">
            <text:p>-0.0064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4114" calcext:value-type="float">
            <text:p>-0.004114</text:p>
          </table:table-cell>
          <table:table-cell office:value-type="float" office:value="-0.00839999999999998" calcext:value-type="float">
            <text:p>-0.00839999999999998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19118" calcext:value-type="float">
            <text:p>-0.019118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822799999999995" calcext:value-type="float">
            <text:p>0.00822799999999995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.02662" calcext:value-type="float">
            <text:p>0.02662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2783" calcext:value-type="float">
            <text:p>-0.02783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0459800000000001" calcext:value-type="float">
            <text:p>0.00459800000000001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-0.00344999999999999" calcext:value-type="float">
            <text:p>-0.0034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-0.00539999999999998" calcext:value-type="float">
            <text:p>-0.005399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943800000000005" calcext:value-type="float">
            <text:p>-0.00943800000000005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87199999999996" calcext:value-type="float">
            <text:p>0.00387199999999996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242" calcext:value-type="float">
            <text:p>-0.00242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20812" calcext:value-type="float">
            <text:p>-0.020812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20086" calcext:value-type="float">
            <text:p>0.020086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943800000000005" calcext:value-type="float">
            <text:p>-0.00943800000000005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0968000000000075" calcext:value-type="float">
            <text:p>-0.000968000000000075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20086" calcext:value-type="float">
            <text:p>0.020086</text:p>
          </table:table-cell>
        </table:table-row>
        <table:table-row table:style-name="ro1">
          <table:table-cell office:value-type="float" office:value="-0.00644999999999999" calcext:value-type="float">
            <text:p>-0.0064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0967999999999961" calcext:value-type="float">
            <text:p>-0.00096799999999996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4114" calcext:value-type="float">
            <text:p>-0.004114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9922" calcext:value-type="float">
            <text:p>0.009922</text:p>
          </table:table-cell>
          <table:table-cell office:value-type="float" office:value="-0.01545" calcext:value-type="float">
            <text:p>-0.0154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435600000000001" calcext:value-type="float">
            <text:p>0.004356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580800000000011" calcext:value-type="float">
            <text:p>-0.0058080000000001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338800000000003" calcext:value-type="float">
            <text:p>0.00338800000000003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0725999999999999" calcext:value-type="float">
            <text:p>-0.00725999999999999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0.00435599999999997" calcext:value-type="float">
            <text:p>0.00435599999999997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0406" calcext:value-type="float">
            <text:p>0.010406</text:p>
          </table:table-cell>
        </table:table-row>
        <table:table-row table:style-name="ro1">
          <table:table-cell office:value-type="float" office:value="0.01155" calcext:value-type="float">
            <text:p>0.0115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895400000000001" calcext:value-type="float">
            <text:p>-0.00895400000000001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0.00885000000000002" calcext:value-type="float">
            <text:p>0.00885000000000002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00871199999999999" calcext:value-type="float">
            <text:p>0.008711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111319999999999" calcext:value-type="float">
            <text:p>-0.0111319999999999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0.033396" calcext:value-type="float">
            <text:p>0.03339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0.01155" calcext:value-type="float">
            <text:p>0.0115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-0.00539999999999998" calcext:value-type="float">
            <text:p>-0.005399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459800000000001" calcext:value-type="float">
            <text:p>-0.004598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-0.00914999999999998" calcext:value-type="float">
            <text:p>-0.00914999999999998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387199999999996" calcext:value-type="float">
            <text:p>0.0038719999999999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822799999999995" calcext:value-type="float">
            <text:p>0.0082279999999999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1785" calcext:value-type="float">
            <text:p>-0.01785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-0.00765000000000001" calcext:value-type="float">
            <text:p>-0.0076500000000000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024199999999999" calcext:value-type="float">
            <text:p>-0.000241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0.00435599999999997" calcext:value-type="float">
            <text:p>0.00435599999999997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5246" calcext:value-type="float">
            <text:p>0.015246</text:p>
          </table:table-cell>
        </table:table-row>
        <table:table-row table:style-name="ro1">
          <table:table-cell office:value-type="float" office:value="0.00555000000000001" calcext:value-type="float">
            <text:p>0.0055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660000000000002" calcext:value-type="float">
            <text:p>0.006600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59800000000001" calcext:value-type="float">
            <text:p>-0.004598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0.00885000000000002" calcext:value-type="float">
            <text:p>0.00885000000000002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387199999999996" calcext:value-type="float">
            <text:p>0.00387199999999996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822799999999995" calcext:value-type="float">
            <text:p>0.00822799999999995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725999999999999" calcext:value-type="float">
            <text:p>-0.00725999999999999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0.00919599999999997" calcext:value-type="float">
            <text:p>0.00919599999999997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0406" calcext:value-type="float">
            <text:p>0.010406</text:p>
          </table:table-cell>
        </table:table-row>
        <table:table-row table:style-name="ro1">
          <table:table-cell office:value-type="float" office:value="-0.00344999999999999" calcext:value-type="float">
            <text:p>-0.00344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20328" calcext:value-type="float">
            <text:p>-0.020328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28314" calcext:value-type="float">
            <text:p>-0.028314</text:p>
          </table:table-cell>
          <table:table-cell office:value-type="float" office:value="0.00960000000000002" calcext:value-type="float">
            <text:p>0.00960000000000002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9922" calcext:value-type="float">
            <text:p>0.009922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162" calcext:value-type="float">
            <text:p>0.0162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338800000000003" calcext:value-type="float">
            <text:p>0.00338800000000003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1694" calcext:value-type="float">
            <text:p>0.01694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0.00435599999999997" calcext:value-type="float">
            <text:p>0.00435599999999997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-0.01245" calcext:value-type="float">
            <text:p>-0.01245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459800000000001" calcext:value-type="float">
            <text:p>-0.0045980000000000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0.0129" calcext:value-type="float">
            <text:p>0.0129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580800000000011" calcext:value-type="float">
            <text:p>-0.0058080000000001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734999999999999" calcext:value-type="float">
            <text:p>0.0073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14036" calcext:value-type="float">
            <text:p>0.014036</text:p>
          </table:table-cell>
          <table:table-cell table:number-columns-repeated="2" office:value-type="float" office:value="-0.00225" calcext:value-type="float">
            <text:p>-0.00225</text:p>
          </table:table-cell>
          <table:table-cell office:value-type="float" office:value="-0.013794" calcext:value-type="float">
            <text:p>-0.013794</text:p>
          </table:table-cell>
        </table:table-row>
        <table:table-row table:style-name="ro1">
          <table:table-cell office:value-type="float" office:value="0.00855000000000001" calcext:value-type="float">
            <text:p>0.0085500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0967999999999961" calcext:value-type="float">
            <text:p>-0.00096799999999996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660000000000002" calcext:value-type="float">
            <text:p>0.00660000000000002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9922" calcext:value-type="float">
            <text:p>0.009922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23958" calcext:value-type="float">
            <text:p>-0.023958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580800000000011" calcext:value-type="float">
            <text:p>-0.0058080000000001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0406" calcext:value-type="float">
            <text:p>0.010406</text:p>
          </table:table-cell>
        </table:table-row>
        <table:table-row table:style-name="ro1">
          <table:table-cell office:value-type="float" office:value="-0.00644999999999999" calcext:value-type="float">
            <text:p>-0.0064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0967999999999961" calcext:value-type="float">
            <text:p>-0.00096799999999996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9922" calcext:value-type="float">
            <text:p>0.009922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19602" calcext:value-type="float">
            <text:p>0.019602</text:p>
          </table:table-cell>
          <table:table-cell office:value-type="float" office:value="0.00885000000000002" calcext:value-type="float">
            <text:p>0.00885000000000002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968000000000075" calcext:value-type="float">
            <text:p>-0.00096800000000007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0.00435599999999997" calcext:value-type="float">
            <text:p>0.00435599999999997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0.00255000000000001" calcext:value-type="float">
            <text:p>0.0025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4114" calcext:value-type="float">
            <text:p>-0.004114</text:p>
          </table:table-cell>
          <table:table-cell office:value-type="float" office:value="-0.00539999999999998" calcext:value-type="float">
            <text:p>-0.00539999999999998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459800000000001" calcext:value-type="float">
            <text:p>-0.004598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-0.00914999999999998" calcext:value-type="float">
            <text:p>-0.00914999999999998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580800000000011" calcext:value-type="float">
            <text:p>-0.00580800000000011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111319999999999" calcext:value-type="float">
            <text:p>-0.0111319999999999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459800000000001" calcext:value-type="float">
            <text:p>0.0045980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1395" calcext:value-type="float">
            <text:p>-0.01395</text:p>
          </table:table-cell>
          <table:table-cell office:value-type="float" office:value="0.00435599999999997" calcext:value-type="float">
            <text:p>0.00435599999999997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0.00255000000000001" calcext:value-type="float">
            <text:p>0.0025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508199999999997" calcext:value-type="float">
            <text:p>0.00508199999999997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0.00435600000000001" calcext:value-type="float">
            <text:p>0.0043560000000000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5168" calcext:value-type="float">
            <text:p>-0.025168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0725999999999999" calcext:value-type="float">
            <text:p>-0.00725999999999999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943800000000002" calcext:value-type="float">
            <text:p>0.00943800000000002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21538" calcext:value-type="float">
            <text:p>-0.02153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20328" calcext:value-type="float">
            <text:p>-0.020328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822799999999998" calcext:value-type="float">
            <text:p>0.00822799999999998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960000000000002" calcext:value-type="float">
            <text:p>0.00960000000000002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943800000000005" calcext:value-type="float">
            <text:p>-0.00943800000000005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919600000000001" calcext:value-type="float">
            <text:p>0.00919600000000001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0" calcext:value-type="float">
            <text:p>0</text:p>
          </table:table-cell>
          <table:table-cell office:value-type="float" office:value="-0.000968000000000075" calcext:value-type="float">
            <text:p>-0.00096800000000007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338800000000003" calcext:value-type="float">
            <text:p>0.00338800000000003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0242" calcext:value-type="float">
            <text:p>-0.00242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19118" calcext:value-type="float">
            <text:p>0.019118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10164" calcext:value-type="float">
            <text:p>-0.010164</text:p>
          </table:table-cell>
          <table:table-cell table:number-columns-repeated="2" office:value-type="float" office:value="0.00075" calcext:value-type="float">
            <text:p>0.00075</text:p>
          </table:table-cell>
          <table:table-cell office:value-type="float" office:value="0.010406" calcext:value-type="float">
            <text:p>0.010406</text:p>
          </table:table-cell>
        </table:table-row>
        <table:table-row table:style-name="ro1">
          <table:table-cell office:value-type="float" office:value="-0.01545" calcext:value-type="float">
            <text:p>-0.0154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-0.00839999999999998" calcext:value-type="float">
            <text:p>-0.0083999999999999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9922" calcext:value-type="float">
            <text:p>0.009922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992199999999997" calcext:value-type="float">
            <text:p>0.00992199999999997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919600000000001" calcext:value-type="float">
            <text:p>0.009196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387199999999996" calcext:value-type="float">
            <text:p>0.0038719999999999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338800000000003" calcext:value-type="float">
            <text:p>0.00338800000000003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725999999999999" calcext:value-type="float">
            <text:p>-0.00725999999999999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1095" calcext:value-type="float">
            <text:p>-0.01095</text:p>
          </table:table-cell>
          <table:table-cell office:value-type="float" office:value="-0.034364" calcext:value-type="float">
            <text:p>-0.03436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0.00555000000000001" calcext:value-type="float">
            <text:p>0.0055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895400000000001" calcext:value-type="float">
            <text:p>-0.00895400000000001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9922" calcext:value-type="float">
            <text:p>0.009922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203280000000001" calcext:value-type="float">
            <text:p>-0.0203280000000001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629200000000003" calcext:value-type="float">
            <text:p>-0.00629200000000003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726000000000001" calcext:value-type="float">
            <text:p>0.00726000000000001</text:p>
          </table:table-cell>
          <table:table-cell office:value-type="float" office:value="-0.00765000000000001" calcext:value-type="float">
            <text:p>-0.0076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795" calcext:value-type="float">
            <text:p>-0.00795</text:p>
          </table:table-cell>
          <table:table-cell office:value-type="float" office:value="0.00435599999999997" calcext:value-type="float">
            <text:p>0.00435599999999997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5246" calcext:value-type="float">
            <text:p>0.015246</text:p>
          </table:table-cell>
        </table:table-row>
        <table:table-row table:style-name="ro1">
          <table:table-cell office:value-type="float" office:value="-0.01545" calcext:value-type="float">
            <text:p>-0.01545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871200000000005" calcext:value-type="float">
            <text:p>0.0087120000000000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580800000000011" calcext:value-type="float">
            <text:p>-0.00580800000000011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0459800000000001" calcext:value-type="float">
            <text:p>0.004598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435599999999997" calcext:value-type="float">
            <text:p>0.0043559999999999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0967999999999961" calcext:value-type="float">
            <text:p>-0.00096799999999996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9922" calcext:value-type="float">
            <text:p>0.009922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244419999999999" calcext:value-type="float">
            <text:p>0.0244419999999999</text:p>
          </table:table-cell>
          <table:table-cell office:value-type="float" office:value="-0.00614999999999998" calcext:value-type="float">
            <text:p>-0.00614999999999998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943800000000002" calcext:value-type="float">
            <text:p>0.00943800000000002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5246" calcext:value-type="float">
            <text:p>0.015246</text:p>
          </table:table-cell>
        </table:table-row>
        <table:table-row table:style-name="ro1">
          <table:table-cell office:value-type="float" office:value="-0.00644999999999999" calcext:value-type="float">
            <text:p>-0.0064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168" calcext:value-type="float">
            <text:p>0.0168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-0.00839999999999998" calcext:value-type="float">
            <text:p>-0.008399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943800000000002" calcext:value-type="float">
            <text:p>-0.00943800000000002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0.00508199999999997" calcext:value-type="float">
            <text:p>0.00508199999999997</text:p>
          </table:table-cell>
          <table:table-cell office:value-type="float" office:value="-0.01515" calcext:value-type="float">
            <text:p>-0.0151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387199999999996" calcext:value-type="float">
            <text:p>0.0038719999999999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338800000000003" calcext:value-type="float">
            <text:p>0.00338800000000003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121" calcext:value-type="float">
            <text:p>0.0121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0.00555000000000001" calcext:value-type="float">
            <text:p>0.0055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895400000000001" calcext:value-type="float">
            <text:p>-0.00895400000000001</text:p>
          </table:table-cell>
          <table:table-cell office:value-type="float" office:value="-0.00839999999999998" calcext:value-type="float">
            <text:p>-0.008399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0.0154880000000001" calcext:value-type="float">
            <text:p>-0.015488000000000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629200000000003" calcext:value-type="float">
            <text:p>-0.00629200000000003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0242" calcext:value-type="float">
            <text:p>-0.00242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459800000000001" calcext:value-type="float">
            <text:p>0.00459800000000001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-0.00344999999999999" calcext:value-type="float">
            <text:p>-0.0034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54879999999999" calcext:value-type="float">
            <text:p>-0.015487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822799999999998" calcext:value-type="float">
            <text:p>0.00822799999999998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4114" calcext:value-type="float">
            <text:p>-0.004114</text:p>
          </table:table-cell>
          <table:table-cell office:value-type="float" office:value="-0.00239999999999998" calcext:value-type="float">
            <text:p>-0.002399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943800000000002" calcext:value-type="float">
            <text:p>-0.00943800000000002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-0.00914999999999998" calcext:value-type="float">
            <text:p>-0.00914999999999998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072" calcext:value-type="float">
            <text:p>0.0072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435600000000001" calcext:value-type="float">
            <text:p>0.004356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154880000000001" calcext:value-type="float">
            <text:p>-0.015488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629200000000003" calcext:value-type="float">
            <text:p>-0.00629200000000003</text:p>
          </table:table-cell>
          <table:table-cell office:value-type="float" office:value="-0.01515" calcext:value-type="float">
            <text:p>-0.01515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725999999999999" calcext:value-type="float">
            <text:p>-0.00725999999999999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19118" calcext:value-type="float">
            <text:p>0.019118</text:p>
          </table:table-cell>
          <table:table-cell office:value-type="float" office:value="0.0126" calcext:value-type="float">
            <text:p>0.0126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0.00919599999999997" calcext:value-type="float">
            <text:p>0.00919599999999997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-0.00944999999999999" calcext:value-type="float">
            <text:p>-0.0094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0967999999999961" calcext:value-type="float">
            <text:p>-0.00096799999999996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822799999999998" calcext:value-type="float">
            <text:p>0.00822799999999998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-0.00539999999999998" calcext:value-type="float">
            <text:p>-0.005399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072" calcext:value-type="float">
            <text:p>0.0072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435600000000001" calcext:value-type="float">
            <text:p>0.004356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580800000000011" calcext:value-type="float">
            <text:p>-0.0058080000000001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0242" calcext:value-type="float">
            <text:p>-0.00242</text:p>
          </table:table-cell>
          <table:table-cell office:value-type="float" office:value="-0.00765000000000001" calcext:value-type="float">
            <text:p>-0.00765000000000001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406" calcext:value-type="float">
            <text:p>0.010406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28314" calcext:value-type="float">
            <text:p>-0.028314</text:p>
          </table:table-cell>
          <table:table-cell office:value-type="float" office:value="-0.00839999999999998" calcext:value-type="float">
            <text:p>-0.00839999999999998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943800000000005" calcext:value-type="float">
            <text:p>-0.00943800000000005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0.00580800000000011" calcext:value-type="float">
            <text:p>-0.0058080000000001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11319999999999" calcext:value-type="float">
            <text:p>-0.0111319999999999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459800000000001" calcext:value-type="float">
            <text:p>0.004598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0406" calcext:value-type="float">
            <text:p>0.010406</text:p>
          </table:table-cell>
        </table:table-row>
        <table:table-row table:style-name="ro1">
          <table:table-cell office:value-type="float" office:value="-0.00944999999999999" calcext:value-type="float">
            <text:p>-0.0094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660000000000002" calcext:value-type="float">
            <text:p>0.006600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59800000000001" calcext:value-type="float">
            <text:p>-0.004598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435600000000001" calcext:value-type="float">
            <text:p>0.00435600000000001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387199999999996" calcext:value-type="float">
            <text:p>0.0038719999999999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338800000000003" calcext:value-type="float">
            <text:p>0.00338800000000003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726000000000001" calcext:value-type="float">
            <text:p>0.00726000000000001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943800000000002" calcext:value-type="float">
            <text:p>0.00943800000000002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0.00855000000000001" calcext:value-type="float">
            <text:p>0.0085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895400000000001" calcext:value-type="float">
            <text:p>-0.00895400000000001</text:p>
          </table:table-cell>
          <table:table-cell office:value-type="float" office:value="0.00660000000000002" calcext:value-type="float">
            <text:p>0.006600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23958" calcext:value-type="float">
            <text:p>-0.023958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435600000000001" calcext:value-type="float">
            <text:p>0.00435600000000001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580800000000011" calcext:value-type="float">
            <text:p>-0.0058080000000001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338800000000003" calcext:value-type="float">
            <text:p>0.00338800000000003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1694" calcext:value-type="float">
            <text:p>-0.01694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024199999999999" calcext:value-type="float">
            <text:p>-0.000241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-0.00344999999999999" calcext:value-type="float">
            <text:p>-0.0034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138" calcext:value-type="float">
            <text:p>0.0138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0.00960000000000002" calcext:value-type="float">
            <text:p>0.009600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459800000000001" calcext:value-type="float">
            <text:p>-0.00459800000000001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71199999999999" calcext:value-type="float">
            <text:p>0.00871199999999999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0242" calcext:value-type="float">
            <text:p>-0.00242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795" calcext:value-type="float">
            <text:p>-0.00795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822799999999998" calcext:value-type="float">
            <text:p>0.00822799999999998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387199999999996" calcext:value-type="float">
            <text:p>0.0038719999999999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822799999999995" calcext:value-type="float">
            <text:p>0.00822799999999995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242" calcext:value-type="float">
            <text:p>-0.00242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2299" calcext:value-type="float">
            <text:p>-0.02299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1095" calcext:value-type="float">
            <text:p>-0.01095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-0.00344999999999999" calcext:value-type="float">
            <text:p>-0.0034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154879999999999" calcext:value-type="float">
            <text:p>-0.015487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459800000000001" calcext:value-type="float">
            <text:p>-0.00459800000000001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968000000000075" calcext:value-type="float">
            <text:p>-0.00096800000000007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338800000000003" calcext:value-type="float">
            <text:p>0.00338800000000003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726000000000001" calcext:value-type="float">
            <text:p>0.00726000000000001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459800000000001" calcext:value-type="float">
            <text:p>0.0045980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0.00919599999999997" calcext:value-type="float">
            <text:p>0.00919599999999997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0406" calcext:value-type="float">
            <text:p>0.010406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871200000000005" calcext:value-type="float">
            <text:p>0.00871200000000005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59800000000001" calcext:value-type="float">
            <text:p>-0.00459800000000001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-0.00914999999999998" calcext:value-type="float">
            <text:p>-0.00914999999999998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435600000000001" calcext:value-type="float">
            <text:p>0.004356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968000000000075" calcext:value-type="float">
            <text:p>-0.000968000000000075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725999999999999" calcext:value-type="float">
            <text:p>-0.00725999999999999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5246" calcext:value-type="float">
            <text:p>0.015246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871200000000005" calcext:value-type="float">
            <text:p>0.00871200000000005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2025" calcext:value-type="float">
            <text:p>-0.0202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126" calcext:value-type="float">
            <text:p>0.0126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0.00919600000000001" calcext:value-type="float">
            <text:p>0.00919600000000001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83919999999999" calcext:value-type="float">
            <text:p>0.0183919999999999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0725999999999999" calcext:value-type="float">
            <text:p>-0.00725999999999999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5246" calcext:value-type="float">
            <text:p>0.015246</text:p>
          </table:table-cell>
        </table:table-row>
        <table:table-row table:style-name="ro1">
          <table:table-cell office:value-type="float" office:value="-0.00344999999999999" calcext:value-type="float">
            <text:p>-0.0034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0895400000000001" calcext:value-type="float">
            <text:p>-0.00895400000000001</text:p>
          </table:table-cell>
          <table:table-cell office:value-type="float" office:value="-0.00539999999999998" calcext:value-type="float">
            <text:p>-0.005399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943800000000002" calcext:value-type="float">
            <text:p>-0.00943800000000002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580800000000011" calcext:value-type="float">
            <text:p>-0.0058080000000001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338800000000003" calcext:value-type="float">
            <text:p>0.00338800000000003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242" calcext:value-type="float">
            <text:p>-0.00242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024199999999999" calcext:value-type="float">
            <text:p>-0.000241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1395" calcext:value-type="float">
            <text:p>-0.01395</text:p>
          </table:table-cell>
          <table:table-cell office:value-type="float" office:value="0.00919599999999997" calcext:value-type="float">
            <text:p>0.00919599999999997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822799999999998" calcext:value-type="float">
            <text:p>0.00822799999999998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9922" calcext:value-type="float">
            <text:p>0.009922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0435600000000001" calcext:value-type="float">
            <text:p>0.00435600000000001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0968000000000075" calcext:value-type="float">
            <text:p>-0.00096800000000007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629200000000003" calcext:value-type="float">
            <text:p>-0.00629200000000003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1694" calcext:value-type="float">
            <text:p>-0.01694</text:p>
          </table:table-cell>
          <table:table-cell office:value-type="float" office:value="-0.00765000000000001" calcext:value-type="float">
            <text:p>-0.0076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10406" calcext:value-type="float">
            <text:p>0.010406</text:p>
          </table:table-cell>
        </table:table-row>
        <table:table-row table:style-name="ro1">
          <table:table-cell office:value-type="float" office:value="0.00255000000000001" calcext:value-type="float">
            <text:p>0.0025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154879999999999" calcext:value-type="float">
            <text:p>-0.015487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895400000000001" calcext:value-type="float">
            <text:p>-0.00895400000000001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508199999999997" calcext:value-type="float">
            <text:p>0.00508199999999997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0968000000000075" calcext:value-type="float">
            <text:p>-0.00096800000000007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726000000000001" calcext:value-type="float">
            <text:p>0.00726000000000001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459800000000001" calcext:value-type="float">
            <text:p>0.0045980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919599999999997" calcext:value-type="float">
            <text:p>0.00919599999999997</text:p>
          </table:table-cell>
          <table:table-cell table:number-columns-repeated="2" office:value-type="float" office:value="0.00075" calcext:value-type="float">
            <text:p>0.00075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0.00255000000000001" calcext:value-type="float">
            <text:p>0.0025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0967999999999961" calcext:value-type="float">
            <text:p>-0.00096799999999996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822799999999998" calcext:value-type="float">
            <text:p>0.00822799999999998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992199999999997" calcext:value-type="float">
            <text:p>0.00992199999999997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580800000000011" calcext:value-type="float">
            <text:p>-0.0058080000000001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629200000000003" calcext:value-type="float">
            <text:p>-0.00629200000000003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2178" calcext:value-type="float">
            <text:p>-0.02178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919599999999997" calcext:value-type="float">
            <text:p>0.00919599999999997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13794" calcext:value-type="float">
            <text:p>-0.013794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138" calcext:value-type="float">
            <text:p>0.0138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8634" calcext:value-type="float">
            <text:p>-0.018634</text:p>
          </table:table-cell>
          <table:table-cell office:value-type="float" office:value="-0.00839999999999998" calcext:value-type="float">
            <text:p>-0.008399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943800000000002" calcext:value-type="float">
            <text:p>-0.00943800000000002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-0.00614999999999998" calcext:value-type="float">
            <text:p>-0.00614999999999998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71199999999999" calcext:value-type="float">
            <text:p>0.00871199999999999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0459800000000001" calcext:value-type="float">
            <text:p>0.0045980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0406" calcext:value-type="float">
            <text:p>0.010406</text:p>
          </table:table-cell>
        </table:table-row>
        <table:table-row table:style-name="ro1">
          <table:table-cell office:value-type="float" office:value="0.00855000000000001" calcext:value-type="float">
            <text:p>0.0085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129" calcext:value-type="float">
            <text:p>0.0129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580800000000011" calcext:value-type="float">
            <text:p>-0.0058080000000001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734999999999999" calcext:value-type="float">
            <text:p>0.0073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0.00435599999999997" calcext:value-type="float">
            <text:p>0.00435599999999997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5566" calcext:value-type="float">
            <text:p>0.005566</text:p>
          </table:table-cell>
        </table:table-row>
        <table:table-row table:style-name="ro1">
          <table:table-cell office:value-type="float" office:value="0.00855000000000001" calcext:value-type="float">
            <text:p>0.0085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26862" calcext:value-type="float">
            <text:p>0.02686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822799999999998" calcext:value-type="float">
            <text:p>0.00822799999999998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8634" calcext:value-type="float">
            <text:p>-0.018634</text:p>
          </table:table-cell>
          <table:table-cell office:value-type="float" office:value="-0.00539999999999998" calcext:value-type="float">
            <text:p>-0.00539999999999998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919600000000001" calcext:value-type="float">
            <text:p>0.009196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83919999999999" calcext:value-type="float">
            <text:p>0.018391999999999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111319999999999" calcext:value-type="float">
            <text:p>-0.0111319999999999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1694" calcext:value-type="float">
            <text:p>0.01694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0406" calcext:value-type="float">
            <text:p>0.010406</text:p>
          </table:table-cell>
        </table:table-row>
        <table:table-row table:style-name="ro1">
          <table:table-cell office:value-type="float" office:value="-0.00344999999999999" calcext:value-type="float">
            <text:p>-0.0034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539999999999998" calcext:value-type="float">
            <text:p>-0.0053999999999999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459800000000001" calcext:value-type="float">
            <text:p>-0.004598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435600000000001" calcext:value-type="float">
            <text:p>0.004356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725999999999999" calcext:value-type="float">
            <text:p>-0.00725999999999999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0.00255000000000001" calcext:value-type="float">
            <text:p>0.0025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0967999999999961" calcext:value-type="float">
            <text:p>-0.00096799999999996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822799999999998" calcext:value-type="float">
            <text:p>0.00822799999999998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28314" calcext:value-type="float">
            <text:p>-0.028314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943800000000002" calcext:value-type="float">
            <text:p>-0.00943800000000002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508199999999997" calcext:value-type="float">
            <text:p>0.00508199999999997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871199999999999" calcext:value-type="float">
            <text:p>0.008711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242" calcext:value-type="float">
            <text:p>-0.00242</text:p>
          </table:table-cell>
          <table:table-cell office:value-type="float" office:value="0.01335" calcext:value-type="float">
            <text:p>0.0133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0.0126" calcext:value-type="float">
            <text:p>0.0126</text:p>
          </table:table-cell>
          <table:table-cell office:value-type="float" office:value="-0.00795" calcext:value-type="float">
            <text:p>-0.00795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-0.00344999999999999" calcext:value-type="float">
            <text:p>-0.0034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0.0153" calcext:value-type="float">
            <text:p>0.015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168" calcext:value-type="float">
            <text:p>0.0168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915000000000001" calcext:value-type="float">
            <text:p>0.009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-0.00239999999999998" calcext:value-type="float">
            <text:p>-0.00239999999999998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943800000000002" calcext:value-type="float">
            <text:p>-0.00943800000000002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2299" calcext:value-type="float">
            <text:p>-0.0229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580800000000011" calcext:value-type="float">
            <text:p>-0.00580800000000011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725999999999999" calcext:value-type="float">
            <text:p>-0.00725999999999999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024199999999999" calcext:value-type="float">
            <text:p>-0.000241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1095" calcext:value-type="float">
            <text:p>-0.01095</text:p>
          </table:table-cell>
          <table:table-cell office:value-type="float" office:value="0.00435599999999997" calcext:value-type="float">
            <text:p>0.00435599999999997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0.00555000000000001" calcext:value-type="float">
            <text:p>0.0055500000000000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822799999999998" calcext:value-type="float">
            <text:p>0.00822799999999998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-0.00539999999999998" calcext:value-type="float">
            <text:p>-0.005399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943800000000002" calcext:value-type="float">
            <text:p>-0.00943800000000002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338800000000003" calcext:value-type="float">
            <text:p>0.00338800000000003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-0.00242" calcext:value-type="float">
            <text:p>-0.00242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5566" calcext:value-type="float">
            <text:p>0.005566</text:p>
          </table:table-cell>
        </table:table-row>
        <table:table-row table:style-name="ro1">
          <table:table-cell office:value-type="float" office:value="0.01755" calcext:value-type="float">
            <text:p>0.0175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0.0147" calcext:value-type="float">
            <text:p>0.0147</text:p>
          </table:table-cell>
          <table:table-cell office:value-type="float" office:value="-0.000967999999999961" calcext:value-type="float">
            <text:p>-0.00096799999999996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895400000000001" calcext:value-type="float">
            <text:p>-0.00895400000000001</text:p>
          </table:table-cell>
          <table:table-cell office:value-type="float" office:value="0.00660000000000002" calcext:value-type="float">
            <text:p>0.006600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9118" calcext:value-type="float">
            <text:p>-0.019118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-0.00914999999999998" calcext:value-type="float">
            <text:p>-0.00914999999999998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242" calcext:value-type="float">
            <text:p>-0.00242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2299" calcext:value-type="float">
            <text:p>-0.02299</text:p>
          </table:table-cell>
          <table:table-cell office:value-type="float" office:value="0.04845" calcext:value-type="float">
            <text:p>0.04845</text:p>
          </table:table-cell>
          <table:table-cell office:value-type="float" office:value="0.0357" calcext:value-type="float">
            <text:p>0.0357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8634" calcext:value-type="float">
            <text:p>-0.018634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0.0147" calcext:value-type="float">
            <text:p>0.0147</text:p>
          </table:table-cell>
          <table:table-cell office:value-type="float" office:value="-0.000967999999999961" calcext:value-type="float">
            <text:p>-0.00096799999999996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0.00960000000000002" calcext:value-type="float">
            <text:p>0.009600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59800000000001" calcext:value-type="float">
            <text:p>-0.00459800000000001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23958" calcext:value-type="float">
            <text:p>-0.023958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39204" calcext:value-type="float">
            <text:p>-0.039204</text:p>
          </table:table-cell>
          <table:table-cell office:value-type="float" office:value="-0.02355" calcext:value-type="float">
            <text:p>-0.02355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54880000000001" calcext:value-type="float">
            <text:p>-0.015488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3375" calcext:value-type="float">
            <text:p>-0.03375</text:p>
          </table:table-cell>
          <table:table-cell office:value-type="float" office:value="-0.020812" calcext:value-type="float">
            <text:p>-0.020812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-0.05685" calcext:value-type="float">
            <text:p>-0.05685</text:p>
          </table:table-cell>
          <table:table-cell office:value-type="float" office:value="-0.07018" calcext:value-type="float">
            <text:p>-0.07018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-0.03225" calcext:value-type="float">
            <text:p>-0.03225</text:p>
          </table:table-cell>
          <table:table-cell office:value-type="float" office:value="-0.22143" calcext:value-type="float">
            <text:p>-0.22143</text:p>
          </table:table-cell>
          <table:table-cell office:value-type="float" office:value="0.44145" calcext:value-type="float">
            <text:p>0.44145</text:p>
          </table:table-cell>
          <table:table-cell office:value-type="float" office:value="0.4347" calcext:value-type="float">
            <text:p>0.4347</text:p>
          </table:table-cell>
          <table:table-cell office:value-type="float" office:value="0.275638" calcext:value-type="float">
            <text:p>0.275638</text:p>
          </table:table-cell>
          <table:table-cell office:value-type="float" office:value="-0.0324" calcext:value-type="float">
            <text:p>-0.0324</text:p>
          </table:table-cell>
          <table:table-cell office:value-type="float" office:value="0.13605" calcext:value-type="float">
            <text:p>0.13605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-0.03825" calcext:value-type="float">
            <text:p>-0.03825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195" calcext:value-type="float">
            <text:p>0.019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660000000000002" calcext:value-type="float">
            <text:p>0.00660000000000002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0.00885000000000002" calcext:value-type="float">
            <text:p>0.00885000000000002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2955" calcext:value-type="float">
            <text:p>-0.0295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03280000000001" calcext:value-type="float">
            <text:p>-0.020328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3975" calcext:value-type="float">
            <text:p>-0.03975</text:p>
          </table:table-cell>
          <table:table-cell office:value-type="float" office:value="-0.00629200000000003" calcext:value-type="float">
            <text:p>-0.00629200000000003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-0.09285" calcext:value-type="float">
            <text:p>-0.09285</text:p>
          </table:table-cell>
          <table:table-cell office:value-type="float" office:value="-0.05566" calcext:value-type="float">
            <text:p>-0.05566</text:p>
          </table:table-cell>
          <table:table-cell office:value-type="float" office:value="0.13335" calcext:value-type="float">
            <text:p>0.13335</text:p>
          </table:table-cell>
          <table:table-cell office:value-type="float" office:value="-0.18825" calcext:value-type="float">
            <text:p>-0.18825</text:p>
          </table:table-cell>
          <table:table-cell office:value-type="float" office:value="-0.24079" calcext:value-type="float">
            <text:p>-0.24079</text:p>
          </table:table-cell>
          <table:table-cell office:value-type="float" office:value="1.03245" calcext:value-type="float">
            <text:p>1.03245</text:p>
          </table:table-cell>
          <table:table-cell office:value-type="float" office:value="1.1007" calcext:value-type="float">
            <text:p>1.1007</text:p>
          </table:table-cell>
          <table:table-cell office:value-type="float" office:value="-1.181202" calcext:value-type="float">
            <text:p>-1.181202</text:p>
          </table:table-cell>
          <table:table-cell office:value-type="float" office:value="-0.1344" calcext:value-type="float">
            <text:p>-0.1344</text:p>
          </table:table-cell>
          <table:table-cell office:value-type="float" office:value="0.14205" calcext:value-type="float">
            <text:p>0.14205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7725" calcext:value-type="float">
            <text:p>-0.0772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23474" calcext:value-type="float">
            <text:p>-0.023474</text:p>
          </table:table-cell>
        </table:table-row>
        <table:table-row table:style-name="ro1">
          <table:table-cell office:value-type="float" office:value="0.01755" calcext:value-type="float">
            <text:p>0.0175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165" calcext:value-type="float">
            <text:p>0.0165</text:p>
          </table:table-cell>
          <table:table-cell office:value-type="float" office:value="-0.00895400000000001" calcext:value-type="float">
            <text:p>-0.00895400000000001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348" calcext:value-type="float">
            <text:p>-0.0348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-0.02355" calcext:value-type="float">
            <text:p>-0.0235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3375" calcext:value-type="float">
            <text:p>-0.03375</text:p>
          </table:table-cell>
          <table:table-cell office:value-type="float" office:value="-0.00629200000000003" calcext:value-type="float">
            <text:p>-0.00629200000000003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-0.09585" calcext:value-type="float">
            <text:p>-0.09585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0.16335" calcext:value-type="float">
            <text:p>0.16335</text:p>
          </table:table-cell>
          <table:table-cell office:value-type="float" office:value="-0.21825" calcext:value-type="float">
            <text:p>-0.21825</text:p>
          </table:table-cell>
          <table:table-cell office:value-type="float" office:value="-0.23111" calcext:value-type="float">
            <text:p>-0.23111</text:p>
          </table:table-cell>
          <table:table-cell office:value-type="float" office:value="1.02345" calcext:value-type="float">
            <text:p>1.02345</text:p>
          </table:table-cell>
          <table:table-cell office:value-type="float" office:value="0.9057" calcext:value-type="float">
            <text:p>0.9057</text:p>
          </table:table-cell>
          <table:table-cell office:value-type="float" office:value="-1.607122" calcext:value-type="float">
            <text:p>-1.607122</text:p>
          </table:table-cell>
          <table:table-cell office:value-type="float" office:value="-0.1704" calcext:value-type="float">
            <text:p>-0.1704</text:p>
          </table:table-cell>
          <table:table-cell office:value-type="float" office:value="0.11805" calcext:value-type="float">
            <text:p>0.11805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6825" calcext:value-type="float">
            <text:p>-0.0682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13794" calcext:value-type="float">
            <text:p>-0.013794</text:p>
          </table:table-cell>
        </table:table-row>
        <table:table-row table:style-name="ro1">
          <table:table-cell office:value-type="float" office:value="0.00255000000000001" calcext:value-type="float">
            <text:p>0.0025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960000000000002" calcext:value-type="float">
            <text:p>0.00960000000000002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1755" calcext:value-type="float">
            <text:p>-0.01755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154880000000001" calcext:value-type="float">
            <text:p>-0.015488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4275" calcext:value-type="float">
            <text:p>-0.04275</text:p>
          </table:table-cell>
          <table:table-cell office:value-type="float" office:value="-0.00629200000000003" calcext:value-type="float">
            <text:p>-0.00629200000000003</text:p>
          </table:table-cell>
          <table:table-cell office:value-type="float" office:value="0.03585" calcext:value-type="float">
            <text:p>0.03585</text:p>
          </table:table-cell>
          <table:table-cell office:value-type="float" office:value="-0.10185" calcext:value-type="float">
            <text:p>-0.10185</text:p>
          </table:table-cell>
          <table:table-cell office:value-type="float" office:value="-0.05082" calcext:value-type="float">
            <text:p>-0.05082</text:p>
          </table:table-cell>
          <table:table-cell office:value-type="float" office:value="0.16935" calcext:value-type="float">
            <text:p>0.16935</text:p>
          </table:table-cell>
          <table:table-cell office:value-type="float" office:value="-0.22125" calcext:value-type="float">
            <text:p>-0.22125</text:p>
          </table:table-cell>
          <table:table-cell office:value-type="float" office:value="-0.23111" calcext:value-type="float">
            <text:p>-0.23111</text:p>
          </table:table-cell>
          <table:table-cell office:value-type="float" office:value="0.96945" calcext:value-type="float">
            <text:p>0.96945</text:p>
          </table:table-cell>
          <table:table-cell office:value-type="float" office:value="0.9567" calcext:value-type="float">
            <text:p>0.9567</text:p>
          </table:table-cell>
          <table:table-cell office:value-type="float" office:value="-1.621642" calcext:value-type="float">
            <text:p>-1.621642</text:p>
          </table:table-cell>
          <table:table-cell office:value-type="float" office:value="-0.1644" calcext:value-type="float">
            <text:p>-0.1644</text:p>
          </table:table-cell>
          <table:table-cell office:value-type="float" office:value="0.12705" calcext:value-type="float">
            <text:p>0.12705</text:p>
          </table:table-cell>
          <table:table-cell office:value-type="float" office:value="-0.029524" calcext:value-type="float">
            <text:p>-0.029524</text:p>
          </table:table-cell>
          <table:table-cell office:value-type="float" office:value="-0.07125" calcext:value-type="float">
            <text:p>-0.071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0.00255000000000001" calcext:value-type="float">
            <text:p>0.0025500000000000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960000000000002" calcext:value-type="float">
            <text:p>0.00960000000000002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459800000000001" calcext:value-type="float">
            <text:p>-0.00459800000000001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2055" calcext:value-type="float">
            <text:p>-0.02055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00968000000000075" calcext:value-type="float">
            <text:p>-0.000968000000000075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3375" calcext:value-type="float">
            <text:p>-0.033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2985" calcext:value-type="float">
            <text:p>0.02985</text:p>
          </table:table-cell>
          <table:table-cell office:value-type="float" office:value="-0.10485" calcext:value-type="float">
            <text:p>-0.10485</text:p>
          </table:table-cell>
          <table:table-cell office:value-type="float" office:value="-0.05566" calcext:value-type="float">
            <text:p>-0.05566</text:p>
          </table:table-cell>
          <table:table-cell office:value-type="float" office:value="0.16335" calcext:value-type="float">
            <text:p>0.16335</text:p>
          </table:table-cell>
          <table:table-cell office:value-type="float" office:value="-0.21825" calcext:value-type="float">
            <text:p>-0.21825</text:p>
          </table:table-cell>
          <table:table-cell office:value-type="float" office:value="-0.23595" calcext:value-type="float">
            <text:p>-0.23595</text:p>
          </table:table-cell>
          <table:table-cell office:value-type="float" office:value="0.97845" calcext:value-type="float">
            <text:p>0.97845</text:p>
          </table:table-cell>
          <table:table-cell office:value-type="float" office:value="0.9747" calcext:value-type="float">
            <text:p>0.9747</text:p>
          </table:table-cell>
          <table:table-cell office:value-type="float" office:value="-1.616802" calcext:value-type="float">
            <text:p>-1.616802</text:p>
          </table:table-cell>
          <table:table-cell office:value-type="float" office:value="-0.1614" calcext:value-type="float">
            <text:p>-0.1614</text:p>
          </table:table-cell>
          <table:table-cell office:value-type="float" office:value="0.11505" calcext:value-type="float">
            <text:p>0.11505</text:p>
          </table:table-cell>
          <table:table-cell office:value-type="float" office:value="-0.029524" calcext:value-type="float">
            <text:p>-0.029524</text:p>
          </table:table-cell>
          <table:table-cell office:value-type="float" office:value="-0.07425" calcext:value-type="float">
            <text:p>-0.0742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18634" calcext:value-type="float">
            <text:p>-0.018634</text:p>
          </table:table-cell>
        </table:table-row>
        <table:table-row table:style-name="ro1">
          <table:table-cell office:value-type="float" office:value="-0.00344999999999999" calcext:value-type="float">
            <text:p>-0.0034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-0.00239999999999998" calcext:value-type="float">
            <text:p>-0.00239999999999998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19118" calcext:value-type="float">
            <text:p>-0.019118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129" calcext:value-type="float">
            <text:p>0.0129</text:p>
          </table:table-cell>
          <table:table-cell office:value-type="float" office:value="-0.00943800000000005" calcext:value-type="float">
            <text:p>-0.00943800000000005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435600000000001" calcext:value-type="float">
            <text:p>0.00435600000000001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3675" calcext:value-type="float">
            <text:p>-0.03675</text:p>
          </table:table-cell>
          <table:table-cell office:value-type="float" office:value="-0.0111319999999999" calcext:value-type="float">
            <text:p>-0.0111319999999999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-0.08985" calcext:value-type="float">
            <text:p>-0.08985</text:p>
          </table:table-cell>
          <table:table-cell office:value-type="float" office:value="-0.04598" calcext:value-type="float">
            <text:p>-0.04598</text:p>
          </table:table-cell>
          <table:table-cell office:value-type="float" office:value="0.16335" calcext:value-type="float">
            <text:p>0.16335</text:p>
          </table:table-cell>
          <table:table-cell office:value-type="float" office:value="-0.20925" calcext:value-type="float">
            <text:p>-0.20925</text:p>
          </table:table-cell>
          <table:table-cell office:value-type="float" office:value="-0.24079" calcext:value-type="float">
            <text:p>-0.24079</text:p>
          </table:table-cell>
          <table:table-cell office:value-type="float" office:value="0.96345" calcext:value-type="float">
            <text:p>0.96345</text:p>
          </table:table-cell>
          <table:table-cell office:value-type="float" office:value="0.9657" calcext:value-type="float">
            <text:p>0.9657</text:p>
          </table:table-cell>
          <table:table-cell office:value-type="float" office:value="-1.602282" calcext:value-type="float">
            <text:p>-1.602282</text:p>
          </table:table-cell>
          <table:table-cell office:value-type="float" office:value="-0.1494" calcext:value-type="float">
            <text:p>-0.1494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-0.034364" calcext:value-type="float">
            <text:p>-0.034364</text:p>
          </table:table-cell>
          <table:table-cell office:value-type="float" office:value="-0.05925" calcext:value-type="float">
            <text:p>-0.059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5246" calcext:value-type="float">
            <text:p>0.015246</text:p>
          </table:table-cell>
        </table:table-row>
        <table:table-row table:style-name="ro1">
          <table:table-cell office:value-type="float" office:value="0.00555000000000001" calcext:value-type="float">
            <text:p>0.0055500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0.0147" calcext:value-type="float">
            <text:p>0.0147</text:p>
          </table:table-cell>
          <table:table-cell office:value-type="float" office:value="-0.020328" calcext:value-type="float">
            <text:p>-0.020328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822799999999998" calcext:value-type="float">
            <text:p>0.00822799999999998</text:p>
          </table:table-cell>
          <table:table-cell office:value-type="float" office:value="0.02415" calcext:value-type="float">
            <text:p>0.02415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660000000000002" calcext:value-type="float">
            <text:p>0.00660000000000002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0992199999999997" calcext:value-type="float">
            <text:p>0.00992199999999997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3975" calcext:value-type="float">
            <text:p>-0.03975</text:p>
          </table:table-cell>
          <table:table-cell office:value-type="float" office:value="-0.0111319999999999" calcext:value-type="float">
            <text:p>-0.0111319999999999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-0.09885" calcext:value-type="float">
            <text:p>-0.09885</text:p>
          </table:table-cell>
          <table:table-cell office:value-type="float" office:value="-0.04598" calcext:value-type="float">
            <text:p>-0.04598</text:p>
          </table:table-cell>
          <table:table-cell office:value-type="float" office:value="0.15735" calcext:value-type="float">
            <text:p>0.15735</text:p>
          </table:table-cell>
          <table:table-cell office:value-type="float" office:value="-0.21525" calcext:value-type="float">
            <text:p>-0.21525</text:p>
          </table:table-cell>
          <table:table-cell office:value-type="float" office:value="-0.24563" calcext:value-type="float">
            <text:p>-0.24563</text:p>
          </table:table-cell>
          <table:table-cell office:value-type="float" office:value="0.98145" calcext:value-type="float">
            <text:p>0.98145</text:p>
          </table:table-cell>
          <table:table-cell office:value-type="float" office:value="0.9627" calcext:value-type="float">
            <text:p>0.9627</text:p>
          </table:table-cell>
          <table:table-cell office:value-type="float" office:value="-1.611962" calcext:value-type="float">
            <text:p>-1.611962</text:p>
          </table:table-cell>
          <table:table-cell office:value-type="float" office:value="-0.1614" calcext:value-type="float">
            <text:p>-0.1614</text:p>
          </table:table-cell>
          <table:table-cell office:value-type="float" office:value="0.11505" calcext:value-type="float">
            <text:p>0.11505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5925" calcext:value-type="float">
            <text:p>-0.059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5566" calcext:value-type="float">
            <text:p>0.005566</text:p>
          </table:table-cell>
        </table:table-row>
        <table:table-row table:style-name="ro1">
          <table:table-cell office:value-type="float" office:value="-0.00644999999999999" calcext:value-type="float">
            <text:p>-0.00644999999999999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22748" calcext:value-type="float">
            <text:p>0.022748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0.00885000000000002" calcext:value-type="float">
            <text:p>0.00885000000000002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-0.02355" calcext:value-type="float">
            <text:p>-0.02355</text:p>
          </table:table-cell>
          <table:table-cell office:value-type="float" office:value="-0.042" calcext:value-type="float">
            <text:p>-0.042</text:p>
          </table:table-cell>
          <table:table-cell office:value-type="float" office:value="-0.025168" calcext:value-type="float">
            <text:p>-0.025168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4575" calcext:value-type="float">
            <text:p>-0.045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-0.10485" calcext:value-type="float">
            <text:p>-0.10485</text:p>
          </table:table-cell>
          <table:table-cell office:value-type="float" office:value="-0.02662" calcext:value-type="float">
            <text:p>-0.02662</text:p>
          </table:table-cell>
          <table:table-cell office:value-type="float" office:value="0.16035" calcext:value-type="float">
            <text:p>0.16035</text:p>
          </table:table-cell>
          <table:table-cell office:value-type="float" office:value="-0.22125" calcext:value-type="float">
            <text:p>-0.22125</text:p>
          </table:table-cell>
          <table:table-cell office:value-type="float" office:value="-0.22627" calcext:value-type="float">
            <text:p>-0.22627</text:p>
          </table:table-cell>
          <table:table-cell office:value-type="float" office:value="0.97545" calcext:value-type="float">
            <text:p>0.97545</text:p>
          </table:table-cell>
          <table:table-cell office:value-type="float" office:value="0.9717" calcext:value-type="float">
            <text:p>0.9717</text:p>
          </table:table-cell>
          <table:table-cell office:value-type="float" office:value="-1.611962" calcext:value-type="float">
            <text:p>-1.611962</text:p>
          </table:table-cell>
          <table:table-cell office:value-type="float" office:value="-0.1524" calcext:value-type="float">
            <text:p>-0.1524</text:p>
          </table:table-cell>
          <table:table-cell office:value-type="float" office:value="0.12405" calcext:value-type="float">
            <text:p>0.12405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8325" calcext:value-type="float">
            <text:p>-0.0832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0.00855000000000001" calcext:value-type="float">
            <text:p>0.0085500000000000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30008" calcext:value-type="float">
            <text:p>-0.030008</text:p>
          </table:table-cell>
          <table:table-cell office:value-type="float" office:value="-0.01785" calcext:value-type="float">
            <text:p>-0.01785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9922" calcext:value-type="float">
            <text:p>0.009922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129" calcext:value-type="float">
            <text:p>0.0129</text:p>
          </table:table-cell>
          <table:table-cell office:value-type="float" office:value="-0.00943800000000005" calcext:value-type="float">
            <text:p>-0.00943800000000005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29524" calcext:value-type="float">
            <text:p>-0.029524</text:p>
          </table:table-cell>
          <table:table-cell office:value-type="float" office:value="-0.02655" calcext:value-type="float">
            <text:p>-0.02655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3675" calcext:value-type="float">
            <text:p>-0.03675</text:p>
          </table:table-cell>
          <table:table-cell office:value-type="float" office:value="-0.0111319999999999" calcext:value-type="float">
            <text:p>-0.0111319999999999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-0.10485" calcext:value-type="float">
            <text:p>-0.10485</text:p>
          </table:table-cell>
          <table:table-cell office:value-type="float" office:value="-0.04598" calcext:value-type="float">
            <text:p>-0.04598</text:p>
          </table:table-cell>
          <table:table-cell office:value-type="float" office:value="0.16035" calcext:value-type="float">
            <text:p>0.16035</text:p>
          </table:table-cell>
          <table:table-cell office:value-type="float" office:value="-0.21525" calcext:value-type="float">
            <text:p>-0.21525</text:p>
          </table:table-cell>
          <table:table-cell office:value-type="float" office:value="-0.22143" calcext:value-type="float">
            <text:p>-0.22143</text:p>
          </table:table-cell>
          <table:table-cell office:value-type="float" office:value="0.96945" calcext:value-type="float">
            <text:p>0.96945</text:p>
          </table:table-cell>
          <table:table-cell office:value-type="float" office:value="0.9687" calcext:value-type="float">
            <text:p>0.9687</text:p>
          </table:table-cell>
          <table:table-cell office:value-type="float" office:value="-1.636162" calcext:value-type="float">
            <text:p>-1.636162</text:p>
          </table:table-cell>
          <table:table-cell office:value-type="float" office:value="-0.1494" calcext:value-type="float">
            <text:p>-0.1494</text:p>
          </table:table-cell>
          <table:table-cell office:value-type="float" office:value="0.10605" calcext:value-type="float">
            <text:p>0.10605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6825" calcext:value-type="float">
            <text:p>-0.0682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-0.00344999999999999" calcext:value-type="float">
            <text:p>-0.0034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192" calcext:value-type="float">
            <text:p>-0.0192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4114" calcext:value-type="float">
            <text:p>-0.004114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435600000000001" calcext:value-type="float">
            <text:p>0.00435600000000001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3375" calcext:value-type="float">
            <text:p>-0.03375</text:p>
          </table:table-cell>
          <table:table-cell office:value-type="float" office:value="-0.00629200000000003" calcext:value-type="float">
            <text:p>-0.00629200000000003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-0.11085" calcext:value-type="float">
            <text:p>-0.11085</text:p>
          </table:table-cell>
          <table:table-cell office:value-type="float" office:value="-0.04114" calcext:value-type="float">
            <text:p>-0.04114</text:p>
          </table:table-cell>
          <table:table-cell office:value-type="float" office:value="0.15735" calcext:value-type="float">
            <text:p>0.15735</text:p>
          </table:table-cell>
          <table:table-cell office:value-type="float" office:value="-0.20925" calcext:value-type="float">
            <text:p>-0.20925</text:p>
          </table:table-cell>
          <table:table-cell office:value-type="float" office:value="-0.22627" calcext:value-type="float">
            <text:p>-0.22627</text:p>
          </table:table-cell>
          <table:table-cell office:value-type="float" office:value="0.95745" calcext:value-type="float">
            <text:p>0.95745</text:p>
          </table:table-cell>
          <table:table-cell office:value-type="float" office:value="0.9717" calcext:value-type="float">
            <text:p>0.9717</text:p>
          </table:table-cell>
          <table:table-cell office:value-type="float" office:value="-1.611962" calcext:value-type="float">
            <text:p>-1.611962</text:p>
          </table:table-cell>
          <table:table-cell office:value-type="float" office:value="-0.1494" calcext:value-type="float">
            <text:p>-0.1494</text:p>
          </table:table-cell>
          <table:table-cell office:value-type="float" office:value="0.13005" calcext:value-type="float">
            <text:p>0.13005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6225" calcext:value-type="float">
            <text:p>-0.0622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0.00855000000000001" calcext:value-type="float">
            <text:p>0.0085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0967999999999961" calcext:value-type="float">
            <text:p>-0.000967999999999961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0.00960000000000002" calcext:value-type="float">
            <text:p>0.009600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943800000000002" calcext:value-type="float">
            <text:p>-0.00943800000000002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23958" calcext:value-type="float">
            <text:p>-0.023958</text:p>
          </table:table-cell>
          <table:table-cell office:value-type="float" office:value="-0.00614999999999998" calcext:value-type="float">
            <text:p>-0.00614999999999998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2355" calcext:value-type="float">
            <text:p>-0.0235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03280000000001" calcext:value-type="float">
            <text:p>-0.020328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4275" calcext:value-type="float">
            <text:p>-0.04275</text:p>
          </table:table-cell>
          <table:table-cell office:value-type="float" office:value="-0.0111319999999999" calcext:value-type="float">
            <text:p>-0.0111319999999999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-0.10185" calcext:value-type="float">
            <text:p>-0.10185</text:p>
          </table:table-cell>
          <table:table-cell office:value-type="float" office:value="-0.05566" calcext:value-type="float">
            <text:p>-0.05566</text:p>
          </table:table-cell>
          <table:table-cell office:value-type="float" office:value="0.16635" calcext:value-type="float">
            <text:p>0.16635</text:p>
          </table:table-cell>
          <table:table-cell office:value-type="float" office:value="-0.21225" calcext:value-type="float">
            <text:p>-0.21225</text:p>
          </table:table-cell>
          <table:table-cell office:value-type="float" office:value="-0.23111" calcext:value-type="float">
            <text:p>-0.23111</text:p>
          </table:table-cell>
          <table:table-cell office:value-type="float" office:value="0.97545" calcext:value-type="float">
            <text:p>0.97545</text:p>
          </table:table-cell>
          <table:table-cell office:value-type="float" office:value="0.9657" calcext:value-type="float">
            <text:p>0.9657</text:p>
          </table:table-cell>
          <table:table-cell office:value-type="float" office:value="-1.602282" calcext:value-type="float">
            <text:p>-1.602282</text:p>
          </table:table-cell>
          <table:table-cell office:value-type="float" office:value="-0.1584" calcext:value-type="float">
            <text:p>-0.1584</text:p>
          </table:table-cell>
          <table:table-cell office:value-type="float" office:value="0.10605" calcext:value-type="float">
            <text:p>0.10605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7125" calcext:value-type="float">
            <text:p>-0.0712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3794" calcext:value-type="float">
            <text:p>-0.013794</text:p>
          </table:table-cell>
        </table:table-row>
        <table:table-row table:style-name="ro1">
          <table:table-cell office:value-type="float" office:value="0.00255000000000001" calcext:value-type="float">
            <text:p>0.00255000000000001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95" calcext:value-type="float">
            <text:p>0.0195</text:p>
          </table:table-cell>
          <table:table-cell office:value-type="float" office:value="-0.004114" calcext:value-type="float">
            <text:p>-0.004114</text:p>
          </table:table-cell>
          <table:table-cell office:value-type="float" office:value="-0.00839999999999998" calcext:value-type="float">
            <text:p>-0.00839999999999998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-0.019118" calcext:value-type="float">
            <text:p>-0.019118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2955" calcext:value-type="float">
            <text:p>-0.02955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203280000000001" calcext:value-type="float">
            <text:p>-0.020328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4275" calcext:value-type="float">
            <text:p>-0.04275</text:p>
          </table:table-cell>
          <table:table-cell office:value-type="float" office:value="-0.020812" calcext:value-type="float">
            <text:p>-0.020812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-0.10785" calcext:value-type="float">
            <text:p>-0.10785</text:p>
          </table:table-cell>
          <table:table-cell office:value-type="float" office:value="-0.0605" calcext:value-type="float">
            <text:p>-0.0605</text:p>
          </table:table-cell>
          <table:table-cell office:value-type="float" office:value="0.17535" calcext:value-type="float">
            <text:p>0.17535</text:p>
          </table:table-cell>
          <table:table-cell office:value-type="float" office:value="-0.23025" calcext:value-type="float">
            <text:p>-0.23025</text:p>
          </table:table-cell>
          <table:table-cell office:value-type="float" office:value="-0.23595" calcext:value-type="float">
            <text:p>-0.23595</text:p>
          </table:table-cell>
          <table:table-cell office:value-type="float" office:value="0.97245" calcext:value-type="float">
            <text:p>0.97245</text:p>
          </table:table-cell>
          <table:table-cell office:value-type="float" office:value="0.9717" calcext:value-type="float">
            <text:p>0.9717</text:p>
          </table:table-cell>
          <table:table-cell office:value-type="float" office:value="-1.611962" calcext:value-type="float">
            <text:p>-1.611962</text:p>
          </table:table-cell>
          <table:table-cell office:value-type="float" office:value="-0.1584" calcext:value-type="float">
            <text:p>-0.1584</text:p>
          </table:table-cell>
          <table:table-cell office:value-type="float" office:value="0.12105" calcext:value-type="float">
            <text:p>0.12105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6525" calcext:value-type="float">
            <text:p>-0.065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-0.01545" calcext:value-type="float">
            <text:p>-0.0154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0.009922" calcext:value-type="float">
            <text:p>0.009922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508199999999997" calcext:value-type="float">
            <text:p>0.00508199999999997</text:p>
          </table:table-cell>
          <table:table-cell office:value-type="float" office:value="-0.01515" calcext:value-type="float">
            <text:p>-0.01515</text:p>
          </table:table-cell>
          <table:table-cell office:value-type="float" office:value="0.0129" calcext:value-type="float">
            <text:p>0.0129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2955" calcext:value-type="float">
            <text:p>-0.0295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126" calcext:value-type="float">
            <text:p>0.0126</text:p>
          </table:table-cell>
          <table:table-cell office:value-type="float" office:value="-0.04275" calcext:value-type="float">
            <text:p>-0.042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-0.09585" calcext:value-type="float">
            <text:p>-0.09585</text:p>
          </table:table-cell>
          <table:table-cell office:value-type="float" office:value="-0.04114" calcext:value-type="float">
            <text:p>-0.04114</text:p>
          </table:table-cell>
          <table:table-cell office:value-type="float" office:value="0.15735" calcext:value-type="float">
            <text:p>0.15735</text:p>
          </table:table-cell>
          <table:table-cell office:value-type="float" office:value="-0.21225" calcext:value-type="float">
            <text:p>-0.21225</text:p>
          </table:table-cell>
          <table:table-cell office:value-type="float" office:value="-0.24563" calcext:value-type="float">
            <text:p>-0.24563</text:p>
          </table:table-cell>
          <table:table-cell office:value-type="float" office:value="0.97245" calcext:value-type="float">
            <text:p>0.97245</text:p>
          </table:table-cell>
          <table:table-cell office:value-type="float" office:value="0.9567" calcext:value-type="float">
            <text:p>0.9567</text:p>
          </table:table-cell>
          <table:table-cell office:value-type="float" office:value="-1.611962" calcext:value-type="float">
            <text:p>-1.611962</text:p>
          </table:table-cell>
          <table:table-cell office:value-type="float" office:value="-0.1644" calcext:value-type="float">
            <text:p>-0.1644</text:p>
          </table:table-cell>
          <table:table-cell office:value-type="float" office:value="0.11505" calcext:value-type="float">
            <text:p>0.11505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6225" calcext:value-type="float">
            <text:p>-0.062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23474" calcext:value-type="float">
            <text:p>-0.023474</text:p>
          </table:table-cell>
        </table:table-row>
        <table:table-row table:style-name="ro1">
          <table:table-cell office:value-type="float" office:value="0.00255000000000001" calcext:value-type="float">
            <text:p>0.0025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20328" calcext:value-type="float">
            <text:p>-0.020328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0.00960000000000002" calcext:value-type="float">
            <text:p>0.009600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129" calcext:value-type="float">
            <text:p>0.0129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30008" calcext:value-type="float">
            <text:p>-0.030008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5175" calcext:value-type="float">
            <text:p>-0.05175</text:p>
          </table:table-cell>
          <table:table-cell office:value-type="float" office:value="-0.00629200000000003" calcext:value-type="float">
            <text:p>-0.00629200000000003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-0.10485" calcext:value-type="float">
            <text:p>-0.10485</text:p>
          </table:table-cell>
          <table:table-cell office:value-type="float" office:value="-0.02662" calcext:value-type="float">
            <text:p>-0.02662</text:p>
          </table:table-cell>
          <table:table-cell office:value-type="float" office:value="0.16335" calcext:value-type="float">
            <text:p>0.16335</text:p>
          </table:table-cell>
          <table:table-cell office:value-type="float" office:value="-0.21825" calcext:value-type="float">
            <text:p>-0.21825</text:p>
          </table:table-cell>
          <table:table-cell office:value-type="float" office:value="-0.23595" calcext:value-type="float">
            <text:p>-0.23595</text:p>
          </table:table-cell>
          <table:table-cell office:value-type="float" office:value="0.97845" calcext:value-type="float">
            <text:p>0.97845</text:p>
          </table:table-cell>
          <table:table-cell office:value-type="float" office:value="0.9687" calcext:value-type="float">
            <text:p>0.9687</text:p>
          </table:table-cell>
          <table:table-cell office:value-type="float" office:value="-1.616802" calcext:value-type="float">
            <text:p>-1.616802</text:p>
          </table:table-cell>
          <table:table-cell office:value-type="float" office:value="-0.1464" calcext:value-type="float">
            <text:p>-0.1464</text:p>
          </table:table-cell>
          <table:table-cell office:value-type="float" office:value="0.11805" calcext:value-type="float">
            <text:p>0.1180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6525" calcext:value-type="float">
            <text:p>-0.0652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-0.018634" calcext:value-type="float">
            <text:p>-0.018634</text:p>
          </table:table-cell>
        </table:table-row>
        <table:table-row table:style-name="ro1">
          <table:table-cell office:value-type="float" office:value="-0.00644999999999999" calcext:value-type="float">
            <text:p>-0.0064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3255" calcext:value-type="float">
            <text:p>-0.03255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25168" calcext:value-type="float">
            <text:p>-0.025168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5175" calcext:value-type="float">
            <text:p>-0.05175</text:p>
          </table:table-cell>
          <table:table-cell office:value-type="float" office:value="0.00822799999999995" calcext:value-type="float">
            <text:p>0.00822799999999995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-0.09885" calcext:value-type="float">
            <text:p>-0.09885</text:p>
          </table:table-cell>
          <table:table-cell office:value-type="float" office:value="-0.04114" calcext:value-type="float">
            <text:p>-0.04114</text:p>
          </table:table-cell>
          <table:table-cell office:value-type="float" office:value="0.16035" calcext:value-type="float">
            <text:p>0.16035</text:p>
          </table:table-cell>
          <table:table-cell office:value-type="float" office:value="-0.21525" calcext:value-type="float">
            <text:p>-0.21525</text:p>
          </table:table-cell>
          <table:table-cell office:value-type="float" office:value="-0.27467" calcext:value-type="float">
            <text:p>-0.27467</text:p>
          </table:table-cell>
          <table:table-cell office:value-type="float" office:value="0.95445" calcext:value-type="float">
            <text:p>0.95445</text:p>
          </table:table-cell>
          <table:table-cell office:value-type="float" office:value="0.9657" calcext:value-type="float">
            <text:p>0.9657</text:p>
          </table:table-cell>
          <table:table-cell office:value-type="float" office:value="-1.616802" calcext:value-type="float">
            <text:p>-1.616802</text:p>
          </table:table-cell>
          <table:table-cell office:value-type="float" office:value="-0.1614" calcext:value-type="float">
            <text:p>-0.1614</text:p>
          </table:table-cell>
          <table:table-cell office:value-type="float" office:value="0.11505" calcext:value-type="float">
            <text:p>0.11505</text:p>
          </table:table-cell>
          <table:table-cell office:value-type="float" office:value="0.00919599999999997" calcext:value-type="float">
            <text:p>0.00919599999999997</text:p>
          </table:table-cell>
          <table:table-cell office:value-type="float" office:value="-0.06225" calcext:value-type="float">
            <text:p>-0.062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23474" calcext:value-type="float">
            <text:p>-0.023474</text:p>
          </table:table-cell>
        </table:table-row>
        <table:table-row table:style-name="ro1">
          <table:table-cell office:value-type="float" office:value="0.00255000000000001" calcext:value-type="float">
            <text:p>0.0025500000000000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21538" calcext:value-type="float">
            <text:p>-0.021538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822799999999998" calcext:value-type="float">
            <text:p>0.00822799999999998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9922" calcext:value-type="float">
            <text:p>0.009922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992199999999997" calcext:value-type="float">
            <text:p>0.00992199999999997</text:p>
          </table:table-cell>
          <table:table-cell office:value-type="float" office:value="-0.00614999999999998" calcext:value-type="float">
            <text:p>-0.00614999999999998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0.00719999999999999" calcext:value-type="float">
            <text:p>0.00719999999999999</text:p>
          </table:table-cell>
          <table:table-cell office:value-type="float" office:value="-0.034364" calcext:value-type="float">
            <text:p>-0.034364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4875" calcext:value-type="float">
            <text:p>-0.048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-0.09885" calcext:value-type="float">
            <text:p>-0.09885</text:p>
          </table:table-cell>
          <table:table-cell office:value-type="float" office:value="-0.03146" calcext:value-type="float">
            <text:p>-0.03146</text:p>
          </table:table-cell>
          <table:table-cell office:value-type="float" office:value="0.16635" calcext:value-type="float">
            <text:p>0.16635</text:p>
          </table:table-cell>
          <table:table-cell office:value-type="float" office:value="-0.21525" calcext:value-type="float">
            <text:p>-0.21525</text:p>
          </table:table-cell>
          <table:table-cell office:value-type="float" office:value="-0.23111" calcext:value-type="float">
            <text:p>-0.23111</text:p>
          </table:table-cell>
          <table:table-cell office:value-type="float" office:value="0.97245" calcext:value-type="float">
            <text:p>0.97245</text:p>
          </table:table-cell>
          <table:table-cell office:value-type="float" office:value="0.9597" calcext:value-type="float">
            <text:p>0.9597</text:p>
          </table:table-cell>
          <table:table-cell office:value-type="float" office:value="-1.597442" calcext:value-type="float">
            <text:p>-1.597442</text:p>
          </table:table-cell>
          <table:table-cell office:value-type="float" office:value="-0.1644" calcext:value-type="float">
            <text:p>-0.1644</text:p>
          </table:table-cell>
          <table:table-cell office:value-type="float" office:value="0.11805" calcext:value-type="float">
            <text:p>0.11805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6225" calcext:value-type="float">
            <text:p>-0.0622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18634" calcext:value-type="float">
            <text:p>-0.018634</text:p>
          </table:table-cell>
        </table:table-row>
        <table:table-row table:style-name="ro1">
          <table:table-cell office:value-type="float" office:value="-0.00644999999999999" calcext:value-type="float">
            <text:p>-0.0064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-0.00239999999999998" calcext:value-type="float">
            <text:p>-0.00239999999999998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943800000000002" calcext:value-type="float">
            <text:p>-0.00943800000000002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508199999999997" calcext:value-type="float">
            <text:p>0.00508199999999997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438" calcext:value-type="float">
            <text:p>-0.043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0580800000000011" calcext:value-type="float">
            <text:p>-0.0058080000000001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4275" calcext:value-type="float">
            <text:p>-0.042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-0.10785" calcext:value-type="float">
            <text:p>-0.10785</text:p>
          </table:table-cell>
          <table:table-cell office:value-type="float" office:value="-0.04598" calcext:value-type="float">
            <text:p>-0.04598</text:p>
          </table:table-cell>
          <table:table-cell office:value-type="float" office:value="0.16335" calcext:value-type="float">
            <text:p>0.16335</text:p>
          </table:table-cell>
          <table:table-cell office:value-type="float" office:value="-0.22125" calcext:value-type="float">
            <text:p>-0.22125</text:p>
          </table:table-cell>
          <table:table-cell office:value-type="float" office:value="-0.25047" calcext:value-type="float">
            <text:p>-0.25047</text:p>
          </table:table-cell>
          <table:table-cell office:value-type="float" office:value="0.97845" calcext:value-type="float">
            <text:p>0.97845</text:p>
          </table:table-cell>
          <table:table-cell office:value-type="float" office:value="0.9627" calcext:value-type="float">
            <text:p>0.9627</text:p>
          </table:table-cell>
          <table:table-cell office:value-type="float" office:value="-1.616802" calcext:value-type="float">
            <text:p>-1.616802</text:p>
          </table:table-cell>
          <table:table-cell office:value-type="float" office:value="-0.1734" calcext:value-type="float">
            <text:p>-0.1734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7725" calcext:value-type="float">
            <text:p>-0.077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18634" calcext:value-type="float">
            <text:p>-0.018634</text:p>
          </table:table-cell>
        </table:table-row>
        <table:table-row table:style-name="ro1">
          <table:table-cell office:value-type="float" office:value="0.00255000000000001" calcext:value-type="float">
            <text:p>0.00255000000000001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177" calcext:value-type="float">
            <text:p>-0.0177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20328" calcext:value-type="float">
            <text:p>-0.020328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-0.00614999999999998" calcext:value-type="float">
            <text:p>-0.00614999999999998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2541" calcext:value-type="float">
            <text:p>0.02541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2055" calcext:value-type="float">
            <text:p>-0.0205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4575" calcext:value-type="float">
            <text:p>-0.04575</text:p>
          </table:table-cell>
          <table:table-cell office:value-type="float" office:value="-0.025652" calcext:value-type="float">
            <text:p>-0.025652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-0.11085" calcext:value-type="float">
            <text:p>-0.11085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0.15435" calcext:value-type="float">
            <text:p>0.15435</text:p>
          </table:table-cell>
          <table:table-cell office:value-type="float" office:value="-0.22125" calcext:value-type="float">
            <text:p>-0.22125</text:p>
          </table:table-cell>
          <table:table-cell office:value-type="float" office:value="-0.25531" calcext:value-type="float">
            <text:p>-0.25531</text:p>
          </table:table-cell>
          <table:table-cell office:value-type="float" office:value="0.96645" calcext:value-type="float">
            <text:p>0.96645</text:p>
          </table:table-cell>
          <table:table-cell office:value-type="float" office:value="0.9627" calcext:value-type="float">
            <text:p>0.9627</text:p>
          </table:table-cell>
          <table:table-cell office:value-type="float" office:value="-1.611962" calcext:value-type="float">
            <text:p>-1.611962</text:p>
          </table:table-cell>
          <table:table-cell office:value-type="float" office:value="-0.1644" calcext:value-type="float">
            <text:p>-0.1644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0.00435599999999997" calcext:value-type="float">
            <text:p>0.00435599999999997</text:p>
          </table:table-cell>
          <table:table-cell office:value-type="float" office:value="-0.06825" calcext:value-type="float">
            <text:p>-0.068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0967999999999961" calcext:value-type="float">
            <text:p>-0.00096799999999996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943800000000002" calcext:value-type="float">
            <text:p>-0.00943800000000002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2299" calcext:value-type="float">
            <text:p>-0.02299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5168" calcext:value-type="float">
            <text:p>-0.025168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4575" calcext:value-type="float">
            <text:p>-0.04575</text:p>
          </table:table-cell>
          <table:table-cell office:value-type="float" office:value="-0.00629200000000003" calcext:value-type="float">
            <text:p>-0.00629200000000003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-0.08985" calcext:value-type="float">
            <text:p>-0.08985</text:p>
          </table:table-cell>
          <table:table-cell office:value-type="float" office:value="-0.07018" calcext:value-type="float">
            <text:p>-0.07018</text:p>
          </table:table-cell>
          <table:table-cell office:value-type="float" office:value="0.15735" calcext:value-type="float">
            <text:p>0.15735</text:p>
          </table:table-cell>
          <table:table-cell office:value-type="float" office:value="-0.21525" calcext:value-type="float">
            <text:p>-0.21525</text:p>
          </table:table-cell>
          <table:table-cell office:value-type="float" office:value="-0.22627" calcext:value-type="float">
            <text:p>-0.22627</text:p>
          </table:table-cell>
          <table:table-cell office:value-type="float" office:value="0.96945" calcext:value-type="float">
            <text:p>0.96945</text:p>
          </table:table-cell>
          <table:table-cell office:value-type="float" office:value="0.9807" calcext:value-type="float">
            <text:p>0.9807</text:p>
          </table:table-cell>
          <table:table-cell office:value-type="float" office:value="-1.592602" calcext:value-type="float">
            <text:p>-1.592602</text:p>
          </table:table-cell>
          <table:table-cell office:value-type="float" office:value="-0.1644" calcext:value-type="float">
            <text:p>-0.1644</text:p>
          </table:table-cell>
          <table:table-cell office:value-type="float" office:value="0.11505" calcext:value-type="float">
            <text:p>0.11505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6825" calcext:value-type="float">
            <text:p>-0.0682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0.01755" calcext:value-type="float">
            <text:p>0.01755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0.00885000000000002" calcext:value-type="float">
            <text:p>0.00885000000000002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2055" calcext:value-type="float">
            <text:p>-0.02055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30008" calcext:value-type="float">
            <text:p>-0.030008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5775" calcext:value-type="float">
            <text:p>-0.05775</text:p>
          </table:table-cell>
          <table:table-cell office:value-type="float" office:value="-0.00629200000000003" calcext:value-type="float">
            <text:p>-0.00629200000000003</text:p>
          </table:table-cell>
          <table:table-cell office:value-type="float" office:value="0.03285" calcext:value-type="float">
            <text:p>0.03285</text:p>
          </table:table-cell>
          <table:table-cell office:value-type="float" office:value="-0.11085" calcext:value-type="float">
            <text:p>-0.11085</text:p>
          </table:table-cell>
          <table:table-cell office:value-type="float" office:value="-0.04598" calcext:value-type="float">
            <text:p>-0.04598</text:p>
          </table:table-cell>
          <table:table-cell office:value-type="float" office:value="0.15735" calcext:value-type="float">
            <text:p>0.15735</text:p>
          </table:table-cell>
          <table:table-cell office:value-type="float" office:value="-0.20625" calcext:value-type="float">
            <text:p>-0.20625</text:p>
          </table:table-cell>
          <table:table-cell office:value-type="float" office:value="-0.22627" calcext:value-type="float">
            <text:p>-0.22627</text:p>
          </table:table-cell>
          <table:table-cell office:value-type="float" office:value="0.98445" calcext:value-type="float">
            <text:p>0.98445</text:p>
          </table:table-cell>
          <table:table-cell office:value-type="float" office:value="0.9657" calcext:value-type="float">
            <text:p>0.9657</text:p>
          </table:table-cell>
          <table:table-cell office:value-type="float" office:value="-1.621642" calcext:value-type="float">
            <text:p>-1.621642</text:p>
          </table:table-cell>
          <table:table-cell office:value-type="float" office:value="-0.1554" calcext:value-type="float">
            <text:p>-0.1554</text:p>
          </table:table-cell>
          <table:table-cell office:value-type="float" office:value="0.10605" calcext:value-type="float">
            <text:p>0.10605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7125" calcext:value-type="float">
            <text:p>-0.07125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5566" calcext:value-type="float">
            <text:p>0.005566</text:p>
          </table:table-cell>
        </table:table-row>
        <table:table-row table:style-name="ro1">
          <table:table-cell office:value-type="float" office:value="0.01155" calcext:value-type="float">
            <text:p>0.01155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18634" calcext:value-type="float">
            <text:p>-0.018634</text:p>
          </table:table-cell>
          <table:table-cell office:value-type="float" office:value="0.00660000000000002" calcext:value-type="float">
            <text:p>0.00660000000000002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943800000000002" calcext:value-type="float">
            <text:p>-0.00943800000000002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0.0129" calcext:value-type="float">
            <text:p>0.0129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3375" calcext:value-type="float">
            <text:p>-0.03375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-0.10485" calcext:value-type="float">
            <text:p>-0.10485</text:p>
          </table:table-cell>
          <table:table-cell office:value-type="float" office:value="-0.04114" calcext:value-type="float">
            <text:p>-0.04114</text:p>
          </table:table-cell>
          <table:table-cell office:value-type="float" office:value="0.16335" calcext:value-type="float">
            <text:p>0.16335</text:p>
          </table:table-cell>
          <table:table-cell office:value-type="float" office:value="-0.22725" calcext:value-type="float">
            <text:p>-0.22725</text:p>
          </table:table-cell>
          <table:table-cell office:value-type="float" office:value="-0.22143" calcext:value-type="float">
            <text:p>-0.22143</text:p>
          </table:table-cell>
          <table:table-cell office:value-type="float" office:value="0.96045" calcext:value-type="float">
            <text:p>0.96045</text:p>
          </table:table-cell>
          <table:table-cell office:value-type="float" office:value="0.9627" calcext:value-type="float">
            <text:p>0.9627</text:p>
          </table:table-cell>
          <table:table-cell office:value-type="float" office:value="-1.607122" calcext:value-type="float">
            <text:p>-1.607122</text:p>
          </table:table-cell>
          <table:table-cell office:value-type="float" office:value="-0.1524" calcext:value-type="float">
            <text:p>-0.1524</text:p>
          </table:table-cell>
          <table:table-cell office:value-type="float" office:value="0.12105" calcext:value-type="float">
            <text:p>0.12105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-0.07425" calcext:value-type="float">
            <text:p>-0.0742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10406" calcext:value-type="float">
            <text:p>0.010406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660000000000002" calcext:value-type="float">
            <text:p>0.00660000000000002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-0.00943800000000002" calcext:value-type="float">
            <text:p>-0.00943800000000002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508199999999997" calcext:value-type="float">
            <text:p>0.00508199999999997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2355" calcext:value-type="float">
            <text:p>-0.02355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00968000000000075" calcext:value-type="float">
            <text:p>-0.000968000000000075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4575" calcext:value-type="float">
            <text:p>-0.04575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-0.09285" calcext:value-type="float">
            <text:p>-0.09285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0.16335" calcext:value-type="float">
            <text:p>0.16335</text:p>
          </table:table-cell>
          <table:table-cell office:value-type="float" office:value="-0.22425" calcext:value-type="float">
            <text:p>-0.22425</text:p>
          </table:table-cell>
          <table:table-cell office:value-type="float" office:value="-0.23595" calcext:value-type="float">
            <text:p>-0.23595</text:p>
          </table:table-cell>
          <table:table-cell office:value-type="float" office:value="0.97545" calcext:value-type="float">
            <text:p>0.97545</text:p>
          </table:table-cell>
          <table:table-cell office:value-type="float" office:value="0.9747" calcext:value-type="float">
            <text:p>0.9747</text:p>
          </table:table-cell>
          <table:table-cell office:value-type="float" office:value="-1.616802" calcext:value-type="float">
            <text:p>-1.616802</text:p>
          </table:table-cell>
          <table:table-cell office:value-type="float" office:value="-0.1494" calcext:value-type="float">
            <text:p>-0.1494</text:p>
          </table:table-cell>
          <table:table-cell office:value-type="float" office:value="0.10605" calcext:value-type="float">
            <text:p>0.10605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6225" calcext:value-type="float">
            <text:p>-0.062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18634" calcext:value-type="float">
            <text:p>-0.018634</text:p>
          </table:table-cell>
        </table:table-row>
        <table:table-row table:style-name="ro1">
          <table:table-cell office:value-type="float" office:value="0.00255000000000001" calcext:value-type="float">
            <text:p>0.0025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27588" calcext:value-type="float">
            <text:p>0.027588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895400000000001" calcext:value-type="float">
            <text:p>-0.00895400000000001</text:p>
          </table:table-cell>
          <table:table-cell office:value-type="float" office:value="0.00660000000000002" calcext:value-type="float">
            <text:p>0.006600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9922" calcext:value-type="float">
            <text:p>0.009922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0508199999999997" calcext:value-type="float">
            <text:p>0.00508199999999997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00968000000000075" calcext:value-type="float">
            <text:p>-0.00096800000000007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4275" calcext:value-type="float">
            <text:p>-0.04275</text:p>
          </table:table-cell>
          <table:table-cell office:value-type="float" office:value="-0.00629200000000003" calcext:value-type="float">
            <text:p>-0.00629200000000003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-0.09585" calcext:value-type="float">
            <text:p>-0.09585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0.14835" calcext:value-type="float">
            <text:p>0.14835</text:p>
          </table:table-cell>
          <table:table-cell office:value-type="float" office:value="-0.20925" calcext:value-type="float">
            <text:p>-0.20925</text:p>
          </table:table-cell>
          <table:table-cell office:value-type="float" office:value="-0.23595" calcext:value-type="float">
            <text:p>-0.23595</text:p>
          </table:table-cell>
          <table:table-cell office:value-type="float" office:value="0.97845" calcext:value-type="float">
            <text:p>0.97845</text:p>
          </table:table-cell>
          <table:table-cell office:value-type="float" office:value="0.9747" calcext:value-type="float">
            <text:p>0.9747</text:p>
          </table:table-cell>
          <table:table-cell office:value-type="float" office:value="-1.626482" calcext:value-type="float">
            <text:p>-1.626482</text:p>
          </table:table-cell>
          <table:table-cell office:value-type="float" office:value="-0.1464" calcext:value-type="float">
            <text:p>-0.1464</text:p>
          </table:table-cell>
          <table:table-cell office:value-type="float" office:value="0.10605" calcext:value-type="float">
            <text:p>0.1060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6525" calcext:value-type="float">
            <text:p>-0.065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13794" calcext:value-type="float">
            <text:p>-0.013794</text:p>
          </table:table-cell>
        </table:table-row>
        <table:table-row table:style-name="ro1">
          <table:table-cell office:value-type="float" office:value="0.00555000000000001" calcext:value-type="float">
            <text:p>0.0055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871200000000005" calcext:value-type="float">
            <text:p>0.00871200000000005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660000000000002" calcext:value-type="float">
            <text:p>0.00660000000000002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154880000000001" calcext:value-type="float">
            <text:p>-0.015488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3675" calcext:value-type="float">
            <text:p>-0.036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-0.08985" calcext:value-type="float">
            <text:p>-0.08985</text:p>
          </table:table-cell>
          <table:table-cell office:value-type="float" office:value="-0.05082" calcext:value-type="float">
            <text:p>-0.05082</text:p>
          </table:table-cell>
          <table:table-cell office:value-type="float" office:value="0.15735" calcext:value-type="float">
            <text:p>0.15735</text:p>
          </table:table-cell>
          <table:table-cell office:value-type="float" office:value="-0.21225" calcext:value-type="float">
            <text:p>-0.21225</text:p>
          </table:table-cell>
          <table:table-cell office:value-type="float" office:value="-0.23111" calcext:value-type="float">
            <text:p>-0.23111</text:p>
          </table:table-cell>
          <table:table-cell office:value-type="float" office:value="0.96645" calcext:value-type="float">
            <text:p>0.96645</text:p>
          </table:table-cell>
          <table:table-cell office:value-type="float" office:value="0.9777" calcext:value-type="float">
            <text:p>0.9777</text:p>
          </table:table-cell>
          <table:table-cell office:value-type="float" office:value="-1.616802" calcext:value-type="float">
            <text:p>-1.616802</text:p>
          </table:table-cell>
          <table:table-cell office:value-type="float" office:value="-0.1524" calcext:value-type="float">
            <text:p>-0.1524</text:p>
          </table:table-cell>
          <table:table-cell office:value-type="float" office:value="0.10305" calcext:value-type="float">
            <text:p>0.10305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6225" calcext:value-type="float">
            <text:p>-0.06225</text:p>
          </table:table-cell>
          <table:table-cell office:value-type="float" office:value="-0.02625" calcext:value-type="float">
            <text:p>-0.02625</text:p>
          </table:table-cell>
          <table:table-cell office:value-type="float" office:value="-0.013794" calcext:value-type="float">
            <text:p>-0.013794</text:p>
          </table:table-cell>
        </table:table-row>
        <table:table-row table:style-name="ro1">
          <table:table-cell office:value-type="float" office:value="-0.01245" calcext:value-type="float">
            <text:p>-0.0124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0967999999999961" calcext:value-type="float">
            <text:p>-0.00096799999999996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660000000000002" calcext:value-type="float">
            <text:p>0.006600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9922" calcext:value-type="float">
            <text:p>0.009922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0580800000000011" calcext:value-type="float">
            <text:p>-0.0058080000000001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5175" calcext:value-type="float">
            <text:p>-0.05175</text:p>
          </table:table-cell>
          <table:table-cell office:value-type="float" office:value="-0.0111319999999999" calcext:value-type="float">
            <text:p>-0.0111319999999999</text:p>
          </table:table-cell>
          <table:table-cell office:value-type="float" office:value="0.02985" calcext:value-type="float">
            <text:p>0.02985</text:p>
          </table:table-cell>
          <table:table-cell office:value-type="float" office:value="-0.09885" calcext:value-type="float">
            <text:p>-0.09885</text:p>
          </table:table-cell>
          <table:table-cell office:value-type="float" office:value="-0.04114" calcext:value-type="float">
            <text:p>-0.04114</text:p>
          </table:table-cell>
          <table:table-cell office:value-type="float" office:value="0.16335" calcext:value-type="float">
            <text:p>0.16335</text:p>
          </table:table-cell>
          <table:table-cell office:value-type="float" office:value="-0.21825" calcext:value-type="float">
            <text:p>-0.21825</text:p>
          </table:table-cell>
          <table:table-cell office:value-type="float" office:value="-0.21659" calcext:value-type="float">
            <text:p>-0.21659</text:p>
          </table:table-cell>
          <table:table-cell office:value-type="float" office:value="0.97245" calcext:value-type="float">
            <text:p>0.97245</text:p>
          </table:table-cell>
          <table:table-cell office:value-type="float" office:value="0.9567" calcext:value-type="float">
            <text:p>0.9567</text:p>
          </table:table-cell>
          <table:table-cell office:value-type="float" office:value="-1.616802" calcext:value-type="float">
            <text:p>-1.616802</text:p>
          </table:table-cell>
          <table:table-cell office:value-type="float" office:value="-0.1554" calcext:value-type="float">
            <text:p>-0.1554</text:p>
          </table:table-cell>
          <table:table-cell office:value-type="float" office:value="0.11505" calcext:value-type="float">
            <text:p>0.11505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5925" calcext:value-type="float">
            <text:p>-0.059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5566" calcext:value-type="float">
            <text:p>0.005566</text:p>
          </table:table-cell>
        </table:table-row>
        <table:table-row table:style-name="ro1">
          <table:table-cell office:value-type="float" office:value="-0.00944999999999999" calcext:value-type="float">
            <text:p>-0.0094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943800000000002" calcext:value-type="float">
            <text:p>-0.00943800000000002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943800000000005" calcext:value-type="float">
            <text:p>-0.00943800000000005</text:p>
          </table:table-cell>
          <table:table-cell office:value-type="float" office:value="-0.00914999999999998" calcext:value-type="float">
            <text:p>-0.00914999999999998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318" calcext:value-type="float">
            <text:p>-0.0318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2055" calcext:value-type="float">
            <text:p>-0.02055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348480000000001" calcext:value-type="float">
            <text:p>-0.034848000000000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5175" calcext:value-type="float">
            <text:p>-0.05175</text:p>
          </table:table-cell>
          <table:table-cell office:value-type="float" office:value="-0.020812" calcext:value-type="float">
            <text:p>-0.020812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10485" calcext:value-type="float">
            <text:p>-0.10485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0.16635" calcext:value-type="float">
            <text:p>0.16635</text:p>
          </table:table-cell>
          <table:table-cell office:value-type="float" office:value="-0.21825" calcext:value-type="float">
            <text:p>-0.21825</text:p>
          </table:table-cell>
          <table:table-cell office:value-type="float" office:value="-0.22627" calcext:value-type="float">
            <text:p>-0.22627</text:p>
          </table:table-cell>
          <table:table-cell office:value-type="float" office:value="0.97245" calcext:value-type="float">
            <text:p>0.97245</text:p>
          </table:table-cell>
          <table:table-cell office:value-type="float" office:value="0.9687" calcext:value-type="float">
            <text:p>0.9687</text:p>
          </table:table-cell>
          <table:table-cell office:value-type="float" office:value="-1.626482" calcext:value-type="float">
            <text:p>-1.626482</text:p>
          </table:table-cell>
          <table:table-cell office:value-type="float" office:value="-0.1554" calcext:value-type="float">
            <text:p>-0.1554</text:p>
          </table:table-cell>
          <table:table-cell office:value-type="float" office:value="0.11805" calcext:value-type="float">
            <text:p>0.1180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6225" calcext:value-type="float">
            <text:p>-0.0622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13794" calcext:value-type="float">
            <text:p>-0.013794</text:p>
          </table:table-cell>
        </table:table-row>
        <table:table-row table:style-name="ro1">
          <table:table-cell office:value-type="float" office:value="-0.00344999999999999" calcext:value-type="float">
            <text:p>-0.0034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177" calcext:value-type="float">
            <text:p>0.0177</text:p>
          </table:table-cell>
          <table:table-cell office:value-type="float" office:value="-0.000967999999999961" calcext:value-type="float">
            <text:p>-0.000967999999999961</text:p>
          </table:table-cell>
          <table:table-cell office:value-type="float" office:value="-0.01785" calcext:value-type="float">
            <text:p>-0.0178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943800000000002" calcext:value-type="float">
            <text:p>-0.00943800000000002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435600000000001" calcext:value-type="float">
            <text:p>0.00435600000000001</text:p>
          </table:table-cell>
          <table:table-cell office:value-type="float" office:value="-0.02055" calcext:value-type="float">
            <text:p>-0.02055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3375" calcext:value-type="float">
            <text:p>-0.033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-0.11985" calcext:value-type="float">
            <text:p>-0.11985</text:p>
          </table:table-cell>
          <table:table-cell office:value-type="float" office:value="-0.0605" calcext:value-type="float">
            <text:p>-0.0605</text:p>
          </table:table-cell>
          <table:table-cell office:value-type="float" office:value="0.16935" calcext:value-type="float">
            <text:p>0.16935</text:p>
          </table:table-cell>
          <table:table-cell office:value-type="float" office:value="-0.21225" calcext:value-type="float">
            <text:p>-0.21225</text:p>
          </table:table-cell>
          <table:table-cell office:value-type="float" office:value="-0.24563" calcext:value-type="float">
            <text:p>-0.24563</text:p>
          </table:table-cell>
          <table:table-cell office:value-type="float" office:value="0.95745" calcext:value-type="float">
            <text:p>0.95745</text:p>
          </table:table-cell>
          <table:table-cell office:value-type="float" office:value="0.9537" calcext:value-type="float">
            <text:p>0.9537</text:p>
          </table:table-cell>
          <table:table-cell office:value-type="float" office:value="-1.621642" calcext:value-type="float">
            <text:p>-1.621642</text:p>
          </table:table-cell>
          <table:table-cell office:value-type="float" office:value="-0.1554" calcext:value-type="float">
            <text:p>-0.1554</text:p>
          </table:table-cell>
          <table:table-cell office:value-type="float" office:value="0.12405" calcext:value-type="float">
            <text:p>0.12405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6525" calcext:value-type="float">
            <text:p>-0.065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18634" calcext:value-type="float">
            <text:p>-0.018634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0967999999999961" calcext:value-type="float">
            <text:p>-0.00096799999999996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0943800000000002" calcext:value-type="float">
            <text:p>-0.00943800000000002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943800000000005" calcext:value-type="float">
            <text:p>-0.00943800000000005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2355" calcext:value-type="float">
            <text:p>-0.02355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216" calcext:value-type="float">
            <text:p>0.0216</text:p>
          </table:table-cell>
          <table:table-cell office:value-type="float" office:value="-0.03075" calcext:value-type="float">
            <text:p>-0.03075</text:p>
          </table:table-cell>
          <table:table-cell office:value-type="float" office:value="-0.020812" calcext:value-type="float">
            <text:p>-0.020812</text:p>
          </table:table-cell>
          <table:table-cell office:value-type="float" office:value="0.03285" calcext:value-type="float">
            <text:p>0.03285</text:p>
          </table:table-cell>
          <table:table-cell office:value-type="float" office:value="-0.12285" calcext:value-type="float">
            <text:p>-0.12285</text:p>
          </table:table-cell>
          <table:table-cell office:value-type="float" office:value="-0.04114" calcext:value-type="float">
            <text:p>-0.04114</text:p>
          </table:table-cell>
          <table:table-cell office:value-type="float" office:value="0.16635" calcext:value-type="float">
            <text:p>0.16635</text:p>
          </table:table-cell>
          <table:table-cell office:value-type="float" office:value="-0.22125" calcext:value-type="float">
            <text:p>-0.22125</text:p>
          </table:table-cell>
          <table:table-cell office:value-type="float" office:value="-0.26015" calcext:value-type="float">
            <text:p>-0.26015</text:p>
          </table:table-cell>
          <table:table-cell office:value-type="float" office:value="0.97545" calcext:value-type="float">
            <text:p>0.97545</text:p>
          </table:table-cell>
          <table:table-cell office:value-type="float" office:value="0.9687" calcext:value-type="float">
            <text:p>0.9687</text:p>
          </table:table-cell>
          <table:table-cell office:value-type="float" office:value="-1.616802" calcext:value-type="float">
            <text:p>-1.616802</text:p>
          </table:table-cell>
          <table:table-cell office:value-type="float" office:value="-0.1524" calcext:value-type="float">
            <text:p>-0.1524</text:p>
          </table:table-cell>
          <table:table-cell office:value-type="float" office:value="0.10605" calcext:value-type="float">
            <text:p>0.10605</text:p>
          </table:table-cell>
          <table:table-cell office:value-type="float" office:value="0.00435599999999997" calcext:value-type="float">
            <text:p>0.00435599999999997</text:p>
          </table:table-cell>
          <table:table-cell office:value-type="float" office:value="-0.07425" calcext:value-type="float">
            <text:p>-0.074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34848" calcext:value-type="float">
            <text:p>-0.034848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0895400000000001" calcext:value-type="float">
            <text:p>-0.00895400000000001</text:p>
          </table:table-cell>
          <table:table-cell office:value-type="float" office:value="0.00660000000000002" calcext:value-type="float">
            <text:p>0.006600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943800000000005" calcext:value-type="float">
            <text:p>-0.00943800000000005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2299" calcext:value-type="float">
            <text:p>-0.02299</text:p>
          </table:table-cell>
          <table:table-cell office:value-type="float" office:value="-0.0348" calcext:value-type="float">
            <text:p>-0.0348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2055" calcext:value-type="float">
            <text:p>-0.02055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0580800000000011" calcext:value-type="float">
            <text:p>-0.0058080000000001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4875" calcext:value-type="float">
            <text:p>-0.04875</text:p>
          </table:table-cell>
          <table:table-cell office:value-type="float" office:value="-0.0111319999999999" calcext:value-type="float">
            <text:p>-0.0111319999999999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-0.11085" calcext:value-type="float">
            <text:p>-0.11085</text:p>
          </table:table-cell>
          <table:table-cell office:value-type="float" office:value="-0.05082" calcext:value-type="float">
            <text:p>-0.05082</text:p>
          </table:table-cell>
          <table:table-cell office:value-type="float" office:value="0.16935" calcext:value-type="float">
            <text:p>0.16935</text:p>
          </table:table-cell>
          <table:table-cell office:value-type="float" office:value="-0.20925" calcext:value-type="float">
            <text:p>-0.20925</text:p>
          </table:table-cell>
          <table:table-cell office:value-type="float" office:value="-0.22627" calcext:value-type="float">
            <text:p>-0.22627</text:p>
          </table:table-cell>
          <table:table-cell office:value-type="float" office:value="0.96945" calcext:value-type="float">
            <text:p>0.96945</text:p>
          </table:table-cell>
          <table:table-cell office:value-type="float" office:value="0.9747" calcext:value-type="float">
            <text:p>0.9747</text:p>
          </table:table-cell>
          <table:table-cell office:value-type="float" office:value="-1.616802" calcext:value-type="float">
            <text:p>-1.616802</text:p>
          </table:table-cell>
          <table:table-cell office:value-type="float" office:value="-0.1584" calcext:value-type="float">
            <text:p>-0.1584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-0.029524" calcext:value-type="float">
            <text:p>-0.029524</text:p>
          </table:table-cell>
          <table:table-cell office:value-type="float" office:value="-0.07425" calcext:value-type="float">
            <text:p>-0.0742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255" calcext:value-type="float">
            <text:p>0.025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960000000000002" calcext:value-type="float">
            <text:p>0.009600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0.00885000000000002" calcext:value-type="float">
            <text:p>0.00885000000000002</text:p>
          </table:table-cell>
          <table:table-cell office:value-type="float" office:value="0.0129" calcext:value-type="float">
            <text:p>0.0129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2355" calcext:value-type="float">
            <text:p>-0.02355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154880000000001" calcext:value-type="float">
            <text:p>-0.0154880000000001</text:p>
          </table:table-cell>
          <table:table-cell office:value-type="float" office:value="0.0126" calcext:value-type="float">
            <text:p>0.0126</text:p>
          </table:table-cell>
          <table:table-cell office:value-type="float" office:value="-0.04575" calcext:value-type="float">
            <text:p>-0.04575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-0.10485" calcext:value-type="float">
            <text:p>-0.10485</text:p>
          </table:table-cell>
          <table:table-cell office:value-type="float" office:value="-0.05082" calcext:value-type="float">
            <text:p>-0.05082</text:p>
          </table:table-cell>
          <table:table-cell office:value-type="float" office:value="0.16335" calcext:value-type="float">
            <text:p>0.16335</text:p>
          </table:table-cell>
          <table:table-cell office:value-type="float" office:value="-0.20625" calcext:value-type="float">
            <text:p>-0.20625</text:p>
          </table:table-cell>
          <table:table-cell office:value-type="float" office:value="-0.23111" calcext:value-type="float">
            <text:p>-0.23111</text:p>
          </table:table-cell>
          <table:table-cell office:value-type="float" office:value="0.97545" calcext:value-type="float">
            <text:p>0.97545</text:p>
          </table:table-cell>
          <table:table-cell office:value-type="float" office:value="0.9687" calcext:value-type="float">
            <text:p>0.9687</text:p>
          </table:table-cell>
          <table:table-cell office:value-type="float" office:value="-1.607122" calcext:value-type="float">
            <text:p>-1.607122</text:p>
          </table:table-cell>
          <table:table-cell office:value-type="float" office:value="-0.1554" calcext:value-type="float">
            <text:p>-0.1554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-0.029524" calcext:value-type="float">
            <text:p>-0.029524</text:p>
          </table:table-cell>
          <table:table-cell office:value-type="float" office:value="-0.06525" calcext:value-type="float">
            <text:p>-0.0652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5566" calcext:value-type="float">
            <text:p>0.005566</text:p>
          </table:table-cell>
        </table:table-row>
        <table:table-row table:style-name="ro1">
          <table:table-cell office:value-type="float" office:value="0.00555000000000001" calcext:value-type="float">
            <text:p>0.0055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20328" calcext:value-type="float">
            <text:p>-0.020328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04114" calcext:value-type="float">
            <text:p>-0.004114</text:p>
          </table:table-cell>
          <table:table-cell office:value-type="float" office:value="0.00660000000000002" calcext:value-type="float">
            <text:p>0.00660000000000002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508199999999997" calcext:value-type="float">
            <text:p>0.00508199999999997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318" calcext:value-type="float">
            <text:p>-0.0318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2055" calcext:value-type="float">
            <text:p>-0.02055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154880000000001" calcext:value-type="float">
            <text:p>-0.015488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5175" calcext:value-type="float">
            <text:p>-0.05175</text:p>
          </table:table-cell>
          <table:table-cell office:value-type="float" office:value="-0.00629200000000003" calcext:value-type="float">
            <text:p>-0.00629200000000003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-0.10485" calcext:value-type="float">
            <text:p>-0.10485</text:p>
          </table:table-cell>
          <table:table-cell office:value-type="float" office:value="-0.03146" calcext:value-type="float">
            <text:p>-0.03146</text:p>
          </table:table-cell>
          <table:table-cell office:value-type="float" office:value="0.15435" calcext:value-type="float">
            <text:p>0.15435</text:p>
          </table:table-cell>
          <table:table-cell office:value-type="float" office:value="-0.21225" calcext:value-type="float">
            <text:p>-0.21225</text:p>
          </table:table-cell>
          <table:table-cell office:value-type="float" office:value="-0.23111" calcext:value-type="float">
            <text:p>-0.23111</text:p>
          </table:table-cell>
          <table:table-cell office:value-type="float" office:value="0.96345" calcext:value-type="float">
            <text:p>0.96345</text:p>
          </table:table-cell>
          <table:table-cell office:value-type="float" office:value="0.9627" calcext:value-type="float">
            <text:p>0.9627</text:p>
          </table:table-cell>
          <table:table-cell office:value-type="float" office:value="-1.616802" calcext:value-type="float">
            <text:p>-1.616802</text:p>
          </table:table-cell>
          <table:table-cell office:value-type="float" office:value="-0.1494" calcext:value-type="float">
            <text:p>-0.1494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-0.029524" calcext:value-type="float">
            <text:p>-0.029524</text:p>
          </table:table-cell>
          <table:table-cell office:value-type="float" office:value="-0.07125" calcext:value-type="float">
            <text:p>-0.0712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5566" calcext:value-type="float">
            <text:p>0.005566</text:p>
          </table:table-cell>
        </table:table-row>
        <table:table-row table:style-name="ro1">
          <table:table-cell office:value-type="float" office:value="-0.01245" calcext:value-type="float">
            <text:p>-0.0124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960000000000002" calcext:value-type="float">
            <text:p>0.00960000000000002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19602" calcext:value-type="float">
            <text:p>0.019602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-0.02055" calcext:value-type="float">
            <text:p>-0.02055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0580800000000011" calcext:value-type="float">
            <text:p>-0.0058080000000001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5175" calcext:value-type="float">
            <text:p>-0.051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-0.11685" calcext:value-type="float">
            <text:p>-0.11685</text:p>
          </table:table-cell>
          <table:table-cell office:value-type="float" office:value="-0.04598" calcext:value-type="float">
            <text:p>-0.04598</text:p>
          </table:table-cell>
          <table:table-cell office:value-type="float" office:value="0.16635" calcext:value-type="float">
            <text:p>0.16635</text:p>
          </table:table-cell>
          <table:table-cell office:value-type="float" office:value="-0.21525" calcext:value-type="float">
            <text:p>-0.21525</text:p>
          </table:table-cell>
          <table:table-cell office:value-type="float" office:value="-0.24079" calcext:value-type="float">
            <text:p>-0.24079</text:p>
          </table:table-cell>
          <table:table-cell office:value-type="float" office:value="0.96045" calcext:value-type="float">
            <text:p>0.96045</text:p>
          </table:table-cell>
          <table:table-cell office:value-type="float" office:value="0.9597" calcext:value-type="float">
            <text:p>0.9597</text:p>
          </table:table-cell>
          <table:table-cell office:value-type="float" office:value="-1.611962" calcext:value-type="float">
            <text:p>-1.611962</text:p>
          </table:table-cell>
          <table:table-cell office:value-type="float" office:value="-0.1644" calcext:value-type="float">
            <text:p>-0.1644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-0.05925" calcext:value-type="float">
            <text:p>-0.05925</text:p>
          </table:table-cell>
          <table:table-cell office:value-type="float" office:value="-0.02325" calcext:value-type="float">
            <text:p>-0.02325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154879999999999" calcext:value-type="float">
            <text:p>-0.015487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255" calcext:value-type="float">
            <text:p>0.0255</text:p>
          </table:table-cell>
          <table:table-cell office:value-type="float" office:value="-0.00895400000000001" calcext:value-type="float">
            <text:p>-0.00895400000000001</text:p>
          </table:table-cell>
          <table:table-cell office:value-type="float" office:value="0.00960000000000002" calcext:value-type="float">
            <text:p>0.00960000000000002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2655" calcext:value-type="float">
            <text:p>-0.02655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0580800000000011" calcext:value-type="float">
            <text:p>-0.00580800000000011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4275" calcext:value-type="float">
            <text:p>-0.04275</text:p>
          </table:table-cell>
          <table:table-cell office:value-type="float" office:value="-0.0111319999999999" calcext:value-type="float">
            <text:p>-0.0111319999999999</text:p>
          </table:table-cell>
          <table:table-cell office:value-type="float" office:value="0.03585" calcext:value-type="float">
            <text:p>0.03585</text:p>
          </table:table-cell>
          <table:table-cell office:value-type="float" office:value="-0.09285" calcext:value-type="float">
            <text:p>-0.09285</text:p>
          </table:table-cell>
          <table:table-cell office:value-type="float" office:value="-0.04598" calcext:value-type="float">
            <text:p>-0.04598</text:p>
          </table:table-cell>
          <table:table-cell office:value-type="float" office:value="0.16635" calcext:value-type="float">
            <text:p>0.16635</text:p>
          </table:table-cell>
          <table:table-cell office:value-type="float" office:value="-0.21225" calcext:value-type="float">
            <text:p>-0.21225</text:p>
          </table:table-cell>
          <table:table-cell office:value-type="float" office:value="-0.23111" calcext:value-type="float">
            <text:p>-0.23111</text:p>
          </table:table-cell>
          <table:table-cell office:value-type="float" office:value="0.97245" calcext:value-type="float">
            <text:p>0.97245</text:p>
          </table:table-cell>
          <table:table-cell office:value-type="float" office:value="0.9717" calcext:value-type="float">
            <text:p>0.9717</text:p>
          </table:table-cell>
          <table:table-cell office:value-type="float" office:value="-1.626482" calcext:value-type="float">
            <text:p>-1.626482</text:p>
          </table:table-cell>
          <table:table-cell office:value-type="float" office:value="-0.1584" calcext:value-type="float">
            <text:p>-0.1584</text:p>
          </table:table-cell>
          <table:table-cell office:value-type="float" office:value="0.12105" calcext:value-type="float">
            <text:p>0.1210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5925" calcext:value-type="float">
            <text:p>-0.059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-0.00644999999999999" calcext:value-type="float">
            <text:p>-0.0064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20812" calcext:value-type="float">
            <text:p>-0.020812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285" calcext:value-type="float">
            <text:p>0.0285</text:p>
          </table:table-cell>
          <table:table-cell office:value-type="float" office:value="-0.004114" calcext:value-type="float">
            <text:p>-0.004114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129" calcext:value-type="float">
            <text:p>0.0129</text:p>
          </table:table-cell>
          <table:table-cell office:value-type="float" office:value="-0.00943800000000005" calcext:value-type="float">
            <text:p>-0.00943800000000005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0.0219" calcext:value-type="float">
            <text:p>0.0219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348480000000001" calcext:value-type="float">
            <text:p>-0.034848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4575" calcext:value-type="float">
            <text:p>-0.045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-0.10485" calcext:value-type="float">
            <text:p>-0.10485</text:p>
          </table:table-cell>
          <table:table-cell office:value-type="float" office:value="-0.05082" calcext:value-type="float">
            <text:p>-0.05082</text:p>
          </table:table-cell>
          <table:table-cell office:value-type="float" office:value="0.15435" calcext:value-type="float">
            <text:p>0.15435</text:p>
          </table:table-cell>
          <table:table-cell office:value-type="float" office:value="-0.21525" calcext:value-type="float">
            <text:p>-0.21525</text:p>
          </table:table-cell>
          <table:table-cell office:value-type="float" office:value="-0.24079" calcext:value-type="float">
            <text:p>-0.24079</text:p>
          </table:table-cell>
          <table:table-cell office:value-type="float" office:value="0.97545" calcext:value-type="float">
            <text:p>0.97545</text:p>
          </table:table-cell>
          <table:table-cell office:value-type="float" office:value="0.9597" calcext:value-type="float">
            <text:p>0.9597</text:p>
          </table:table-cell>
          <table:table-cell office:value-type="float" office:value="-1.607122" calcext:value-type="float">
            <text:p>-1.607122</text:p>
          </table:table-cell>
          <table:table-cell office:value-type="float" office:value="-0.1584" calcext:value-type="float">
            <text:p>-0.1584</text:p>
          </table:table-cell>
          <table:table-cell office:value-type="float" office:value="0.11805" calcext:value-type="float">
            <text:p>0.11805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6825" calcext:value-type="float">
            <text:p>-0.068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0.00855000000000001" calcext:value-type="float">
            <text:p>0.00855000000000001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0967999999999961" calcext:value-type="float">
            <text:p>-0.00096799999999996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1755" calcext:value-type="float">
            <text:p>-0.01755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4875" calcext:value-type="float">
            <text:p>-0.04875</text:p>
          </table:table-cell>
          <table:table-cell office:value-type="float" office:value="-0.00629200000000003" calcext:value-type="float">
            <text:p>-0.0062920000000000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-0.09285" calcext:value-type="float">
            <text:p>-0.09285</text:p>
          </table:table-cell>
          <table:table-cell office:value-type="float" office:value="-0.05082" calcext:value-type="float">
            <text:p>-0.05082</text:p>
          </table:table-cell>
          <table:table-cell office:value-type="float" office:value="0.15135" calcext:value-type="float">
            <text:p>0.15135</text:p>
          </table:table-cell>
          <table:table-cell office:value-type="float" office:value="-0.22725" calcext:value-type="float">
            <text:p>-0.22725</text:p>
          </table:table-cell>
          <table:table-cell office:value-type="float" office:value="-0.24563" calcext:value-type="float">
            <text:p>-0.24563</text:p>
          </table:table-cell>
          <table:table-cell office:value-type="float" office:value="0.97245" calcext:value-type="float">
            <text:p>0.97245</text:p>
          </table:table-cell>
          <table:table-cell office:value-type="float" office:value="0.9597" calcext:value-type="float">
            <text:p>0.9597</text:p>
          </table:table-cell>
          <table:table-cell office:value-type="float" office:value="-1.611962" calcext:value-type="float">
            <text:p>-1.611962</text:p>
          </table:table-cell>
          <table:table-cell office:value-type="float" office:value="-0.1584" calcext:value-type="float">
            <text:p>-0.1584</text:p>
          </table:table-cell>
          <table:table-cell office:value-type="float" office:value="0.11805" calcext:value-type="float">
            <text:p>0.1180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8025" calcext:value-type="float">
            <text:p>-0.080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-0.00944999999999999" calcext:value-type="float">
            <text:p>-0.0094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255" calcext:value-type="float">
            <text:p>0.0255</text:p>
          </table:table-cell>
          <table:table-cell office:value-type="float" office:value="-0.004114" calcext:value-type="float">
            <text:p>-0.004114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943800000000002" calcext:value-type="float">
            <text:p>-0.00943800000000002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943800000000005" calcext:value-type="float">
            <text:p>-0.00943800000000005</text:p>
          </table:table-cell>
          <table:table-cell office:value-type="float" office:value="-0.00614999999999998" calcext:value-type="float">
            <text:p>-0.00614999999999998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435600000000001" calcext:value-type="float">
            <text:p>0.00435600000000001</text:p>
          </table:table-cell>
          <table:table-cell office:value-type="float" office:value="-0.01755" calcext:value-type="float">
            <text:p>-0.0175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871199999999999" calcext:value-type="float">
            <text:p>0.008711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3975" calcext:value-type="float">
            <text:p>-0.03975</text:p>
          </table:table-cell>
          <table:table-cell office:value-type="float" office:value="-0.030492" calcext:value-type="float">
            <text:p>-0.030492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-0.11085" calcext:value-type="float">
            <text:p>-0.11085</text:p>
          </table:table-cell>
          <table:table-cell office:value-type="float" office:value="-0.04114" calcext:value-type="float">
            <text:p>-0.04114</text:p>
          </table:table-cell>
          <table:table-cell office:value-type="float" office:value="0.15435" calcext:value-type="float">
            <text:p>0.15435</text:p>
          </table:table-cell>
          <table:table-cell office:value-type="float" office:value="-0.22425" calcext:value-type="float">
            <text:p>-0.22425</text:p>
          </table:table-cell>
          <table:table-cell office:value-type="float" office:value="-0.23595" calcext:value-type="float">
            <text:p>-0.23595</text:p>
          </table:table-cell>
          <table:table-cell office:value-type="float" office:value="0.97245" calcext:value-type="float">
            <text:p>0.97245</text:p>
          </table:table-cell>
          <table:table-cell office:value-type="float" office:value="0.9807" calcext:value-type="float">
            <text:p>0.9807</text:p>
          </table:table-cell>
          <table:table-cell office:value-type="float" office:value="-1.626482" calcext:value-type="float">
            <text:p>-1.626482</text:p>
          </table:table-cell>
          <table:table-cell office:value-type="float" office:value="-0.1524" calcext:value-type="float">
            <text:p>-0.1524</text:p>
          </table:table-cell>
          <table:table-cell office:value-type="float" office:value="0.11505" calcext:value-type="float">
            <text:p>0.11505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-0.06525" calcext:value-type="float">
            <text:p>-0.065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-0.00644999999999999" calcext:value-type="float">
            <text:p>-0.0064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20328" calcext:value-type="float">
            <text:p>-0.020328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660000000000002" calcext:value-type="float">
            <text:p>0.006600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943800000000002" calcext:value-type="float">
            <text:p>-0.00943800000000002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378" calcext:value-type="float">
            <text:p>-0.0378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2055" calcext:value-type="float">
            <text:p>-0.02055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0580800000000011" calcext:value-type="float">
            <text:p>-0.0058080000000001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5175" calcext:value-type="float">
            <text:p>-0.05175</text:p>
          </table:table-cell>
          <table:table-cell office:value-type="float" office:value="-0.035332" calcext:value-type="float">
            <text:p>-0.035332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-0.10785" calcext:value-type="float">
            <text:p>-0.10785</text:p>
          </table:table-cell>
          <table:table-cell office:value-type="float" office:value="-0.07018" calcext:value-type="float">
            <text:p>-0.07018</text:p>
          </table:table-cell>
          <table:table-cell office:value-type="float" office:value="0.16935" calcext:value-type="float">
            <text:p>0.16935</text:p>
          </table:table-cell>
          <table:table-cell office:value-type="float" office:value="-0.22125" calcext:value-type="float">
            <text:p>-0.22125</text:p>
          </table:table-cell>
          <table:table-cell office:value-type="float" office:value="-0.23111" calcext:value-type="float">
            <text:p>-0.23111</text:p>
          </table:table-cell>
          <table:table-cell office:value-type="float" office:value="0.97245" calcext:value-type="float">
            <text:p>0.97245</text:p>
          </table:table-cell>
          <table:table-cell office:value-type="float" office:value="0.9657" calcext:value-type="float">
            <text:p>0.9657</text:p>
          </table:table-cell>
          <table:table-cell office:value-type="float" office:value="-1.611962" calcext:value-type="float">
            <text:p>-1.611962</text:p>
          </table:table-cell>
          <table:table-cell office:value-type="float" office:value="-0.1554" calcext:value-type="float">
            <text:p>-0.1554</text:p>
          </table:table-cell>
          <table:table-cell office:value-type="float" office:value="0.12105" calcext:value-type="float">
            <text:p>0.12105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-0.07125" calcext:value-type="float">
            <text:p>-0.0712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18634" calcext:value-type="float">
            <text:p>-0.018634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871200000000005" calcext:value-type="float">
            <text:p>0.00871200000000005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165" calcext:value-type="float">
            <text:p>0.0165</text:p>
          </table:table-cell>
          <table:table-cell office:value-type="float" office:value="-0.004114" calcext:value-type="float">
            <text:p>-0.004114</text:p>
          </table:table-cell>
          <table:table-cell office:value-type="float" office:value="0.00660000000000002" calcext:value-type="float">
            <text:p>0.00660000000000002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508199999999997" calcext:value-type="float">
            <text:p>0.00508199999999997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2055" calcext:value-type="float">
            <text:p>-0.0205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0580800000000011" calcext:value-type="float">
            <text:p>-0.00580800000000011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4875" calcext:value-type="float">
            <text:p>-0.04875</text:p>
          </table:table-cell>
          <table:table-cell office:value-type="float" office:value="-0.0111319999999999" calcext:value-type="float">
            <text:p>-0.0111319999999999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-0.11085" calcext:value-type="float">
            <text:p>-0.11085</text:p>
          </table:table-cell>
          <table:table-cell office:value-type="float" office:value="-0.05082" calcext:value-type="float">
            <text:p>-0.05082</text:p>
          </table:table-cell>
          <table:table-cell office:value-type="float" office:value="0.16335" calcext:value-type="float">
            <text:p>0.16335</text:p>
          </table:table-cell>
          <table:table-cell office:value-type="float" office:value="-0.21525" calcext:value-type="float">
            <text:p>-0.21525</text:p>
          </table:table-cell>
          <table:table-cell office:value-type="float" office:value="-0.23111" calcext:value-type="float">
            <text:p>-0.23111</text:p>
          </table:table-cell>
          <table:table-cell office:value-type="float" office:value="0.98145" calcext:value-type="float">
            <text:p>0.98145</text:p>
          </table:table-cell>
          <table:table-cell office:value-type="float" office:value="0.9537" calcext:value-type="float">
            <text:p>0.9537</text:p>
          </table:table-cell>
          <table:table-cell office:value-type="float" office:value="-1.616802" calcext:value-type="float">
            <text:p>-1.616802</text:p>
          </table:table-cell>
          <table:table-cell office:value-type="float" office:value="-0.1584" calcext:value-type="float">
            <text:p>-0.1584</text:p>
          </table:table-cell>
          <table:table-cell office:value-type="float" office:value="0.12105" calcext:value-type="float">
            <text:p>0.1210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6825" calcext:value-type="float">
            <text:p>-0.068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-0.01245" calcext:value-type="float">
            <text:p>-0.0124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165" calcext:value-type="float">
            <text:p>0.0165</text:p>
          </table:table-cell>
          <table:table-cell office:value-type="float" office:value="-0.018634" calcext:value-type="float">
            <text:p>-0.018634</text:p>
          </table:table-cell>
          <table:table-cell office:value-type="float" office:value="0.00960000000000002" calcext:value-type="float">
            <text:p>0.00960000000000002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0.019602" calcext:value-type="float">
            <text:p>0.019602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2055" calcext:value-type="float">
            <text:p>-0.02055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25168" calcext:value-type="float">
            <text:p>-0.025168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4875" calcext:value-type="float">
            <text:p>-0.04875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-0.10785" calcext:value-type="float">
            <text:p>-0.10785</text:p>
          </table:table-cell>
          <table:table-cell office:value-type="float" office:value="-0.05566" calcext:value-type="float">
            <text:p>-0.05566</text:p>
          </table:table-cell>
          <table:table-cell office:value-type="float" office:value="0.16935" calcext:value-type="float">
            <text:p>0.16935</text:p>
          </table:table-cell>
          <table:table-cell office:value-type="float" office:value="-0.22425" calcext:value-type="float">
            <text:p>-0.22425</text:p>
          </table:table-cell>
          <table:table-cell office:value-type="float" office:value="-0.22627" calcext:value-type="float">
            <text:p>-0.22627</text:p>
          </table:table-cell>
          <table:table-cell office:value-type="float" office:value="0.97545" calcext:value-type="float">
            <text:p>0.97545</text:p>
          </table:table-cell>
          <table:table-cell office:value-type="float" office:value="0.9657" calcext:value-type="float">
            <text:p>0.9657</text:p>
          </table:table-cell>
          <table:table-cell office:value-type="float" office:value="-1.626482" calcext:value-type="float">
            <text:p>-1.626482</text:p>
          </table:table-cell>
          <table:table-cell office:value-type="float" office:value="-0.1614" calcext:value-type="float">
            <text:p>-0.1614</text:p>
          </table:table-cell>
          <table:table-cell office:value-type="float" office:value="0.12405" calcext:value-type="float">
            <text:p>0.12405</text:p>
          </table:table-cell>
          <table:table-cell office:value-type="float" office:value="-0.029524" calcext:value-type="float">
            <text:p>-0.029524</text:p>
          </table:table-cell>
          <table:table-cell office:value-type="float" office:value="-0.06525" calcext:value-type="float">
            <text:p>-0.0652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0.00255000000000001" calcext:value-type="float">
            <text:p>0.0025500000000000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05" calcext:value-type="float">
            <text:p>0.0105</text:p>
          </table:table-cell>
          <table:table-cell office:value-type="float" office:value="-0.023474" calcext:value-type="float">
            <text:p>-0.023474</text:p>
          </table:table-cell>
          <table:table-cell office:value-type="float" office:value="0.00660000000000002" calcext:value-type="float">
            <text:p>0.006600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508199999999997" calcext:value-type="float">
            <text:p>0.00508199999999997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2055" calcext:value-type="float">
            <text:p>-0.02055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203280000000001" calcext:value-type="float">
            <text:p>-0.0203280000000001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3975" calcext:value-type="float">
            <text:p>-0.03975</text:p>
          </table:table-cell>
          <table:table-cell office:value-type="float" office:value="-0.00629200000000003" calcext:value-type="float">
            <text:p>-0.00629200000000003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-0.09585" calcext:value-type="float">
            <text:p>-0.09585</text:p>
          </table:table-cell>
          <table:table-cell office:value-type="float" office:value="-0.05082" calcext:value-type="float">
            <text:p>-0.05082</text:p>
          </table:table-cell>
          <table:table-cell office:value-type="float" office:value="0.16635" calcext:value-type="float">
            <text:p>0.16635</text:p>
          </table:table-cell>
          <table:table-cell office:value-type="float" office:value="-0.20925" calcext:value-type="float">
            <text:p>-0.20925</text:p>
          </table:table-cell>
          <table:table-cell office:value-type="float" office:value="-0.24563" calcext:value-type="float">
            <text:p>-0.24563</text:p>
          </table:table-cell>
          <table:table-cell office:value-type="float" office:value="0.98145" calcext:value-type="float">
            <text:p>0.98145</text:p>
          </table:table-cell>
          <table:table-cell office:value-type="float" office:value="0.9627" calcext:value-type="float">
            <text:p>0.9627</text:p>
          </table:table-cell>
          <table:table-cell office:value-type="float" office:value="-1.616802" calcext:value-type="float">
            <text:p>-1.616802</text:p>
          </table:table-cell>
          <table:table-cell office:value-type="float" office:value="-0.1584" calcext:value-type="float">
            <text:p>-0.1584</text:p>
          </table:table-cell>
          <table:table-cell office:value-type="float" office:value="0.12105" calcext:value-type="float">
            <text:p>0.12105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-0.05925" calcext:value-type="float">
            <text:p>-0.05925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-0.018634" calcext:value-type="float">
            <text:p>-0.018634</text:p>
          </table:table-cell>
        </table:table-row>
        <table:table-row table:style-name="ro1">
          <table:table-cell office:value-type="float" office:value="-0.00944999999999999" calcext:value-type="float">
            <text:p>-0.00944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0177" calcext:value-type="float">
            <text:p>0.0177</text:p>
          </table:table-cell>
          <table:table-cell office:value-type="float" office:value="-0.0154879999999999" calcext:value-type="float">
            <text:p>-0.0154879999999999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23474" calcext:value-type="float">
            <text:p>-0.023474</text:p>
          </table:table-cell>
          <table:table-cell office:value-type="float" office:value="0.00960000000000002" calcext:value-type="float">
            <text:p>0.00960000000000002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318" calcext:value-type="float">
            <text:p>-0.0318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-0.02955" calcext:value-type="float">
            <text:p>-0.02955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00968000000000075" calcext:value-type="float">
            <text:p>-0.000968000000000075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4875" calcext:value-type="float">
            <text:p>-0.04875</text:p>
          </table:table-cell>
          <table:table-cell office:value-type="float" office:value="-0.0111319999999999" calcext:value-type="float">
            <text:p>-0.0111319999999999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10185" calcext:value-type="float">
            <text:p>-0.10185</text:p>
          </table:table-cell>
          <table:table-cell office:value-type="float" office:value="-0.05082" calcext:value-type="float">
            <text:p>-0.05082</text:p>
          </table:table-cell>
          <table:table-cell office:value-type="float" office:value="0.16935" calcext:value-type="float">
            <text:p>0.16935</text:p>
          </table:table-cell>
          <table:table-cell office:value-type="float" office:value="-0.21225" calcext:value-type="float">
            <text:p>-0.21225</text:p>
          </table:table-cell>
          <table:table-cell office:value-type="float" office:value="-0.22627" calcext:value-type="float">
            <text:p>-0.22627</text:p>
          </table:table-cell>
          <table:table-cell office:value-type="float" office:value="0.97245" calcext:value-type="float">
            <text:p>0.97245</text:p>
          </table:table-cell>
          <table:table-cell office:value-type="float" office:value="0.9627" calcext:value-type="float">
            <text:p>0.9627</text:p>
          </table:table-cell>
          <table:table-cell office:value-type="float" office:value="-1.616802" calcext:value-type="float">
            <text:p>-1.616802</text:p>
          </table:table-cell>
          <table:table-cell office:value-type="float" office:value="-0.1584" calcext:value-type="float">
            <text:p>-0.1584</text:p>
          </table:table-cell>
          <table:table-cell office:value-type="float" office:value="0.10005" calcext:value-type="float">
            <text:p>0.10005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6225" calcext:value-type="float">
            <text:p>-0.062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-0.00839999999999998" calcext:value-type="float">
            <text:p>-0.00839999999999998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0459800000000001" calcext:value-type="float">
            <text:p>-0.00459800000000001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-0.02055" calcext:value-type="float">
            <text:p>-0.02055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25168" calcext:value-type="float">
            <text:p>-0.025168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3675" calcext:value-type="float">
            <text:p>-0.03675</text:p>
          </table:table-cell>
          <table:table-cell office:value-type="float" office:value="-0.00629200000000003" calcext:value-type="float">
            <text:p>-0.0062920000000000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-0.10785" calcext:value-type="float">
            <text:p>-0.10785</text:p>
          </table:table-cell>
          <table:table-cell office:value-type="float" office:value="-0.04598" calcext:value-type="float">
            <text:p>-0.04598</text:p>
          </table:table-cell>
          <table:table-cell office:value-type="float" office:value="0.17235" calcext:value-type="float">
            <text:p>0.17235</text:p>
          </table:table-cell>
          <table:table-cell office:value-type="float" office:value="-0.21525" calcext:value-type="float">
            <text:p>-0.21525</text:p>
          </table:table-cell>
          <table:table-cell office:value-type="float" office:value="-0.24079" calcext:value-type="float">
            <text:p>-0.24079</text:p>
          </table:table-cell>
          <table:table-cell office:value-type="float" office:value="0.97845" calcext:value-type="float">
            <text:p>0.97845</text:p>
          </table:table-cell>
          <table:table-cell office:value-type="float" office:value="0.9657" calcext:value-type="float">
            <text:p>0.9657</text:p>
          </table:table-cell>
          <table:table-cell office:value-type="float" office:value="-1.611962" calcext:value-type="float">
            <text:p>-1.611962</text:p>
          </table:table-cell>
          <table:table-cell office:value-type="float" office:value="-0.1614" calcext:value-type="float">
            <text:p>-0.1614</text:p>
          </table:table-cell>
          <table:table-cell office:value-type="float" office:value="0.10305" calcext:value-type="float">
            <text:p>0.10305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7725" calcext:value-type="float">
            <text:p>-0.0772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8634" calcext:value-type="float">
            <text:p>-0.018634</text:p>
          </table:table-cell>
        </table:table-row>
        <table:table-row table:style-name="ro1">
          <table:table-cell office:value-type="float" office:value="0.00255000000000001" calcext:value-type="float">
            <text:p>0.0025500000000000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165" calcext:value-type="float">
            <text:p>0.0165</text:p>
          </table:table-cell>
          <table:table-cell office:value-type="float" office:value="-0.00895400000000001" calcext:value-type="float">
            <text:p>-0.00895400000000001</text:p>
          </table:table-cell>
          <table:table-cell office:value-type="float" office:value="0.00960000000000002" calcext:value-type="float">
            <text:p>0.00960000000000002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9922" calcext:value-type="float">
            <text:p>0.009922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2783" calcext:value-type="float">
            <text:p>-0.02783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-0.02355" calcext:value-type="float">
            <text:p>-0.02355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00871199999999999" calcext:value-type="float">
            <text:p>0.00871199999999999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3975" calcext:value-type="float">
            <text:p>-0.03975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-0.09885" calcext:value-type="float">
            <text:p>-0.09885</text:p>
          </table:table-cell>
          <table:table-cell office:value-type="float" office:value="-0.03146" calcext:value-type="float">
            <text:p>-0.03146</text:p>
          </table:table-cell>
          <table:table-cell office:value-type="float" office:value="0.15735" calcext:value-type="float">
            <text:p>0.15735</text:p>
          </table:table-cell>
          <table:table-cell office:value-type="float" office:value="-0.21525" calcext:value-type="float">
            <text:p>-0.21525</text:p>
          </table:table-cell>
          <table:table-cell office:value-type="float" office:value="-0.23111" calcext:value-type="float">
            <text:p>-0.23111</text:p>
          </table:table-cell>
          <table:table-cell office:value-type="float" office:value="0.97245" calcext:value-type="float">
            <text:p>0.97245</text:p>
          </table:table-cell>
          <table:table-cell office:value-type="float" office:value="0.9687" calcext:value-type="float">
            <text:p>0.9687</text:p>
          </table:table-cell>
          <table:table-cell office:value-type="float" office:value="-1.641002" calcext:value-type="float">
            <text:p>-1.641002</text:p>
          </table:table-cell>
          <table:table-cell office:value-type="float" office:value="-0.1704" calcext:value-type="float">
            <text:p>-0.1704</text:p>
          </table:table-cell>
          <table:table-cell office:value-type="float" office:value="0.10905" calcext:value-type="float">
            <text:p>0.1090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6225" calcext:value-type="float">
            <text:p>-0.0622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8634" calcext:value-type="float">
            <text:p>-0.018634</text:p>
          </table:table-cell>
        </table:table-row>
        <table:table-row table:style-name="ro1">
          <table:table-cell office:value-type="float" office:value="-0.00344999999999999" calcext:value-type="float">
            <text:p>-0.0034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0177" calcext:value-type="float">
            <text:p>0.0177</text:p>
          </table:table-cell>
          <table:table-cell office:value-type="float" office:value="-0.000967999999999961" calcext:value-type="float">
            <text:p>-0.00096799999999996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255" calcext:value-type="float">
            <text:p>0.0255</text:p>
          </table:table-cell>
          <table:table-cell office:value-type="float" office:value="-0.004114" calcext:value-type="float">
            <text:p>-0.004114</text:p>
          </table:table-cell>
          <table:table-cell office:value-type="float" office:value="-0.00539999999999998" calcext:value-type="float">
            <text:p>-0.00539999999999998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459800000000001" calcext:value-type="float">
            <text:p>-0.004598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19118" calcext:value-type="float">
            <text:p>-0.019118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34364" calcext:value-type="float">
            <text:p>-0.034364</text:p>
          </table:table-cell>
          <table:table-cell office:value-type="float" office:value="-0.01755" calcext:value-type="float">
            <text:p>-0.01755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3075" calcext:value-type="float">
            <text:p>-0.03075</text:p>
          </table:table-cell>
          <table:table-cell office:value-type="float" office:value="-0.025652" calcext:value-type="float">
            <text:p>-0.025652</text:p>
          </table:table-cell>
          <table:table-cell office:value-type="float" office:value="0.03285" calcext:value-type="float">
            <text:p>0.03285</text:p>
          </table:table-cell>
          <table:table-cell office:value-type="float" office:value="-0.11085" calcext:value-type="float">
            <text:p>-0.11085</text:p>
          </table:table-cell>
          <table:table-cell office:value-type="float" office:value="-0.03146" calcext:value-type="float">
            <text:p>-0.03146</text:p>
          </table:table-cell>
          <table:table-cell office:value-type="float" office:value="0.16935" calcext:value-type="float">
            <text:p>0.16935</text:p>
          </table:table-cell>
          <table:table-cell office:value-type="float" office:value="-0.20625" calcext:value-type="float">
            <text:p>-0.20625</text:p>
          </table:table-cell>
          <table:table-cell office:value-type="float" office:value="-0.22627" calcext:value-type="float">
            <text:p>-0.22627</text:p>
          </table:table-cell>
          <table:table-cell office:value-type="float" office:value="0.97845" calcext:value-type="float">
            <text:p>0.97845</text:p>
          </table:table-cell>
          <table:table-cell office:value-type="float" office:value="0.9627" calcext:value-type="float">
            <text:p>0.9627</text:p>
          </table:table-cell>
          <table:table-cell office:value-type="float" office:value="-1.631322" calcext:value-type="float">
            <text:p>-1.631322</text:p>
          </table:table-cell>
          <table:table-cell office:value-type="float" office:value="-0.1554" calcext:value-type="float">
            <text:p>-0.1554</text:p>
          </table:table-cell>
          <table:table-cell office:value-type="float" office:value="0.11505" calcext:value-type="float">
            <text:p>0.11505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6525" calcext:value-type="float">
            <text:p>-0.065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28314" calcext:value-type="float">
            <text:p>-0.028314</text:p>
          </table:table-cell>
        </table:table-row>
        <table:table-row table:style-name="ro1">
          <table:table-cell office:value-type="float" office:value="0.00255000000000001" calcext:value-type="float">
            <text:p>0.0025500000000000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54880000000001" calcext:value-type="float">
            <text:p>-0.015488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5475" calcext:value-type="float">
            <text:p>-0.054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-0.11385" calcext:value-type="float">
            <text:p>-0.11385</text:p>
          </table:table-cell>
          <table:table-cell office:value-type="float" office:value="-0.0605" calcext:value-type="float">
            <text:p>-0.0605</text:p>
          </table:table-cell>
          <table:table-cell office:value-type="float" office:value="0.17235" calcext:value-type="float">
            <text:p>0.17235</text:p>
          </table:table-cell>
          <table:table-cell office:value-type="float" office:value="-0.22125" calcext:value-type="float">
            <text:p>-0.22125</text:p>
          </table:table-cell>
          <table:table-cell office:value-type="float" office:value="-0.23111" calcext:value-type="float">
            <text:p>-0.23111</text:p>
          </table:table-cell>
          <table:table-cell office:value-type="float" office:value="0.96945" calcext:value-type="float">
            <text:p>0.96945</text:p>
          </table:table-cell>
          <table:table-cell office:value-type="float" office:value="0.9597" calcext:value-type="float">
            <text:p>0.9597</text:p>
          </table:table-cell>
          <table:table-cell office:value-type="float" office:value="-1.602282" calcext:value-type="float">
            <text:p>-1.602282</text:p>
          </table:table-cell>
          <table:table-cell office:value-type="float" office:value="-0.1494" calcext:value-type="float">
            <text:p>-0.1494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6225" calcext:value-type="float">
            <text:p>-0.062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18634" calcext:value-type="float">
            <text:p>-0.018634</text:p>
          </table:table-cell>
        </table:table-row>
        <table:table-row table:style-name="ro1">
          <table:table-cell office:value-type="float" office:value="0.00555000000000001" calcext:value-type="float">
            <text:p>0.0055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871200000000005" calcext:value-type="float">
            <text:p>0.0087120000000000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960000000000002" calcext:value-type="float">
            <text:p>0.00960000000000002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154880000000001" calcext:value-type="float">
            <text:p>-0.015488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3975" calcext:value-type="float">
            <text:p>-0.03975</text:p>
          </table:table-cell>
          <table:table-cell office:value-type="float" office:value="-0.0111319999999999" calcext:value-type="float">
            <text:p>-0.0111319999999999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-0.10185" calcext:value-type="float">
            <text:p>-0.10185</text:p>
          </table:table-cell>
          <table:table-cell office:value-type="float" office:value="-0.05082" calcext:value-type="float">
            <text:p>-0.05082</text:p>
          </table:table-cell>
          <table:table-cell office:value-type="float" office:value="0.16335" calcext:value-type="float">
            <text:p>0.16335</text:p>
          </table:table-cell>
          <table:table-cell office:value-type="float" office:value="-0.21825" calcext:value-type="float">
            <text:p>-0.21825</text:p>
          </table:table-cell>
          <table:table-cell office:value-type="float" office:value="-0.23111" calcext:value-type="float">
            <text:p>-0.23111</text:p>
          </table:table-cell>
          <table:table-cell office:value-type="float" office:value="0.96945" calcext:value-type="float">
            <text:p>0.96945</text:p>
          </table:table-cell>
          <table:table-cell office:value-type="float" office:value="0.9687" calcext:value-type="float">
            <text:p>0.9687</text:p>
          </table:table-cell>
          <table:table-cell office:value-type="float" office:value="-1.587762" calcext:value-type="float">
            <text:p>-1.587762</text:p>
          </table:table-cell>
          <table:table-cell office:value-type="float" office:value="-0.1584" calcext:value-type="float">
            <text:p>-0.1584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6225" calcext:value-type="float">
            <text:p>-0.0622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0.01155" calcext:value-type="float">
            <text:p>0.0115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0895400000000001" calcext:value-type="float">
            <text:p>-0.00895400000000001</text:p>
          </table:table-cell>
          <table:table-cell office:value-type="float" office:value="0.00660000000000002" calcext:value-type="float">
            <text:p>0.00660000000000002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943800000000005" calcext:value-type="float">
            <text:p>-0.00943800000000005</text:p>
          </table:table-cell>
          <table:table-cell office:value-type="float" office:value="-0.00614999999999998" calcext:value-type="float">
            <text:p>-0.00614999999999998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318" calcext:value-type="float">
            <text:p>-0.0318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387199999999996" calcext:value-type="float">
            <text:p>0.00387199999999996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3675" calcext:value-type="float">
            <text:p>-0.03675</text:p>
          </table:table-cell>
          <table:table-cell office:value-type="float" office:value="-0.0111319999999999" calcext:value-type="float">
            <text:p>-0.0111319999999999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-0.09885" calcext:value-type="float">
            <text:p>-0.09885</text:p>
          </table:table-cell>
          <table:table-cell office:value-type="float" office:value="-0.05082" calcext:value-type="float">
            <text:p>-0.05082</text:p>
          </table:table-cell>
          <table:table-cell office:value-type="float" office:value="0.16635" calcext:value-type="float">
            <text:p>0.16635</text:p>
          </table:table-cell>
          <table:table-cell office:value-type="float" office:value="-0.20025" calcext:value-type="float">
            <text:p>-0.20025</text:p>
          </table:table-cell>
          <table:table-cell office:value-type="float" office:value="-0.23595" calcext:value-type="float">
            <text:p>-0.23595</text:p>
          </table:table-cell>
          <table:table-cell office:value-type="float" office:value="0.96945" calcext:value-type="float">
            <text:p>0.96945</text:p>
          </table:table-cell>
          <table:table-cell office:value-type="float" office:value="0.9627" calcext:value-type="float">
            <text:p>0.9627</text:p>
          </table:table-cell>
          <table:table-cell office:value-type="float" office:value="-1.616802" calcext:value-type="float">
            <text:p>-1.616802</text:p>
          </table:table-cell>
          <table:table-cell office:value-type="float" office:value="-0.1554" calcext:value-type="float">
            <text:p>-0.1554</text:p>
          </table:table-cell>
          <table:table-cell office:value-type="float" office:value="0.11505" calcext:value-type="float">
            <text:p>0.1150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7425" calcext:value-type="float">
            <text:p>-0.0742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28314" calcext:value-type="float">
            <text:p>-0.028314</text:p>
          </table:table-cell>
        </table:table-row>
        <table:table-row table:style-name="ro1">
          <table:table-cell office:value-type="float" office:value="0.00255000000000001" calcext:value-type="float">
            <text:p>0.0025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20812" calcext:value-type="float">
            <text:p>-0.020812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943800000000002" calcext:value-type="float">
            <text:p>-0.00943800000000002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23958" calcext:value-type="float">
            <text:p>-0.023958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2299" calcext:value-type="float">
            <text:p>-0.02299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0.00435600000000001" calcext:value-type="float">
            <text:p>0.00435600000000001</text:p>
          </table:table-cell>
          <table:table-cell office:value-type="float" office:value="-0.02355" calcext:value-type="float">
            <text:p>-0.0235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387199999999996" calcext:value-type="float">
            <text:p>0.00387199999999996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5175" calcext:value-type="float">
            <text:p>-0.05175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-0.10785" calcext:value-type="float">
            <text:p>-0.10785</text:p>
          </table:table-cell>
          <table:table-cell office:value-type="float" office:value="-0.04114" calcext:value-type="float">
            <text:p>-0.04114</text:p>
          </table:table-cell>
          <table:table-cell office:value-type="float" office:value="0.16335" calcext:value-type="float">
            <text:p>0.16335</text:p>
          </table:table-cell>
          <table:table-cell office:value-type="float" office:value="-0.22425" calcext:value-type="float">
            <text:p>-0.22425</text:p>
          </table:table-cell>
          <table:table-cell office:value-type="float" office:value="-0.23595" calcext:value-type="float">
            <text:p>-0.23595</text:p>
          </table:table-cell>
          <table:table-cell office:value-type="float" office:value="0.97545" calcext:value-type="float">
            <text:p>0.97545</text:p>
          </table:table-cell>
          <table:table-cell office:value-type="float" office:value="0.9717" calcext:value-type="float">
            <text:p>0.9717</text:p>
          </table:table-cell>
          <table:table-cell office:value-type="float" office:value="-1.621642" calcext:value-type="float">
            <text:p>-1.621642</text:p>
          </table:table-cell>
          <table:table-cell office:value-type="float" office:value="-0.1614" calcext:value-type="float">
            <text:p>-0.1614</text:p>
          </table:table-cell>
          <table:table-cell office:value-type="float" office:value="0.12105" calcext:value-type="float">
            <text:p>0.12105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5925" calcext:value-type="float">
            <text:p>-0.0592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0.01155" calcext:value-type="float">
            <text:p>0.0115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0.0177" calcext:value-type="float">
            <text:p>0.0177</text:p>
          </table:table-cell>
          <table:table-cell office:value-type="float" office:value="-0.0154879999999999" calcext:value-type="float">
            <text:p>-0.0154879999999999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960000000000002" calcext:value-type="float">
            <text:p>0.00960000000000002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154880000000001" calcext:value-type="float">
            <text:p>-0.015488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3975" calcext:value-type="float">
            <text:p>-0.03975</text:p>
          </table:table-cell>
          <table:table-cell office:value-type="float" office:value="-0.0111319999999999" calcext:value-type="float">
            <text:p>-0.0111319999999999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-0.10785" calcext:value-type="float">
            <text:p>-0.10785</text:p>
          </table:table-cell>
          <table:table-cell office:value-type="float" office:value="-0.04114" calcext:value-type="float">
            <text:p>-0.04114</text:p>
          </table:table-cell>
          <table:table-cell office:value-type="float" office:value="0.16035" calcext:value-type="float">
            <text:p>0.16035</text:p>
          </table:table-cell>
          <table:table-cell office:value-type="float" office:value="-0.20625" calcext:value-type="float">
            <text:p>-0.20625</text:p>
          </table:table-cell>
          <table:table-cell office:value-type="float" office:value="-0.24563" calcext:value-type="float">
            <text:p>-0.24563</text:p>
          </table:table-cell>
          <table:table-cell office:value-type="float" office:value="0.96345" calcext:value-type="float">
            <text:p>0.96345</text:p>
          </table:table-cell>
          <table:table-cell office:value-type="float" office:value="0.9717" calcext:value-type="float">
            <text:p>0.9717</text:p>
          </table:table-cell>
          <table:table-cell office:value-type="float" office:value="-1.631322" calcext:value-type="float">
            <text:p>-1.631322</text:p>
          </table:table-cell>
          <table:table-cell office:value-type="float" office:value="-0.1494" calcext:value-type="float">
            <text:p>-0.1494</text:p>
          </table:table-cell>
          <table:table-cell office:value-type="float" office:value="0.10905" calcext:value-type="float">
            <text:p>0.10905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-0.06525" calcext:value-type="float">
            <text:p>-0.0652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0.00855000000000001" calcext:value-type="float">
            <text:p>0.0085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0967999999999961" calcext:value-type="float">
            <text:p>-0.00096799999999996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660000000000002" calcext:value-type="float">
            <text:p>0.00660000000000002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943800000000005" calcext:value-type="float">
            <text:p>-0.00943800000000005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203280000000001" calcext:value-type="float">
            <text:p>-0.0203280000000001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4875" calcext:value-type="float">
            <text:p>-0.048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-0.10785" calcext:value-type="float">
            <text:p>-0.10785</text:p>
          </table:table-cell>
          <table:table-cell office:value-type="float" office:value="-0.03146" calcext:value-type="float">
            <text:p>-0.03146</text:p>
          </table:table-cell>
          <table:table-cell office:value-type="float" office:value="0.17235" calcext:value-type="float">
            <text:p>0.17235</text:p>
          </table:table-cell>
          <table:table-cell office:value-type="float" office:value="-0.22425" calcext:value-type="float">
            <text:p>-0.22425</text:p>
          </table:table-cell>
          <table:table-cell office:value-type="float" office:value="-0.24563" calcext:value-type="float">
            <text:p>-0.24563</text:p>
          </table:table-cell>
          <table:table-cell office:value-type="float" office:value="0.98445" calcext:value-type="float">
            <text:p>0.98445</text:p>
          </table:table-cell>
          <table:table-cell office:value-type="float" office:value="0.9657" calcext:value-type="float">
            <text:p>0.9657</text:p>
          </table:table-cell>
          <table:table-cell office:value-type="float" office:value="-1.607122" calcext:value-type="float">
            <text:p>-1.607122</text:p>
          </table:table-cell>
          <table:table-cell office:value-type="float" office:value="-0.1554" calcext:value-type="float">
            <text:p>-0.1554</text:p>
          </table:table-cell>
          <table:table-cell office:value-type="float" office:value="0.12105" calcext:value-type="float">
            <text:p>0.1210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6825" calcext:value-type="float">
            <text:p>-0.0682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18634" calcext:value-type="float">
            <text:p>-0.018634</text:p>
          </table:table-cell>
        </table:table-row>
        <table:table-row table:style-name="ro1">
          <table:table-cell office:value-type="float" office:value="-0.00644999999999999" calcext:value-type="float">
            <text:p>-0.0064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0967999999999961" calcext:value-type="float">
            <text:p>-0.00096799999999996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165" calcext:value-type="float">
            <text:p>0.0165</text:p>
          </table:table-cell>
          <table:table-cell office:value-type="float" office:value="-0.018634" calcext:value-type="float">
            <text:p>-0.018634</text:p>
          </table:table-cell>
          <table:table-cell office:value-type="float" office:value="-0.00239999999999998" calcext:value-type="float">
            <text:p>-0.00239999999999998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943800000000002" calcext:value-type="float">
            <text:p>-0.00943800000000002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159" calcext:value-type="float">
            <text:p>0.0159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3255" calcext:value-type="float">
            <text:p>-0.03255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4275" calcext:value-type="float">
            <text:p>-0.04275</text:p>
          </table:table-cell>
          <table:table-cell office:value-type="float" office:value="-0.025652" calcext:value-type="float">
            <text:p>-0.025652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-0.09885" calcext:value-type="float">
            <text:p>-0.09885</text:p>
          </table:table-cell>
          <table:table-cell office:value-type="float" office:value="-0.05566" calcext:value-type="float">
            <text:p>-0.05566</text:p>
          </table:table-cell>
          <table:table-cell office:value-type="float" office:value="0.15735" calcext:value-type="float">
            <text:p>0.15735</text:p>
          </table:table-cell>
          <table:table-cell office:value-type="float" office:value="-0.21525" calcext:value-type="float">
            <text:p>-0.21525</text:p>
          </table:table-cell>
          <table:table-cell office:value-type="float" office:value="-0.23595" calcext:value-type="float">
            <text:p>-0.23595</text:p>
          </table:table-cell>
          <table:table-cell office:value-type="float" office:value="0.96945" calcext:value-type="float">
            <text:p>0.96945</text:p>
          </table:table-cell>
          <table:table-cell office:value-type="float" office:value="0.9657" calcext:value-type="float">
            <text:p>0.9657</text:p>
          </table:table-cell>
          <table:table-cell office:value-type="float" office:value="-1.621642" calcext:value-type="float">
            <text:p>-1.621642</text:p>
          </table:table-cell>
          <table:table-cell office:value-type="float" office:value="-0.1644" calcext:value-type="float">
            <text:p>-0.1644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-0.024684" calcext:value-type="float">
            <text:p>-0.024684</text:p>
          </table:table-cell>
          <table:table-cell office:value-type="float" office:value="-0.06825" calcext:value-type="float">
            <text:p>-0.068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-0.021538" calcext:value-type="float">
            <text:p>-0.02153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0895400000000001" calcext:value-type="float">
            <text:p>-0.00895400000000001</text:p>
          </table:table-cell>
          <table:table-cell office:value-type="float" office:value="-0.00239999999999998" calcext:value-type="float">
            <text:p>-0.002399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3255" calcext:value-type="float">
            <text:p>-0.03255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3675" calcext:value-type="float">
            <text:p>-0.036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-0.10785" calcext:value-type="float">
            <text:p>-0.10785</text:p>
          </table:table-cell>
          <table:table-cell office:value-type="float" office:value="-0.02662" calcext:value-type="float">
            <text:p>-0.02662</text:p>
          </table:table-cell>
          <table:table-cell office:value-type="float" office:value="0.15735" calcext:value-type="float">
            <text:p>0.15735</text:p>
          </table:table-cell>
          <table:table-cell office:value-type="float" office:value="-0.21225" calcext:value-type="float">
            <text:p>-0.21225</text:p>
          </table:table-cell>
          <table:table-cell office:value-type="float" office:value="-0.22627" calcext:value-type="float">
            <text:p>-0.22627</text:p>
          </table:table-cell>
          <table:table-cell office:value-type="float" office:value="0.97545" calcext:value-type="float">
            <text:p>0.97545</text:p>
          </table:table-cell>
          <table:table-cell office:value-type="float" office:value="0.9777" calcext:value-type="float">
            <text:p>0.9777</text:p>
          </table:table-cell>
          <table:table-cell office:value-type="float" office:value="-1.616802" calcext:value-type="float">
            <text:p>-1.616802</text:p>
          </table:table-cell>
          <table:table-cell office:value-type="float" office:value="-0.1524" calcext:value-type="float">
            <text:p>-0.1524</text:p>
          </table:table-cell>
          <table:table-cell office:value-type="float" office:value="0.12405" calcext:value-type="float">
            <text:p>0.12405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6825" calcext:value-type="float">
            <text:p>-0.068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0.00855000000000001" calcext:value-type="float">
            <text:p>0.0085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2025" calcext:value-type="float">
            <text:p>0.02025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20086" calcext:value-type="float">
            <text:p>0.020086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23958" calcext:value-type="float">
            <text:p>-0.023958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-0.00780000000000001" calcext:value-type="float">
            <text:p>-0.00780000000000001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25168" calcext:value-type="float">
            <text:p>-0.025168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4275" calcext:value-type="float">
            <text:p>-0.042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-0.10485" calcext:value-type="float">
            <text:p>-0.10485</text:p>
          </table:table-cell>
          <table:table-cell office:value-type="float" office:value="-0.04598" calcext:value-type="float">
            <text:p>-0.04598</text:p>
          </table:table-cell>
          <table:table-cell office:value-type="float" office:value="0.14835" calcext:value-type="float">
            <text:p>0.14835</text:p>
          </table:table-cell>
          <table:table-cell office:value-type="float" office:value="-0.22125" calcext:value-type="float">
            <text:p>-0.22125</text:p>
          </table:table-cell>
          <table:table-cell office:value-type="float" office:value="-0.24079" calcext:value-type="float">
            <text:p>-0.24079</text:p>
          </table:table-cell>
          <table:table-cell office:value-type="float" office:value="0.96945" calcext:value-type="float">
            <text:p>0.96945</text:p>
          </table:table-cell>
          <table:table-cell office:value-type="float" office:value="0.9627" calcext:value-type="float">
            <text:p>0.9627</text:p>
          </table:table-cell>
          <table:table-cell office:value-type="float" office:value="-1.602282" calcext:value-type="float">
            <text:p>-1.602282</text:p>
          </table:table-cell>
          <table:table-cell office:value-type="float" office:value="-0.1584" calcext:value-type="float">
            <text:p>-0.1584</text:p>
          </table:table-cell>
          <table:table-cell office:value-type="float" office:value="0.11505" calcext:value-type="float">
            <text:p>0.11505</text:p>
          </table:table-cell>
          <table:table-cell office:value-type="float" office:value="-0.034364" calcext:value-type="float">
            <text:p>-0.034364</text:p>
          </table:table-cell>
          <table:table-cell office:value-type="float" office:value="-0.06225" calcext:value-type="float">
            <text:p>-0.062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-0.00344999999999999" calcext:value-type="float">
            <text:p>-0.0034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-0.00869999999999999" calcext:value-type="float">
            <text:p>-0.00869999999999999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0.00780000000000001" calcext:value-type="float">
            <text:p>0.00780000000000001</text:p>
          </table:table-cell>
          <table:table-cell office:value-type="float" office:value="0.0147" calcext:value-type="float">
            <text:p>0.0147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59800000000001" calcext:value-type="float">
            <text:p>-0.00459800000000001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00435600000000001" calcext:value-type="float">
            <text:p>0.00435600000000001</text:p>
          </table:table-cell>
          <table:table-cell office:value-type="float" office:value="-0.01755" calcext:value-type="float">
            <text:p>-0.01755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203280000000001" calcext:value-type="float">
            <text:p>-0.020328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4575" calcext:value-type="float">
            <text:p>-0.04575</text:p>
          </table:table-cell>
          <table:table-cell office:value-type="float" office:value="0.00338800000000003" calcext:value-type="float">
            <text:p>0.00338800000000003</text:p>
          </table:table-cell>
          <table:table-cell office:value-type="float" office:value="0.03285" calcext:value-type="float">
            <text:p>0.03285</text:p>
          </table:table-cell>
          <table:table-cell office:value-type="float" office:value="-0.11385" calcext:value-type="float">
            <text:p>-0.11385</text:p>
          </table:table-cell>
          <table:table-cell office:value-type="float" office:value="-0.03146" calcext:value-type="float">
            <text:p>-0.03146</text:p>
          </table:table-cell>
          <table:table-cell office:value-type="float" office:value="0.16035" calcext:value-type="float">
            <text:p>0.16035</text:p>
          </table:table-cell>
          <table:table-cell office:value-type="float" office:value="-0.21525" calcext:value-type="float">
            <text:p>-0.21525</text:p>
          </table:table-cell>
          <table:table-cell office:value-type="float" office:value="-0.23595" calcext:value-type="float">
            <text:p>-0.23595</text:p>
          </table:table-cell>
          <table:table-cell office:value-type="float" office:value="0.96645" calcext:value-type="float">
            <text:p>0.96645</text:p>
          </table:table-cell>
          <table:table-cell office:value-type="float" office:value="0.9657" calcext:value-type="float">
            <text:p>0.9657</text:p>
          </table:table-cell>
          <table:table-cell office:value-type="float" office:value="-1.636162" calcext:value-type="float">
            <text:p>-1.636162</text:p>
          </table:table-cell>
          <table:table-cell office:value-type="float" office:value="-0.1584" calcext:value-type="float">
            <text:p>-0.1584</text:p>
          </table:table-cell>
          <table:table-cell office:value-type="float" office:value="0.12405" calcext:value-type="float">
            <text:p>0.12405</text:p>
          </table:table-cell>
          <table:table-cell office:value-type="float" office:value="-0.029524" calcext:value-type="float">
            <text:p>-0.029524</text:p>
          </table:table-cell>
          <table:table-cell office:value-type="float" office:value="-0.06225" calcext:value-type="float">
            <text:p>-0.0622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0.01155" calcext:value-type="float">
            <text:p>0.01155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23474" calcext:value-type="float">
            <text:p>-0.023474</text:p>
          </table:table-cell>
          <table:table-cell office:value-type="float" office:value="-0.00239999999999998" calcext:value-type="float">
            <text:p>-0.0023999999999999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459800000000001" calcext:value-type="float">
            <text:p>-0.00459800000000001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154880000000001" calcext:value-type="float">
            <text:p>-0.0154880000000001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3075" calcext:value-type="float">
            <text:p>-0.03075</text:p>
          </table:table-cell>
          <table:table-cell office:value-type="float" office:value="-0.020812" calcext:value-type="float">
            <text:p>-0.020812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-0.10785" calcext:value-type="float">
            <text:p>-0.10785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0.16935" calcext:value-type="float">
            <text:p>0.16935</text:p>
          </table:table-cell>
          <table:table-cell office:value-type="float" office:value="-0.21825" calcext:value-type="float">
            <text:p>-0.21825</text:p>
          </table:table-cell>
          <table:table-cell office:value-type="float" office:value="-0.23595" calcext:value-type="float">
            <text:p>-0.23595</text:p>
          </table:table-cell>
          <table:table-cell office:value-type="float" office:value="0.96045" calcext:value-type="float">
            <text:p>0.96045</text:p>
          </table:table-cell>
          <table:table-cell office:value-type="float" office:value="0.9537" calcext:value-type="float">
            <text:p>0.9537</text:p>
          </table:table-cell>
          <table:table-cell office:value-type="float" office:value="-1.616802" calcext:value-type="float">
            <text:p>-1.616802</text:p>
          </table:table-cell>
          <table:table-cell office:value-type="float" office:value="-0.1434" calcext:value-type="float">
            <text:p>-0.1434</text:p>
          </table:table-cell>
          <table:table-cell office:value-type="float" office:value="0.10605" calcext:value-type="float">
            <text:p>0.1060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6225" calcext:value-type="float">
            <text:p>-0.062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-0.01245" calcext:value-type="float">
            <text:p>-0.0124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154879999999999" calcext:value-type="float">
            <text:p>-0.0154879999999999</text:p>
          </table:table-cell>
          <table:table-cell office:value-type="float" office:value="-0.01485" calcext:value-type="float">
            <text:p>-0.0148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24926" calcext:value-type="float">
            <text:p>0.024926</text:p>
          </table:table-cell>
          <table:table-cell office:value-type="float" office:value="0.00960000000000002" calcext:value-type="float">
            <text:p>0.00960000000000002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189" calcext:value-type="float">
            <text:p>0.0189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-0.00614999999999998" calcext:value-type="float">
            <text:p>-0.00614999999999998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00435600000000001" calcext:value-type="float">
            <text:p>0.00435600000000001</text:p>
          </table:table-cell>
          <table:table-cell office:value-type="float" office:value="-0.01755" calcext:value-type="float">
            <text:p>-0.01755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154880000000001" calcext:value-type="float">
            <text:p>-0.0154880000000001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4275" calcext:value-type="float">
            <text:p>-0.04275</text:p>
          </table:table-cell>
          <table:table-cell office:value-type="float" office:value="-0.0111319999999999" calcext:value-type="float">
            <text:p>-0.0111319999999999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-0.09585" calcext:value-type="float">
            <text:p>-0.09585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0.15735" calcext:value-type="float">
            <text:p>0.15735</text:p>
          </table:table-cell>
          <table:table-cell office:value-type="float" office:value="-0.21225" calcext:value-type="float">
            <text:p>-0.21225</text:p>
          </table:table-cell>
          <table:table-cell office:value-type="float" office:value="-0.24563" calcext:value-type="float">
            <text:p>-0.24563</text:p>
          </table:table-cell>
          <table:table-cell office:value-type="float" office:value="0.98145" calcext:value-type="float">
            <text:p>0.98145</text:p>
          </table:table-cell>
          <table:table-cell office:value-type="float" office:value="0.9747" calcext:value-type="float">
            <text:p>0.9747</text:p>
          </table:table-cell>
          <table:table-cell office:value-type="float" office:value="-1.616802" calcext:value-type="float">
            <text:p>-1.616802</text:p>
          </table:table-cell>
          <table:table-cell office:value-type="float" office:value="-0.1464" calcext:value-type="float">
            <text:p>-0.1464</text:p>
          </table:table-cell>
          <table:table-cell office:value-type="float" office:value="0.10905" calcext:value-type="float">
            <text:p>0.10905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6225" calcext:value-type="float">
            <text:p>-0.062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5566" calcext:value-type="float">
            <text:p>0.005566</text:p>
          </table:table-cell>
        </table:table-row>
        <table:table-row table:style-name="ro1">
          <table:table-cell office:value-type="float" office:value="-0.00344999999999999" calcext:value-type="float">
            <text:p>-0.0034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237" calcext:value-type="float">
            <text:p>0.0237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225" calcext:value-type="float">
            <text:p>0.022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0.00855000000000001" calcext:value-type="float">
            <text:p>0.00855000000000001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0.0129" calcext:value-type="float">
            <text:p>0.0129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318" calcext:value-type="float">
            <text:p>-0.0318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2355" calcext:value-type="float">
            <text:p>-0.02355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0580800000000011" calcext:value-type="float">
            <text:p>-0.0058080000000001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4575" calcext:value-type="float">
            <text:p>-0.04575</text:p>
          </table:table-cell>
          <table:table-cell office:value-type="float" office:value="-0.025652" calcext:value-type="float">
            <text:p>-0.025652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-0.09585" calcext:value-type="float">
            <text:p>-0.09585</text:p>
          </table:table-cell>
          <table:table-cell office:value-type="float" office:value="-0.05566" calcext:value-type="float">
            <text:p>-0.05566</text:p>
          </table:table-cell>
          <table:table-cell office:value-type="float" office:value="0.13035" calcext:value-type="float">
            <text:p>0.13035</text:p>
          </table:table-cell>
          <table:table-cell office:value-type="float" office:value="-0.15825" calcext:value-type="float">
            <text:p>-0.15825</text:p>
          </table:table-cell>
          <table:table-cell office:value-type="float" office:value="-0.24079" calcext:value-type="float">
            <text:p>-0.24079</text:p>
          </table:table-cell>
          <table:table-cell office:value-type="float" office:value="0.53745" calcext:value-type="float">
            <text:p>0.53745</text:p>
          </table:table-cell>
          <table:table-cell office:value-type="float" office:value="0.4857" calcext:value-type="float">
            <text:p>0.4857</text:p>
          </table:table-cell>
          <table:table-cell office:value-type="float" office:value="-0.493922" calcext:value-type="float">
            <text:p>-0.493922</text:p>
          </table:table-cell>
          <table:table-cell office:value-type="float" office:value="-0.1254" calcext:value-type="float">
            <text:p>-0.1254</text:p>
          </table:table-cell>
          <table:table-cell office:value-type="float" office:value="0.10305" calcext:value-type="float">
            <text:p>0.1030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6825" calcext:value-type="float">
            <text:p>-0.0682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23474" calcext:value-type="float">
            <text:p>-0.023474</text:p>
          </table:table-cell>
        </table:table-row>
        <table:table-row table:style-name="ro1">
          <table:table-cell office:value-type="float" office:value="0.00555000000000001" calcext:value-type="float">
            <text:p>0.0055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23232" calcext:value-type="float">
            <text:p>0.023232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-0.00239999999999998" calcext:value-type="float">
            <text:p>-0.002399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9922" calcext:value-type="float">
            <text:p>0.009922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162" calcext:value-type="float">
            <text:p>0.0162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71199999999999" calcext:value-type="float">
            <text:p>0.008711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725999999999999" calcext:value-type="float">
            <text:p>-0.00725999999999999</text:p>
          </table:table-cell>
          <table:table-cell office:value-type="float" office:value="0.00734999999999999" calcext:value-type="float">
            <text:p>0.0073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23716" calcext:value-type="float">
            <text:p>0.02371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5246" calcext:value-type="float">
            <text:p>0.015246</text:p>
          </table:table-cell>
        </table:table-row>
        <table:table-row table:style-name="ro1">
          <table:table-cell office:value-type="float" office:value="0.00255000000000001" calcext:value-type="float">
            <text:p>0.0025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7182" calcext:value-type="float">
            <text:p>0.017182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871200000000005" calcext:value-type="float">
            <text:p>0.00871200000000005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4114" calcext:value-type="float">
            <text:p>-0.004114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919600000000001" calcext:value-type="float">
            <text:p>0.00919600000000001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216" calcext:value-type="float">
            <text:p>0.0216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338800000000003" calcext:value-type="float">
            <text:p>0.00338800000000003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726000000000001" calcext:value-type="float">
            <text:p>0.00726000000000001</text:p>
          </table:table-cell>
          <table:table-cell office:value-type="float" office:value="0.00734999999999999" calcext:value-type="float">
            <text:p>0.0073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459800000000001" calcext:value-type="float">
            <text:p>0.0045980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6698" calcext:value-type="float">
            <text:p>-0.016698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4114" calcext:value-type="float">
            <text:p>-0.004114</text:p>
          </table:table-cell>
          <table:table-cell office:value-type="float" office:value="-0.00239999999999998" calcext:value-type="float">
            <text:p>-0.00239999999999998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19602" calcext:value-type="float">
            <text:p>0.019602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992199999999997" calcext:value-type="float">
            <text:p>0.00992199999999997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132" calcext:value-type="float">
            <text:p>0.0132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387199999999996" calcext:value-type="float">
            <text:p>0.00387199999999996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111319999999999" calcext:value-type="float">
            <text:p>-0.0111319999999999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14278" calcext:value-type="float">
            <text:p>0.014278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-0.00344999999999999" calcext:value-type="float">
            <text:p>-0.0034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3552" calcext:value-type="float">
            <text:p>0.013552</text:p>
          </table:table-cell>
          <table:table-cell office:value-type="float" office:value="-0.00884999999999999" calcext:value-type="float">
            <text:p>-0.00884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508199999999997" calcext:value-type="float">
            <text:p>0.00508199999999997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919600000000001" calcext:value-type="float">
            <text:p>0.009196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71199999999999" calcext:value-type="float">
            <text:p>0.008711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22799999999995" calcext:value-type="float">
            <text:p>0.00822799999999995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725999999999999" calcext:value-type="float">
            <text:p>-0.00725999999999999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9602" calcext:value-type="float">
            <text:p>-0.019602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795" calcext:value-type="float">
            <text:p>-0.00795</text:p>
          </table:table-cell>
          <table:table-cell office:value-type="float" office:value="-0.00532400000000001" calcext:value-type="float">
            <text:p>-0.00532400000000001</text:p>
          </table:table-cell>
          <table:table-cell table:number-columns-repeated="2" office:value-type="float" office:value="0.00075" calcext:value-type="float">
            <text:p>0.00075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-0.00344999999999999" calcext:value-type="float">
            <text:p>-0.00344999999999999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23716" calcext:value-type="float">
            <text:p>0.023716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-0.00539999999999998" calcext:value-type="float">
            <text:p>-0.00539999999999998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459800000000001" calcext:value-type="float">
            <text:p>-0.004598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508199999999997" calcext:value-type="float">
            <text:p>0.00508199999999997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0968000000000075" calcext:value-type="float">
            <text:p>-0.000968000000000075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1694" calcext:value-type="float">
            <text:p>-0.01694</text:p>
          </table:table-cell>
          <table:table-cell office:value-type="float" office:value="0.00734999999999999" calcext:value-type="float">
            <text:p>0.0073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024199999999999" calcext:value-type="float">
            <text:p>-0.000241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795" calcext:value-type="float">
            <text:p>-0.00795</text:p>
          </table:table-cell>
          <table:table-cell office:value-type="float" office:value="-0.010164" calcext:value-type="float">
            <text:p>-0.010164</text:p>
          </table:table-cell>
          <table:table-cell table:number-columns-repeated="2" office:value-type="float" office:value="0.00075" calcext:value-type="float">
            <text:p>0.00075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180000000000001" calcext:value-type="float">
            <text:p>0.00180000000000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54879999999999" calcext:value-type="float">
            <text:p>-0.0154879999999999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960000000000002" calcext:value-type="float">
            <text:p>0.00960000000000002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943800000000005" calcext:value-type="float">
            <text:p>-0.00943800000000005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72" calcext:value-type="float">
            <text:p>0.0072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" calcext:value-type="float">
            <text:p>0</text:p>
          </table:table-cell>
          <table:table-cell office:value-type="float" office:value="-0.025168" calcext:value-type="float">
            <text:p>-0.025168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338800000000003" calcext:value-type="float">
            <text:p>0.00338800000000003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726000000000001" calcext:value-type="float">
            <text:p>0.00726000000000001</text:p>
          </table:table-cell>
          <table:table-cell office:value-type="float" office:value="-0.01065" calcext:value-type="float">
            <text:p>-0.01065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943800000000002" calcext:value-type="float">
            <text:p>0.00943800000000002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0532400000000001" calcext:value-type="float">
            <text:p>-0.00532400000000001</text:p>
          </table:table-cell>
          <table:table-cell table:number-columns-repeated="2" office:value-type="float" office:value="-0.00525" calcext:value-type="float">
            <text:p>-0.00525</text:p>
          </table:table-cell>
          <table:table-cell office:value-type="float" office:value="0.005566" calcext:value-type="float">
            <text:p>0.005566</text:p>
          </table:table-cell>
        </table:table-row>
        <table:table-row table:style-name="ro1">
          <table:table-cell office:value-type="float" office:value="-0.00344999999999999" calcext:value-type="float">
            <text:p>-0.00344999999999999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4114" calcext:value-type="float">
            <text:p>-0.004114</text:p>
          </table:table-cell>
          <table:table-cell office:value-type="float" office:value="-0.00839999999999998" calcext:value-type="float">
            <text:p>-0.0083999999999999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71199999999999" calcext:value-type="float">
            <text:p>0.0087119999999999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22748" calcext:value-type="float">
            <text:p>0.022748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459800000000001" calcext:value-type="float">
            <text:p>0.0045980000000000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-0.00344999999999999" calcext:value-type="float">
            <text:p>-0.00344999999999999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54879999999999" calcext:value-type="float">
            <text:p>-0.015487999999999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-0.00239999999999998" calcext:value-type="float">
            <text:p>-0.002399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54880000000001" calcext:value-type="float">
            <text:p>-0.015488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22748" calcext:value-type="float">
            <text:p>0.022748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-0.00242" calcext:value-type="float">
            <text:p>-0.00242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19118" calcext:value-type="float">
            <text:p>0.019118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20086" calcext:value-type="float">
            <text:p>0.020086</text:p>
          </table:table-cell>
        </table:table-row>
        <table:table-row table:style-name="ro1">
          <table:table-cell office:value-type="float" office:value="0.00255000000000001" calcext:value-type="float">
            <text:p>0.0025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-0.00539999999999998" calcext:value-type="float">
            <text:p>-0.005399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9922" calcext:value-type="float">
            <text:p>0.009922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508199999999997" calcext:value-type="float">
            <text:p>0.00508199999999997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0" calcext:value-type="float">
            <text:p>0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629200000000003" calcext:value-type="float">
            <text:p>-0.00629200000000003</text:p>
          </table:table-cell>
          <table:table-cell office:value-type="float" office:value="-0.01215" calcext:value-type="float">
            <text:p>-0.01215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726000000000001" calcext:value-type="float">
            <text:p>0.00726000000000001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024199999999999" calcext:value-type="float">
            <text:p>-0.00024199999999999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18634" calcext:value-type="float">
            <text:p>-0.018634</text:p>
          </table:table-cell>
        </table:table-row>
        <table:table-row table:style-name="ro1">
          <table:table-cell office:value-type="float" office:value="0.00255000000000001" calcext:value-type="float">
            <text:p>0.0025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0967999999999961" calcext:value-type="float">
            <text:p>-0.00096799999999996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822799999999998" calcext:value-type="float">
            <text:p>0.00822799999999998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-0.00539999999999998" calcext:value-type="float">
            <text:p>-0.005399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132" calcext:value-type="float">
            <text:p>0.0132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35519999999999" calcext:value-type="float">
            <text:p>0.013551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27588" calcext:value-type="float">
            <text:p>0.027588</text:p>
          </table:table-cell>
          <table:table-cell office:value-type="float" office:value="-0.00615000000000001" calcext:value-type="float">
            <text:p>-0.0061500000000000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242" calcext:value-type="float">
            <text:p>-0.00242</text:p>
          </table:table-cell>
          <table:table-cell office:value-type="float" office:value="-0.00765000000000001" calcext:value-type="float">
            <text:p>-0.0076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5246" calcext:value-type="float">
            <text:p>0.015246</text:p>
          </table:table-cell>
        </table:table-row>
        <table:table-row table:style-name="ro1">
          <table:table-cell office:value-type="float" office:value="-0.00944999999999999" calcext:value-type="float">
            <text:p>-0.0094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21538" calcext:value-type="float">
            <text:p>-0.02153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00967999999999961" calcext:value-type="float">
            <text:p>-0.00096799999999996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4114" calcext:value-type="float">
            <text:p>-0.004114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0.00555000000000001" calcext:value-type="float">
            <text:p>0.00555000000000001</text:p>
          </table:table-cell>
          <table:table-cell office:value-type="float" office:value="0.00990000000000001" calcext:value-type="float">
            <text:p>0.00990000000000001</text:p>
          </table:table-cell>
          <table:table-cell office:value-type="float" office:value="-0.00943800000000005" calcext:value-type="float">
            <text:p>-0.00943800000000005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32" calcext:value-type="float">
            <text:p>0.0132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0.00944999999999999" calcext:value-type="float">
            <text:p>0.00944999999999999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580800000000011" calcext:value-type="float">
            <text:p>-0.0058080000000001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629200000000003" calcext:value-type="float">
            <text:p>-0.00629200000000003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0725999999999999" calcext:value-type="float">
            <text:p>-0.00725999999999999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1573" calcext:value-type="float">
            <text:p>0.01573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435599999999997" calcext:value-type="float">
            <text:p>0.00435599999999997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0.00555000000000001" calcext:value-type="float">
            <text:p>0.0055500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1185" calcext:value-type="float">
            <text:p>-0.01185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4114" calcext:value-type="float">
            <text:p>-0.004114</text:p>
          </table:table-cell>
          <table:table-cell office:value-type="float" office:value="-0.00239999999999998" calcext:value-type="float">
            <text:p>-0.00239999999999998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943800000000002" calcext:value-type="float">
            <text:p>-0.00943800000000002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508199999999997" calcext:value-type="float">
            <text:p>0.00508199999999997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-0.00809999999999999" calcext:value-type="float">
            <text:p>-0.00809999999999999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0.00435600000000001" calcext:value-type="float">
            <text:p>0.00435600000000001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871199999999999" calcext:value-type="float">
            <text:p>0.008711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195" calcext:value-type="float">
            <text:p>-0.00195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566" calcext:value-type="float">
            <text:p>0.005566</text:p>
          </table:table-cell>
        </table:table-row>
        <table:table-row table:style-name="ro1">
          <table:table-cell office:value-type="float" office:value="-0.00344999999999999" calcext:value-type="float">
            <text:p>-0.0034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871200000000005" calcext:value-type="float">
            <text:p>0.00871200000000005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822799999999998" calcext:value-type="float">
            <text:p>0.00822799999999998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4114" calcext:value-type="float">
            <text:p>-0.004114</text:p>
          </table:table-cell>
          <table:table-cell office:value-type="float" office:value="-0.00839999999999998" calcext:value-type="float">
            <text:p>-0.008399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9118" calcext:value-type="float">
            <text:p>-0.019118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87199999999996" calcext:value-type="float">
            <text:p>0.00387199999999996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0.01425" calcext:value-type="float">
            <text:p>0.01425</text:p>
          </table:table-cell>
          <table:table-cell office:value-type="float" office:value="0.00338800000000003" calcext:value-type="float">
            <text:p>0.00338800000000003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734999999999999" calcext:value-type="float">
            <text:p>0.0073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435599999999997" calcext:value-type="float">
            <text:p>0.00435599999999997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-0.00944999999999999" calcext:value-type="float">
            <text:p>-0.00944999999999999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154879999999999" calcext:value-type="float">
            <text:p>-0.015487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1132" calcext:value-type="float">
            <text:p>-0.011132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0.00508199999999997" calcext:value-type="float">
            <text:p>0.00508199999999997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919600000000001" calcext:value-type="float">
            <text:p>0.00919600000000001</text:p>
          </table:table-cell>
          <table:table-cell office:value-type="float" office:value="-0.00855000000000001" calcext:value-type="float">
            <text:p>-0.00855000000000001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580800000000011" calcext:value-type="float">
            <text:p>-0.00580800000000011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20812" calcext:value-type="float">
            <text:p>-0.020812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242" calcext:value-type="float">
            <text:p>-0.00242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0.000599999999999994" calcext:value-type="float">
            <text:p>0.000599999999999994</text:p>
          </table:table-cell>
          <table:table-cell office:value-type="float" office:value="-0.00795" calcext:value-type="float">
            <text:p>-0.00795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10406" calcext:value-type="float">
            <text:p>0.010406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0967999999999961" calcext:value-type="float">
            <text:p>-0.00096799999999996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1725" calcext:value-type="float">
            <text:p>-0.0172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56599999999999" calcext:value-type="float">
            <text:p>0.00556599999999999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0943800000000005" calcext:value-type="float">
            <text:p>-0.00943800000000005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255000000000001" calcext:value-type="float">
            <text:p>-0.00255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87199999999996" calcext:value-type="float">
            <text:p>0.00387199999999996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822799999999995" calcext:value-type="float">
            <text:p>0.00822799999999995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121" calcext:value-type="float">
            <text:p>0.0121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14762" calcext:value-type="float">
            <text:p>-0.014762</text:p>
          </table:table-cell>
          <table:table-cell office:value-type="float" office:value="-0.00840000000000001" calcext:value-type="float">
            <text:p>-0.00840000000000001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5566" calcext:value-type="float">
            <text:p>0.005566</text:p>
          </table:table-cell>
        </table:table-row>
        <table:table-row table:style-name="ro1">
          <table:table-cell office:value-type="float" office:value="0.00855000000000001" calcext:value-type="float">
            <text:p>0.00855000000000001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266200000000001" calcext:value-type="float">
            <text:p>0.00266200000000001</text:p>
          </table:table-cell>
          <table:table-cell office:value-type="float" office:value="0.00630000000000001" calcext:value-type="float">
            <text:p>0.0063000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0967999999999961" calcext:value-type="float">
            <text:p>-0.000967999999999961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-0.00839999999999998" calcext:value-type="float">
            <text:p>-0.00839999999999998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943800000000005" calcext:value-type="float">
            <text:p>-0.00943800000000005</text:p>
          </table:table-cell>
          <table:table-cell office:value-type="float" office:value="0.00885000000000002" calcext:value-type="float">
            <text:p>0.00885000000000002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0.00644999999999999" calcext:value-type="float">
            <text:p>0.00644999999999999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25652" calcext:value-type="float">
            <text:p>-0.025652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2178" calcext:value-type="float">
            <text:p>0.02178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1095" calcext:value-type="float">
            <text:p>-0.01095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4114" calcext:value-type="float">
            <text:p>-0.004114</text:p>
          </table:table-cell>
        </table:table-row>
        <table:table-row table:style-name="ro1">
          <table:table-cell office:value-type="float" office:value="-0.00344999999999999" calcext:value-type="float">
            <text:p>-0.0034499999999999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-0.000299999999999997" calcext:value-type="float">
            <text:p>-0.000299999999999997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284999999999999" calcext:value-type="float">
            <text:p>-0.00284999999999999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-0.00585" calcext:value-type="float">
            <text:p>-0.0058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0.000600000000000023" calcext:value-type="float">
            <text:p>0.000600000000000023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59800000000001" calcext:value-type="float">
            <text:p>-0.004598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19118" calcext:value-type="float">
            <text:p>-0.019118</text:p>
          </table:table-cell>
          <table:table-cell office:value-type="float" office:value="-0.00614999999999998" calcext:value-type="float">
            <text:p>-0.00614999999999998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54880000000001" calcext:value-type="float">
            <text:p>-0.0154880000000001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25652" calcext:value-type="float">
            <text:p>-0.025652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9118" calcext:value-type="float">
            <text:p>0.019118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1095" calcext:value-type="float">
            <text:p>-0.01095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05566" calcext:value-type="float">
            <text:p>0.005566</text:p>
          </table:table-cell>
        </table:table-row>
        <table:table-row table:style-name="ro1">
          <table:table-cell office:value-type="float" office:value="-0.01545" calcext:value-type="float">
            <text:p>-0.0154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2325" calcext:value-type="float">
            <text:p>0.0232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27588" calcext:value-type="float">
            <text:p>0.027588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960000000000002" calcext:value-type="float">
            <text:p>0.00960000000000002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4278" calcext:value-type="float">
            <text:p>-0.014278</text:p>
          </table:table-cell>
          <table:table-cell office:value-type="float" office:value="0.00285000000000002" calcext:value-type="float">
            <text:p>0.00285000000000002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35519999999999" calcext:value-type="float">
            <text:p>0.013551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975" calcext:value-type="float">
            <text:p>-0.00975</text:p>
          </table:table-cell>
          <table:table-cell office:value-type="float" office:value="0.00338800000000003" calcext:value-type="float">
            <text:p>0.00338800000000003</text:p>
          </table:table-cell>
          <table:table-cell office:value-type="float" office:value="0.00884999999999999" calcext:value-type="float">
            <text:p>0.00884999999999999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-0.00465000000000001" calcext:value-type="float">
            <text:p>-0.0046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459800000000001" calcext:value-type="float">
            <text:p>0.00459800000000001</text:p>
          </table:table-cell>
          <table:table-cell office:value-type="float" office:value="0.00659999999999999" calcext:value-type="float">
            <text:p>0.00659999999999999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00484000000000009" calcext:value-type="float">
            <text:p>-0.00048400000000000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895400000000001" calcext:value-type="float">
            <text:p>-0.00895400000000001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-0.00569999999999999" calcext:value-type="float">
            <text:p>-0.00569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435599999999999" calcext:value-type="float">
            <text:p>0.00435599999999999</text:p>
          </table:table-cell>
          <table:table-cell office:value-type="float" office:value="0.0108" calcext:value-type="float">
            <text:p>0.0108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871200000000005" calcext:value-type="float">
            <text:p>0.00871200000000005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5972" calcext:value-type="float">
            <text:p>-0.015972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0.00360000000000002" calcext:value-type="float">
            <text:p>0.00360000000000002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024199999999999" calcext:value-type="float">
            <text:p>0.00024199999999999</text:p>
          </table:table-cell>
          <table:table-cell office:value-type="float" office:value="-0.00344999999999999" calcext:value-type="float">
            <text:p>-0.00344999999999999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00241999999999962" calcext:value-type="float">
            <text:p>0.000241999999999962</text:p>
          </table:table-cell>
          <table:table-cell office:value-type="float" office:value="-0.00614999999999998" calcext:value-type="float">
            <text:p>-0.00614999999999998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0968000000000075" calcext:value-type="float">
            <text:p>-0.000968000000000075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338800000000003" calcext:value-type="float">
            <text:p>0.00338800000000003</text:p>
          </table:table-cell>
          <table:table-cell office:value-type="float" office:value="-0.000150000000000006" calcext:value-type="float">
            <text:p>-0.000150000000000006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-0.01065" calcext:value-type="float">
            <text:p>-0.0106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345" calcext:value-type="float">
            <text:p>0.003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024199999999999" calcext:value-type="float">
            <text:p>-0.00024199999999999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1095" calcext:value-type="float">
            <text:p>-0.0109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20086" calcext:value-type="float">
            <text:p>0.020086</text:p>
          </table:table-cell>
        </table:table-row>
        <table:table-row table:style-name="ro1">
          <table:table-cell office:value-type="float" office:value="0.00555000000000001" calcext:value-type="float">
            <text:p>0.00555000000000001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07018" calcext:value-type="float">
            <text:p>-0.00701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10164" calcext:value-type="float">
            <text:p>-0.010164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580799999999999" calcext:value-type="float">
            <text:p>-0.00580799999999999</text:p>
          </table:table-cell>
          <table:table-cell office:value-type="float" office:value="0.000150000000000006" calcext:value-type="float">
            <text:p>0.000150000000000006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4114" calcext:value-type="float">
            <text:p>-0.004114</text:p>
          </table:table-cell>
          <table:table-cell office:value-type="float" office:value="-0.00839999999999998" calcext:value-type="float">
            <text:p>-0.0083999999999999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644999999999999" calcext:value-type="float">
            <text:p>-0.00644999999999999</text:p>
          </table:table-cell>
          <table:table-cell office:value-type="float" office:value="0.00690000000000001" calcext:value-type="float">
            <text:p>0.00690000000000001</text:p>
          </table:table-cell>
          <table:table-cell office:value-type="float" office:value="-0.00943800000000005" calcext:value-type="float">
            <text:p>-0.00943800000000005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-0.00209999999999999" calcext:value-type="float">
            <text:p>-0.00209999999999999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0.00435600000000001" calcext:value-type="float">
            <text:p>0.00435600000000001</text:p>
          </table:table-cell>
          <table:table-cell office:value-type="float" office:value="0.000449999999999989" calcext:value-type="float">
            <text:p>0.000449999999999989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387199999999996" calcext:value-type="float">
            <text:p>0.00387199999999996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0.00284999999999999" calcext:value-type="float">
            <text:p>0.00284999999999999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-0.00725999999999999" calcext:value-type="float">
            <text:p>-0.00725999999999999</text:p>
          </table:table-cell>
          <table:table-cell office:value-type="float" office:value="0.00134999999999999" calcext:value-type="float">
            <text:p>0.0013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0450000000000003" calcext:value-type="float">
            <text:p>0.00045000000000000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943800000000002" calcext:value-type="float">
            <text:p>0.00943800000000002</text:p>
          </table:table-cell>
          <table:table-cell office:value-type="float" office:value="0.00959999999999999" calcext:value-type="float">
            <text:p>0.0095999999999999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00484000000000009" calcext:value-type="float">
            <text:p>-0.000484000000000009</text:p>
          </table:table-cell>
          <table:table-cell table:number-columns-repeated="2" office:value-type="float" office:value="0.00075" calcext:value-type="float">
            <text:p>0.00075</text:p>
          </table:table-cell>
          <table:table-cell office:value-type="float" office:value="0.005566" calcext:value-type="float">
            <text:p>0.005566</text:p>
          </table:table-cell>
        </table:table-row>
        <table:table-row table:style-name="ro1">
          <table:table-cell office:value-type="float" office:value="0.00555000000000001" calcext:value-type="float">
            <text:p>0.0055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22022" calcext:value-type="float">
            <text:p>0.022022</text:p>
          </table:table-cell>
          <table:table-cell office:value-type="float" office:value="0.00930000000000001" calcext:value-type="float">
            <text:p>0.00930000000000001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419999999999999" calcext:value-type="float">
            <text:p>-0.00419999999999999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0387200000000001" calcext:value-type="float">
            <text:p>0.00387200000000001</text:p>
          </table:table-cell>
          <table:table-cell office:value-type="float" office:value="-0.00584999999999999" calcext:value-type="float">
            <text:p>-0.0058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338799999999999" calcext:value-type="float">
            <text:p>0.00338799999999999</text:p>
          </table:table-cell>
          <table:table-cell office:value-type="float" office:value="-0.00885" calcext:value-type="float">
            <text:p>-0.0088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0725999999999999" calcext:value-type="float">
            <text:p>0.000725999999999999</text:p>
          </table:table-cell>
          <table:table-cell office:value-type="float" office:value="-0.00239999999999998" calcext:value-type="float">
            <text:p>-0.00239999999999998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0.00255000000000001" calcext:value-type="float">
            <text:p>0.00255000000000001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508199999999997" calcext:value-type="float">
            <text:p>0.00508199999999997</text:p>
          </table:table-cell>
          <table:table-cell office:value-type="float" office:value="-0.00614999999999998" calcext:value-type="float">
            <text:p>-0.00614999999999998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72" calcext:value-type="float">
            <text:p>0.0072</text:p>
          </table:table-cell>
          <table:table-cell office:value-type="float" office:value="-0.00480000000000001" calcext:value-type="float">
            <text:p>-0.00480000000000001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71199999999999" calcext:value-type="float">
            <text:p>0.00871199999999999</text:p>
          </table:table-cell>
          <table:table-cell office:value-type="float" office:value="-0.00240000000000001" calcext:value-type="float">
            <text:p>-0.00240000000000001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1452" calcext:value-type="float">
            <text:p>-0.001452</text:p>
          </table:table-cell>
          <table:table-cell office:value-type="float" office:value="-0.00315000000000001" calcext:value-type="float">
            <text:p>-0.00315000000000001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0725999999999999" calcext:value-type="float">
            <text:p>-0.00725999999999999</text:p>
          </table:table-cell>
          <table:table-cell office:value-type="float" office:value="-0.00165000000000001" calcext:value-type="float">
            <text:p>-0.0016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0.01245" calcext:value-type="float">
            <text:p>0.012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943800000000002" calcext:value-type="float">
            <text:p>0.00943800000000002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-0.019844" calcext:value-type="float">
            <text:p>-0.019844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0.015246" calcext:value-type="float">
            <text:p>0.015246</text:p>
          </table:table-cell>
        </table:table-row>
        <table:table-row table:style-name="ro1">
          <table:table-cell office:value-type="float" office:value="0.00255000000000001" calcext:value-type="float">
            <text:p>0.0025500000000000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-0.00269999999999999" calcext:value-type="float">
            <text:p>-0.00269999999999999</text:p>
          </table:table-cell>
          <table:table-cell office:value-type="float" office:value="-0.00075" calcext:value-type="float">
            <text:p>-0.00075</text:p>
          </table:table-cell>
          <table:table-cell office:value-type="float" office:value="-0.00532399999999998" calcext:value-type="float">
            <text:p>-0.00532399999999998</text:p>
          </table:table-cell>
          <table:table-cell office:value-type="float" office:value="-0.00719999999999999" calcext:value-type="float">
            <text:p>-0.0071999999999999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251679999999999" calcext:value-type="float">
            <text:p>-0.0251679999999999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0.00960000000000002" calcext:value-type="float">
            <text:p>0.00960000000000002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0.00508199999999999" calcext:value-type="float">
            <text:p>0.00508199999999999</text:p>
          </table:table-cell>
          <table:table-cell office:value-type="float" office:value="-0.00944999999999999" calcext:value-type="float">
            <text:p>-0.00944999999999999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0.00585000000000002" calcext:value-type="float">
            <text:p>0.00585000000000002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0.00121000000000001" calcext:value-type="float">
            <text:p>0.00121000000000001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119999999999999" calcext:value-type="float">
            <text:p>0.00119999999999999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580800000000011" calcext:value-type="float">
            <text:p>-0.00580800000000011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-0.020812" calcext:value-type="float">
            <text:p>-0.020812</text:p>
          </table:table-cell>
          <table:table-cell office:value-type="float" office:value="0.00584999999999999" calcext:value-type="float">
            <text:p>0.00584999999999999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0.00734999999999999" calcext:value-type="float">
            <text:p>0.00734999999999999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24442" calcext:value-type="float">
            <text:p>-0.024442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-0.00532400000000001" calcext:value-type="float">
            <text:p>-0.0053240000000000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10406" calcext:value-type="float">
            <text:p>0.010406</text:p>
          </table:table-cell>
        </table:table-row>
        <table:table-row table:style-name="ro1">
          <table:table-cell office:value-type="float" office:value="-0.000449999999999989" calcext:value-type="float">
            <text:p>-0.000449999999999989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-0.011858" calcext:value-type="float">
            <text:p>-0.011858</text:p>
          </table:table-cell>
          <table:table-cell office:value-type="float" office:value="0.00330000000000001" calcext:value-type="float">
            <text:p>0.0033000000000000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14036" calcext:value-type="float">
            <text:p>0.014036</text:p>
          </table:table-cell>
          <table:table-cell office:value-type="float" office:value="-0.00119999999999999" calcext:value-type="float">
            <text:p>-0.00119999999999999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10648" calcext:value-type="float">
            <text:p>-0.010648</text:p>
          </table:table-cell>
          <table:table-cell office:value-type="float" office:value="0.00315000000000001" calcext:value-type="float">
            <text:p>0.0031500000000000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629200000000002" calcext:value-type="float">
            <text:p>-0.00629200000000002</text:p>
          </table:table-cell>
          <table:table-cell office:value-type="float" office:value="0.000149999999999999" calcext:value-type="float">
            <text:p>0.00014999999999999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4114" calcext:value-type="float">
            <text:p>-0.004114</text:p>
          </table:table-cell>
          <table:table-cell office:value-type="float" office:value="0.00660000000000002" calcext:value-type="float">
            <text:p>0.00660000000000002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0.00459800000000001" calcext:value-type="float">
            <text:p>-0.00459800000000001</text:p>
          </table:table-cell>
          <table:table-cell office:value-type="float" office:value="-0.000449999999999989" calcext:value-type="float">
            <text:p>-0.000449999999999989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0459800000000004" calcext:value-type="float">
            <text:p>-0.00459800000000004</text:p>
          </table:table-cell>
          <table:table-cell office:value-type="float" office:value="-0.00314999999999998" calcext:value-type="float">
            <text:p>-0.00314999999999998</text:p>
          </table:table-cell>
          <table:table-cell office:value-type="float" office:value="0.000900000000000006" calcext:value-type="float">
            <text:p>0.000900000000000006</text:p>
          </table:table-cell>
          <table:table-cell office:value-type="float" office:value="-0.01331" calcext:value-type="float">
            <text:p>-0.01331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-0.00180000000000001" calcext:value-type="float">
            <text:p>-0.00180000000000001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-0.00555000000000001" calcext:value-type="float">
            <text:p>-0.005550000000000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387199999999996" calcext:value-type="float">
            <text:p>0.0038719999999999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-0.00629200000000003" calcext:value-type="float">
            <text:p>-0.00629200000000003</text:p>
          </table:table-cell>
          <table:table-cell office:value-type="float" office:value="-0.01515" calcext:value-type="float">
            <text:p>-0.0151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0.00434999999999999" calcext:value-type="float">
            <text:p>0.0043499999999999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605000000000001" calcext:value-type="float">
            <text:p>0.00605000000000001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508199999999999" calcext:value-type="float">
            <text:p>-0.00508199999999999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795" calcext:value-type="float">
            <text:p>-0.00795</text:p>
          </table:table-cell>
          <table:table-cell office:value-type="float" office:value="0.00919599999999997" calcext:value-type="float">
            <text:p>0.0091959999999999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0.000725999999999999" calcext:value-type="float">
            <text:p>0.000725999999999999</text:p>
          </table:table-cell>
        </table:table-row>
        <table:table-row table:style-name="ro1">
          <table:table-cell office:value-type="float" office:value="0.00855000000000001" calcext:value-type="float">
            <text:p>0.00855000000000001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750199999999998" calcext:value-type="float">
            <text:p>0.00750199999999998</text:p>
          </table:table-cell>
          <table:table-cell office:value-type="float" office:value="0.000300000000000011" calcext:value-type="float">
            <text:p>0.000300000000000011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0.00480000000000001" calcext:value-type="float">
            <text:p>0.00480000000000001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000967999999999961" calcext:value-type="float">
            <text:p>-0.000967999999999961</text:p>
          </table:table-cell>
          <table:table-cell office:value-type="float" office:value="0.00615000000000001" calcext:value-type="float">
            <text:p>0.00615000000000001</text:p>
          </table:table-cell>
          <table:table-cell office:value-type="float" office:value="-0.01425" calcext:value-type="float">
            <text:p>-0.01425</text:p>
          </table:table-cell>
          <table:table-cell office:value-type="float" office:value="-0.00145200000000001" calcext:value-type="float">
            <text:p>-0.00145200000000001</text:p>
          </table:table-cell>
          <table:table-cell office:value-type="float" office:value="-0.00285" calcext:value-type="float">
            <text:p>-0.00285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4114" calcext:value-type="float">
            <text:p>-0.004114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-0.00459800000000001" calcext:value-type="float">
            <text:p>-0.00459800000000001</text:p>
          </table:table-cell>
          <table:table-cell office:value-type="float" office:value="-0.01245" calcext:value-type="float">
            <text:p>-0.01245</text:p>
          </table:table-cell>
          <table:table-cell office:value-type="float" office:value="-0.00509999999999999" calcext:value-type="float">
            <text:p>-0.00509999999999999</text:p>
          </table:table-cell>
          <table:table-cell office:value-type="float" office:value="-0.019118" calcext:value-type="float">
            <text:p>-0.019118</text:p>
          </table:table-cell>
          <table:table-cell office:value-type="float" office:value="-0.000149999999999977" calcext:value-type="float">
            <text:p>-0.000149999999999977</text:p>
          </table:table-cell>
          <table:table-cell office:value-type="float" office:value="0.00390000000000001" calcext:value-type="float">
            <text:p>0.00390000000000001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419999999999999" calcext:value-type="float">
            <text:p>0.00419999999999999</text:p>
          </table:table-cell>
          <table:table-cell office:value-type="float" office:value="-0.00048399999999998" calcext:value-type="float">
            <text:p>-0.00048399999999998</text:p>
          </table:table-cell>
          <table:table-cell office:value-type="float" office:value="0.00344999999999999" calcext:value-type="float">
            <text:p>0.00344999999999999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0387199999999996" calcext:value-type="float">
            <text:p>0.00387199999999996</text:p>
          </table:table-cell>
          <table:table-cell office:value-type="float" office:value="0.00359999999999999" calcext:value-type="float">
            <text:p>0.00359999999999999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0629200000000003" calcext:value-type="float">
            <text:p>-0.00629200000000003</text:p>
          </table:table-cell>
          <table:table-cell office:value-type="float" office:value="-0.00915000000000001" calcext:value-type="float">
            <text:p>-0.00915000000000001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-0.01065" calcext:value-type="float">
            <text:p>-0.0106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-0.00847" calcext:value-type="float">
            <text:p>-0.00847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992199999999997" calcext:value-type="float">
            <text:p>-0.00992199999999997</text:p>
          </table:table-cell>
          <table:table-cell office:value-type="float" office:value="-0.00540000000000001" calcext:value-type="float">
            <text:p>-0.00540000000000001</text:p>
          </table:table-cell>
          <table:table-cell office:value-type="float" office:value="-0.00495" calcext:value-type="float">
            <text:p>-0.00495</text:p>
          </table:table-cell>
          <table:table-cell office:value-type="float" office:value="-0.015004" calcext:value-type="float">
            <text:p>-0.01500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-0.00525" calcext:value-type="float">
            <text:p>-0.00525</text:p>
          </table:table-cell>
          <table:table-cell office:value-type="float" office:value="0.000725999999999999" calcext:value-type="float">
            <text:p>0.000725999999999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9T17:36:19.953211856</dc:date>
    <meta:editing-duration>PT4M19S</meta:editing-duration>
    <meta:editing-cycles>1</meta:editing-cycles>
    <meta:document-statistic meta:table-count="1" meta:cell-count="6192" meta:object-count="3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line" chart:style-name="ch1">
        <chart:legend chart:legend-position="end" svg:x="11.18cm" svg:y="4.203cm" style:legend-expansion="high" chart:style-name="ch2"/>
        <chart:plot-area chart:style-name="ch3" table:cell-range-address="magnitude_validation_test_big_magnet.AP1:magnitude_validation_test_big_magnet.AP129" chart:data-source-has-labels="row" svg:x="0.319cm" svg:y="0.18cm" svg:width="10.542cm" svg:height="8.645cm">
          <chart:coordinate-region svg:x="1.152cm" svg:y="0.379cm" svg:width="9.709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gnitude_validation_test_big_magnet.AP2:magnitude_validation_test_big_magnet.AP129" chart:label-cell-address="magnitude_validation_test_big_magnet.AP1:magnitude_validation_test_big_magnet.AP1" chart:class="chart:line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2_sensor5_Z [mT]</text:p>
                <draw:g>
                  <svg:desc>magnitude_validation_test_big_magnet.AP1:magnitude_validation_test_big_magnet.A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43800000000002">
                <text:p>0.00943800000000002</text:p>
                <draw:g>
                  <svg:desc>magnitude_validation_test_big_magnet.AP2:magnitude_validation_test_big_magnet.AP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59800000000001">
                <text:p>0.004598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992199999999997">
                <text:p>-0.00992199999999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59800000000001">
                <text:p>0.004598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508199999999999">
                <text:p>-0.005081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59800000000001">
                <text:p>0.0045980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508199999999999">
                <text:p>-0.0050819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9602">
                <text:p>-0.019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508199999999999">
                <text:p>-0.0050819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4762">
                <text:p>-0.014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24199999999999">
                <text:p>-0.0002419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992199999999997">
                <text:p>-0.00992199999999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508199999999999">
                <text:p>-0.005081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508199999999999">
                <text:p>-0.005081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508199999999999">
                <text:p>-0.0050819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508199999999999">
                <text:p>-0.0050819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459800000000001">
                <text:p>0.00459800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43800000000002">
                <text:p>0.00943800000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9118">
                <text:p>0.0191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4762">
                <text:p>-0.0147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992199999999997">
                <text:p>-0.00992199999999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59800000000001">
                <text:p>0.0045980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943800000000002">
                <text:p>0.00943800000000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19602">
                <text:p>-0.019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59800000000001">
                <text:p>0.004598000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9118">
                <text:p>0.0191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14762">
                <text:p>-0.0147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59800000000001">
                <text:p>0.004598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943800000000002">
                <text:p>0.00943800000000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24199999999999">
                <text:p>-0.0002419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508199999999999">
                <text:p>-0.0050819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992199999999997">
                <text:p>-0.009921999999999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59800000000001">
                <text:p>0.004598000000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992199999999997">
                <text:p>-0.009921999999999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14762">
                <text:p>-0.0147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24199999999999">
                <text:p>-0.000241999999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508199999999999">
                <text:p>-0.005081999999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59800000000001">
                <text:p>0.0045980000000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508199999999999">
                <text:p>-0.005081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459800000000001">
                <text:p>0.0045980000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14762">
                <text:p>-0.0147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508199999999999">
                <text:p>-0.0050819999999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4278">
                <text:p>0.0142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4278">
                <text:p>0.014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24199999999999">
                <text:p>-0.00024199999999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508199999999999">
                <text:p>-0.0050819999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14762">
                <text:p>-0.01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5638">
                <text:p>0.275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181202">
                <text:p>-1.1812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607122">
                <text:p>-1.6071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621642">
                <text:p>-1.6216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616802">
                <text:p>-1.6168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602282">
                <text:p>-1.6022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611962">
                <text:p>-1.6119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611962">
                <text:p>-1.6119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636162">
                <text:p>-1.6361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611962">
                <text:p>-1.6119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602282">
                <text:p>-1.6022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611962">
                <text:p>-1.6119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611962">
                <text:p>-1.6119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616802">
                <text:p>-1.6168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616802">
                <text:p>-1.6168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597442">
                <text:p>-1.5974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616802">
                <text:p>-1.6168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611962">
                <text:p>-1.611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592602">
                <text:p>-1.5926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621642">
                <text:p>-1.6216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607122">
                <text:p>-1.6071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616802">
                <text:p>-1.6168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626482">
                <text:p>-1.6264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616802">
                <text:p>-1.6168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616802">
                <text:p>-1.6168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626482">
                <text:p>-1.6264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621642">
                <text:p>-1.6216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616802">
                <text:p>-1.6168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616802">
                <text:p>-1.6168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607122">
                <text:p>-1.6071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616802">
                <text:p>-1.6168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611962">
                <text:p>-1.6119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626482">
                <text:p>-1.6264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607122">
                <text:p>-1.6071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611962">
                <text:p>-1.6119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626482">
                <text:p>-1.6264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611962">
                <text:p>-1.6119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616802">
                <text:p>-1.6168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626482">
                <text:p>-1.6264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616802">
                <text:p>-1.6168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616802">
                <text:p>-1.6168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611962">
                <text:p>-1.6119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641002">
                <text:p>-1.641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631322">
                <text:p>-1.6313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602282">
                <text:p>-1.6022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587762">
                <text:p>-1.5877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616802">
                <text:p>-1.6168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621642">
                <text:p>-1.6216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631322">
                <text:p>-1.6313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607122">
                <text:p>-1.6071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621642">
                <text:p>-1.6216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616802">
                <text:p>-1.6168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602282">
                <text:p>-1.6022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636162">
                <text:p>-1.636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616802">
                <text:p>-1.6168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616802">
                <text:p>-1.6168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493922">
                <text:p>-0.4939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14762">
                <text:p>-0.0147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459800000000001">
                <text:p>0.00459800000000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4278">
                <text:p>0.0142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19602">
                <text:p>-0.0196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024199999999999">
                <text:p>-0.000241999999999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943800000000002">
                <text:p>0.009438000000000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459800000000001">
                <text:p>0.00459800000000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9118">
                <text:p>0.0191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024199999999999">
                <text:p>-0.000241999999999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508199999999999">
                <text:p>-0.005081999999999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992199999999997">
                <text:p>-0.009921999999999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992199999999997">
                <text:p>-0.009921999999999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508199999999999">
                <text:p>-0.005081999999999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24442">
                <text:p>-0.0244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14762">
                <text:p>-0.0147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992199999999997">
                <text:p>-0.009921999999999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9118">
                <text:p>0.0191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459800000000001">
                <text:p>0.004598000000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024199999999999">
                <text:p>-0.000241999999999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943800000000002">
                <text:p>0.009438000000000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943800000000002">
                <text:p>0.009438000000000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24442">
                <text:p>-0.0244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508199999999999">
                <text:p>-0.005081999999999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992199999999997">
                <text:p>-0.009921999999999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line" chart:style-name="ch1">
        <chart:legend chart:legend-position="end" svg:x="11.153cm" svg:y="4.204cm" style:legend-expansion="high" chart:style-name="ch2"/>
        <chart:plot-area chart:style-name="ch3" table:cell-range-address="magnitude_validation_test_big_magnet.AN1:magnitude_validation_test_big_magnet.AN129" chart:data-source-has-labels="row" svg:x="0.319cm" svg:y="0.18cm" svg:width="10.515cm" svg:height="8.646cm">
          <chart:coordinate-region svg:x="1.152cm" svg:y="0.38cm" svg:width="9.682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gnitude_validation_test_big_magnet.AN2:magnitude_validation_test_big_magnet.AN129" chart:label-cell-address="magnitude_validation_test_big_magnet.AN1:magnitude_validation_test_big_magnet.AN1" chart:class="chart:line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2_sensor5_X [mT]</text:p>
                <draw:g>
                  <svg:desc>magnitude_validation_test_big_magnet.AN1:magnitude_validation_test_big_magnet.A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450000000000003">
                <text:p>0.000450000000000003</text:p>
                <draw:g>
                  <svg:desc>magnitude_validation_test_big_magnet.AN2:magnitude_validation_test_big_magnet.AN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45">
                <text:p>0.006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50000000000003">
                <text:p>0.00045000000000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45">
                <text:p>0.00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45">
                <text:p>0.00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450000000000003">
                <text:p>0.000450000000000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155">
                <text:p>-0.01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555">
                <text:p>-0.00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450000000000003">
                <text:p>0.000450000000000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450000000000003">
                <text:p>0.000450000000000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45">
                <text:p>0.00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45">
                <text:p>0.00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450000000000003">
                <text:p>0.000450000000000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945">
                <text:p>0.009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555">
                <text:p>-0.00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45">
                <text:p>0.006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45">
                <text:p>0.00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555">
                <text:p>-0.005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555">
                <text:p>-0.005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45">
                <text:p>0.00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555">
                <text:p>-0.005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255">
                <text:p>-0.002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255">
                <text:p>-0.00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450000000000003">
                <text:p>0.000450000000000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645">
                <text:p>0.006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45">
                <text:p>0.009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450000000000003">
                <text:p>0.000450000000000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945">
                <text:p>0.009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555">
                <text:p>-0.005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555">
                <text:p>-0.005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45">
                <text:p>0.003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555">
                <text:p>-0.005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645">
                <text:p>0.006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945">
                <text:p>0.009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555">
                <text:p>-0.005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450000000000003">
                <text:p>0.000450000000000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855">
                <text:p>-0.008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255">
                <text:p>-0.002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855">
                <text:p>-0.008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245">
                <text:p>0.012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45">
                <text:p>0.003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45">
                <text:p>0.003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645">
                <text:p>0.006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345">
                <text:p>0.003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855">
                <text:p>-0.008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450000000000003">
                <text:p>0.0004500000000000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845">
                <text:p>0.048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4145">
                <text:p>0.441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3245">
                <text:p>1.032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345">
                <text:p>1.023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6945">
                <text:p>0.969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7845">
                <text:p>0.978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6345">
                <text:p>0.963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8145">
                <text:p>0.981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7545">
                <text:p>0.975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6945">
                <text:p>0.969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5745">
                <text:p>0.957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7545">
                <text:p>0.975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7245">
                <text:p>0.972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7245">
                <text:p>0.972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7845">
                <text:p>0.978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5445">
                <text:p>0.954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7245">
                <text:p>0.972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7845">
                <text:p>0.978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6645">
                <text:p>0.966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6945">
                <text:p>0.969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8445">
                <text:p>0.984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6045">
                <text:p>0.960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7545">
                <text:p>0.975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7845">
                <text:p>0.978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6645">
                <text:p>0.966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7245">
                <text:p>0.972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7245">
                <text:p>0.972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5745">
                <text:p>0.957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7545">
                <text:p>0.975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6945">
                <text:p>0.969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7545">
                <text:p>0.975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6345">
                <text:p>0.963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6045">
                <text:p>0.960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7245">
                <text:p>0.972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7545">
                <text:p>0.975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7245">
                <text:p>0.972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7245">
                <text:p>0.97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7245">
                <text:p>0.972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8145">
                <text:p>0.981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7545">
                <text:p>0.975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8145">
                <text:p>0.981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7245">
                <text:p>0.972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7845">
                <text:p>0.978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7245">
                <text:p>0.972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7845">
                <text:p>0.978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6945">
                <text:p>0.969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6945">
                <text:p>0.969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945">
                <text:p>0.969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7545">
                <text:p>0.975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345">
                <text:p>0.963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8445">
                <text:p>0.984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6945">
                <text:p>0.969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7545">
                <text:p>0.975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6945">
                <text:p>0.969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6645">
                <text:p>0.966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6045">
                <text:p>0.960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8145">
                <text:p>0.981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3745">
                <text:p>0.537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245">
                <text:p>0.012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245">
                <text:p>0.012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555">
                <text:p>-0.005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255">
                <text:p>-0.002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345">
                <text:p>0.003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255">
                <text:p>-0.002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645">
                <text:p>0.006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345">
                <text:p>0.003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645">
                <text:p>0.006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645">
                <text:p>0.006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345">
                <text:p>0.003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945">
                <text:p>0.009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450000000000003">
                <text:p>0.0004500000000000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1155">
                <text:p>-0.011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945">
                <text:p>0.009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345">
                <text:p>0.003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945">
                <text:p>0.009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255">
                <text:p>-0.002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345">
                <text:p>0.003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450000000000003">
                <text:p>0.0004500000000000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245">
                <text:p>0.012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945">
                <text:p>0.009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255">
                <text:p>-0.002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555">
                <text:p>-0.005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line" chart:style-name="ch1">
        <chart:legend chart:legend-position="end" svg:x="11.153cm" svg:y="4.203cm" style:legend-expansion="high" chart:style-name="ch2"/>
        <chart:plot-area chart:style-name="ch3" table:cell-range-address="magnitude_validation_test_big_magnet.AO1:magnitude_validation_test_big_magnet.AO129" chart:data-source-has-labels="row" svg:x="0.319cm" svg:y="0.18cm" svg:width="10.515cm" svg:height="8.645cm">
          <chart:coordinate-region svg:x="1.152cm" svg:y="0.38cm" svg:width="9.682cm" svg:height="8.2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gnitude_validation_test_big_magnet.AO2:magnitude_validation_test_big_magnet.AO129" chart:label-cell-address="magnitude_validation_test_big_magnet.AO1:magnitude_validation_test_big_magnet.AO1" chart:class="chart:line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2_sensor5_Y [mT]</text:p>
                <draw:g>
                  <svg:desc>magnitude_validation_test_big_magnet.AO1:magnitude_validation_test_big_magnet.A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33">
                <text:p>-0.0033</text:p>
                <draw:g>
                  <svg:desc>magnitude_validation_test_big_magnet.AO2:magnitude_validation_test_big_magnet.AO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299999999999997">
                <text:p>-0.000299999999999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299999999999997">
                <text:p>-0.000299999999999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299999999999997">
                <text:p>-0.0002999999999999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07">
                <text:p>0.02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299999999999997">
                <text:p>-0.0002999999999999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299999999999997">
                <text:p>-0.000299999999999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299999999999997">
                <text:p>-0.0002999999999999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299999999999997">
                <text:p>-0.0002999999999999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299999999999997">
                <text:p>-0.0002999999999999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57">
                <text:p>0.03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347">
                <text:p>0.43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007">
                <text:p>1.10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057">
                <text:p>0.90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567">
                <text:p>0.95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747">
                <text:p>0.97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657">
                <text:p>0.96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627">
                <text:p>0.96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717">
                <text:p>0.97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687">
                <text:p>0.96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717">
                <text:p>0.97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657">
                <text:p>0.96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717">
                <text:p>0.97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567">
                <text:p>0.95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687">
                <text:p>0.96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657">
                <text:p>0.96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597">
                <text:p>0.95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627">
                <text:p>0.96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627">
                <text:p>0.96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807">
                <text:p>0.98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657">
                <text:p>0.96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627">
                <text:p>0.96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747">
                <text:p>0.97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747">
                <text:p>0.97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777">
                <text:p>0.97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67">
                <text:p>0.95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687">
                <text:p>0.96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537">
                <text:p>0.95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687">
                <text:p>0.96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47">
                <text:p>0.97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687">
                <text:p>0.96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627">
                <text:p>0.96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97">
                <text:p>0.95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717">
                <text:p>0.97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597">
                <text:p>0.95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597">
                <text:p>0.95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807">
                <text:p>0.98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657">
                <text:p>0.96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37">
                <text:p>0.95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57">
                <text:p>0.96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627">
                <text:p>0.96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627">
                <text:p>0.96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657">
                <text:p>0.96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687">
                <text:p>0.96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627">
                <text:p>0.96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597">
                <text:p>0.95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687">
                <text:p>0.96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27">
                <text:p>0.96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717">
                <text:p>0.97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717">
                <text:p>0.97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57">
                <text:p>0.96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657">
                <text:p>0.96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777">
                <text:p>0.97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627">
                <text:p>0.96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657">
                <text:p>0.96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537">
                <text:p>0.95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747">
                <text:p>0.97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857">
                <text:p>0.48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0299999999999997">
                <text:p>-0.0002999999999999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0299999999999997">
                <text:p>-0.0002999999999999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57">
                <text:p>0.00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